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Pictures/1000529A00000E8E00000E8E7513E7F5D01D0580.svg" manifest:media-type="image/svg+xml"/>
  <manifest:file-entry manifest:full-path="Object 1/Pictures/100055E700000E8E00000E8E4DB10668F7F2E6BC.svg" manifest:media-type="image/svg+xml"/>
  <manifest:file-entry manifest:full-path="Object 1/Pictures/100000000000009600000096735A2AADE55099CE.png" manifest:media-type="image/png"/>
  <manifest:file-entry manifest:full-path="Object 1/Pictures/10000201000000B0000000B041BBE673DA0E8F37.png" manifest:media-type="image/png"/>
  <manifest:file-entry manifest:full-path="Object 1/Pictures/100000000000029C000000A43FB2C1CEE5BE39F7.png" manifest:media-type="image/png"/>
  <manifest:file-entry manifest:full-path="Object 1/Pictures/100058D200000E8E00000E8EB4FAAA67B81E3A9A.svg" manifest:media-type="image/svg+xml"/>
  <manifest:file-entry manifest:full-path="Object 1/Pictures/10000201000000B0000000B06493E90DD93FD263.png" manifest:media-type="image/png"/>
  <manifest:file-entry manifest:full-path="Object 1/Pictures/10000201000000B0000000B03B60843760AAD6F0.png" manifest:media-type="image/png"/>
  <manifest:file-entry manifest:full-path="Object 1/" manifest:version="1.2"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8.255cm"/>
    </style:style>
    <style:style style:name="gr2" style:family="graphic" style:parent-style-name="standard">
      <style:graphic-properties draw:stroke="none" svg:stroke-color="#000000" draw:fill="none" draw:fill-color="#ffffff" fo:min-height="2.75cm"/>
    </style:style>
    <style:style style:name="gr3" style:family="graphic" style:parent-style-name="Object_20_with_20_no_20_fill_20_and_20_no_20_line">
      <style:graphic-properties draw:textarea-vertical-align="middle" draw:ole-draw-aspect="1"/>
    </style:style>
    <style:style style:name="gr4" style:family="graphic" style:parent-style-name="standard">
      <style:graphic-properties draw:fill="gradient" draw:fill-gradient-name="Tango_20_Orange" draw:gradient-step-count="0" draw:textarea-horizontal-align="justify" draw:textarea-vertical-align="middle" draw:auto-grow-height="false" fo:min-height="5.25cm" fo:min-width="5.55cm"/>
    </style:style>
    <style:style style:name="gr5" style:family="graphic" style:parent-style-name="standard">
      <style:graphic-properties draw:stroke="none" svg:stroke-color="#000000" draw:fill="none" draw:fill-color="#ffffff" fo:min-height="6.05cm"/>
    </style:style>
    <style:style style:name="gr6" style:family="graphic" style:parent-style-name="standard">
      <style:graphic-properties draw:fill="gradient" draw:fill-gradient-name="Tango_20_Yellow" draw:gradient-step-count="0" draw:textarea-horizontal-align="justify" draw:textarea-vertical-align="middle" draw:auto-grow-height="false" fo:min-height="11.75cm" fo:min-width="17.9cm"/>
    </style:style>
    <style:style style:name="gr7" style:family="graphic" style:parent-style-name="standard">
      <style:graphic-properties draw:stroke="none" svg:stroke-color="#000000" draw:fill="none" draw:fill-color="#ffffff" fo:min-height="7.25cm"/>
    </style:style>
    <style:style style:name="gr8" style:family="graphic" style:parent-style-name="standard">
      <style:graphic-properties draw:fill="gradient" draw:fill-gradient-name="Tango_20_Red" draw:gradient-step-count="0" draw:textarea-horizontal-align="justify" draw:textarea-vertical-align="middle" draw:auto-grow-height="false" fo:min-height="0.4cm" fo:min-width="7.201cm"/>
    </style:style>
    <style:style style:name="gr9" style:family="graphic" style:parent-style-name="standard">
      <style:graphic-properties draw:stroke="none" svg:stroke-color="#000000" draw:fill="none" draw:fill-color="#ffffff" fo:min-height="3.05cm"/>
    </style:style>
    <style:style style:name="gr10" style:family="graphic" style:parent-style-name="standard">
      <style:graphic-properties draw:fill="gradient" draw:fill-gradient-name="Tango_20_Green" draw:gradient-step-count="0" draw:textarea-horizontal-align="justify" draw:textarea-vertical-align="middle" draw:auto-grow-height="false" fo:min-height="3.513cm" fo:min-width="0.25cm"/>
    </style:style>
    <style:style style:name="gr11" style:family="graphic" style:parent-style-name="standard">
      <style:graphic-properties draw:fill="gradient" draw:fill-gradient-name="gradient" draw:gradient-step-count="0" draw:textarea-horizontal-align="justify" draw:textarea-vertical-align="middle" draw:auto-grow-height="false" fo:min-height="8.85cm" fo:min-width="18.4cm"/>
    </style:style>
    <style:style style:name="gr12" style:family="graphic" style:parent-style-name="standard">
      <style:graphic-properties draw:stroke="none" svg:stroke-color="#000000" draw:fill="none" draw:fill-color="#ffffff" fo:min-height="7.145cm"/>
    </style:style>
    <style:style style:name="gr13" style:family="graphic" style:parent-style-name="standard">
      <style:graphic-properties draw:fill="gradient" draw:fill-gradient-name="Tango_20_Orange" draw:gradient-step-count="0" draw:textarea-horizontal-align="justify" draw:textarea-vertical-align="middle" draw:auto-grow-height="false" fo:min-height="5.75cm" fo:min-width="5.85cm"/>
    </style:style>
    <style:style style:name="gr14" style:family="graphic" style:parent-style-name="standard">
      <style:graphic-properties draw:stroke="none" svg:stroke-color="#000000" draw:fill="none" draw:fill-color="#ffffff" fo:min-height="6.623cm"/>
    </style:style>
    <style:style style:name="gr15" style:family="graphic" style:parent-style-name="standard">
      <style:graphic-properties draw:stroke="none" svg:stroke-color="#000000" draw:fill="none" draw:fill-color="#ffffff" fo:min-height="2.95cm"/>
    </style:style>
    <style:style style:name="gr16" style:family="graphic" style:parent-style-name="standard">
      <style:graphic-properties draw:fill="gradient" draw:fill-gradient-name="Gradient_20_4" draw:gradient-step-count="64" draw:textarea-horizontal-align="justify" draw:textarea-vertical-align="middle" draw:auto-grow-height="false" fo:min-height="4.75cm" fo:min-width="18.4cm"/>
    </style:style>
    <style:style style:name="gr17" style:family="graphic" style:parent-style-name="standard">
      <style:graphic-properties draw:stroke="none" svg:stroke-color="#000000" draw:fill="none" draw:fill-color="#ffffff" fo:min-height="3.845cm"/>
    </style:style>
    <style:style style:name="gr18" style:family="graphic" style:parent-style-name="standard">
      <style:graphic-properties draw:fill="gradient" draw:fill-gradient-name="Gradient_20_3" draw:gradient-step-count="64" draw:textarea-horizontal-align="justify" draw:textarea-vertical-align="middle" draw:auto-grow-height="false" fo:min-height="4.75cm" fo:min-width="18.4cm"/>
    </style:style>
    <style:style style:name="gr19" style:family="graphic" style:parent-style-name="standard">
      <style:graphic-properties draw:stroke="none" draw:fill="none" fo:min-height="3.777cm"/>
    </style:style>
    <style:style style:name="gr20" style:family="graphic" style:parent-style-name="standard">
      <style:graphic-properties draw:fill="gradient" draw:fill-gradient-name="Gradient_20_5" draw:gradient-step-count="64" draw:textarea-horizontal-align="justify" draw:textarea-vertical-align="middle" draw:auto-grow-height="false" fo:min-height="4.75cm" fo:min-width="18.4cm"/>
    </style:style>
    <style:style style:name="gr21" style:family="graphic" style:parent-style-name="standard">
      <style:graphic-properties draw:stroke="none" svg:stroke-color="#000000" draw:fill="none" draw:fill-color="#ffffff" fo:min-height="4.045cm"/>
    </style:style>
    <style:style style:name="gr22" style:family="graphic" style:parent-style-name="standard">
      <style:graphic-properties draw:fill="gradient" draw:fill-gradient-name="Gradient_20_2" draw:gradient-step-count="0" draw:textarea-horizontal-align="justify" draw:textarea-vertical-align="middle" draw:auto-grow-height="false" fo:min-height="5.832cm" fo:min-width="14.138cm"/>
    </style:style>
    <style:style style:name="gr23" style:family="graphic" style:parent-style-name="standard">
      <style:graphic-properties draw:fill="solid" draw:fill-color="#ff0000" draw:textarea-horizontal-align="justify" draw:textarea-vertical-align="middle" draw:auto-grow-height="false" fo:min-height="0.95cm" fo:min-width="6.847cm"/>
    </style:style>
    <style:style style:name="gr24" style:family="graphic" style:parent-style-name="standard">
      <style:graphic-properties draw:stroke="none" svg:stroke-color="#000000" draw:fill="none" draw:fill-color="#ffffff" fo:min-height="2.45cm"/>
    </style:style>
    <style:style style:name="gr25" style:family="graphic" style:parent-style-name="standard">
      <style:graphic-properties draw:fill="gradient" draw:fill-gradient-name="Gradient_20_3" draw:gradient-step-count="64" draw:textarea-horizontal-align="justify" draw:textarea-vertical-align="middle" draw:auto-grow-height="false" fo:min-height="5.25cm" fo:min-width="21.1cm"/>
    </style:style>
    <style:style style:name="gr26" style:family="graphic" style:parent-style-name="standard">
      <style:graphic-properties draw:stroke="none" draw:fill="none" fo:min-height="5.03cm"/>
    </style:style>
    <style:style style:name="gr27" style:family="graphic" style:parent-style-name="standard">
      <style:graphic-properties draw:stroke="none" svg:stroke-color="#000000" draw:fill="none" draw:fill-color="#ffffff" fo:min-height="48.995cm"/>
    </style:style>
    <style:style style:name="gr28" style:family="graphic" style:parent-style-name="standard">
      <style:graphic-properties draw:stroke="none" svg:stroke-color="#000000" draw:fill="none" draw:fill-color="#ffffff" fo:min-height="44.695cm"/>
    </style:style>
    <style:style style:name="gr29" style:family="graphic" style:parent-style-name="standard">
      <style:graphic-properties draw:stroke="none" svg:stroke-color="#000000" draw:fill="none" draw:fill-color="#ffffff" fo:min-height="28.195cm"/>
    </style:style>
    <style:style style:name="gr30" style:family="graphic" style:parent-style-name="standard">
      <style:graphic-properties draw:stroke="none" svg:stroke-color="#000000" draw:fill="none" draw:fill-color="#ffffff" fo:min-height="24.679cm"/>
    </style:style>
    <style:style style:name="gr31" style:family="graphic" style:parent-style-name="standard">
      <style:graphic-properties draw:stroke="none" svg:stroke-color="#000000" draw:fill="none" draw:fill-color="#ffffff" fo:min-height="54.133cm"/>
    </style:style>
    <style:style style:name="gr32" style:family="graphic" style:parent-style-name="standard">
      <style:graphic-properties svg:stroke-color="#ef413d" draw:fill="solid" draw:fill-color="#fff200" draw:gradient-step-count="0" draw:opacity="50%" draw:textarea-horizontal-align="justify" draw:textarea-vertical-align="middle" draw:auto-grow-height="false" fo:min-height="31.669cm" fo:min-width="10.658cm" draw:shadow-opacity="50%"/>
    </style:style>
    <style:style style:name="gr33" style:family="graphic" style:parent-style-name="standard">
      <style:graphic-properties draw:stroke="none" svg:stroke-color="#000000" draw:fill="none" draw:fill-color="#ffffff" fo:min-height="30.61cm"/>
    </style:style>
    <style:style style:name="P1" style:family="paragraph">
      <style:text-properties fo:color="#999999" style:font-name="Arial" fo:font-size="10pt" style:font-size-asian="18pt" style:font-size-complex="18pt"/>
    </style:style>
    <style:style style:name="P2" style:family="paragraph">
      <style:paragraph-properties fo:margin-left="0cm" fo:margin-right="0cm" fo:margin-top="0cm" fo:margin-bottom="0cm" fo:line-height="100%" fo:text-indent="0cm"/>
      <style:text-properties fo:color="#999999" style:font-name="Arial" fo:font-size="10pt" style:font-size-asian="18pt" style:font-size-complex="18pt"/>
    </style:style>
    <style:style style:name="P3" style:family="paragraph">
      <loext:graphic-properties draw:fill="none" draw:fill-color="#ffffff"/>
      <style:text-properties fo:color="#999999" style:font-name="Arial" fo:font-size="10pt" style:font-size-asian="18pt" style:font-size-complex="18pt"/>
    </style:style>
    <style:style style:name="P4" style:family="paragraph">
      <style:paragraph-properties fo:text-align="center"/>
      <style:text-properties style:font-name="Impact" fo:font-size="66pt" style:font-size-asian="18pt" style:font-size-complex="18pt"/>
    </style:style>
    <style:style style:name="P5" style:family="paragraph">
      <loext:graphic-properties draw:fill="none" draw:fill-color="#ffffff"/>
      <style:paragraph-properties fo:text-align="center"/>
      <style:text-properties style:font-name="Impact" fo:font-size="66pt" style:font-size-asian="18pt" style:font-size-complex="18pt"/>
    </style:style>
    <style:style style:name="P6" style:family="paragraph">
      <style:paragraph-properties fo:text-align="center"/>
    </style:style>
    <style:style style:name="P7" style:family="paragraph">
      <loext:graphic-properties draw:fill="gradient" draw:fill-gradient-name="Tango_20_Orange" draw:gradient-step-count="0"/>
      <style:paragraph-properties fo:text-align="center"/>
    </style:style>
    <style:style style:name="P8" style:family="paragraph">
      <style:paragraph-properties fo:text-align="center"/>
      <style:text-properties style:font-name="Arial Black" fo:font-size="40pt" style:font-size-asian="18pt" style:font-size-complex="18pt"/>
    </style:style>
    <style:style style:name="P9" style:family="paragraph">
      <loext:graphic-properties draw:fill="none" draw:fill-color="#ffffff"/>
      <style:paragraph-properties fo:text-align="center"/>
      <style:text-properties style:font-name="Arial Black" fo:font-size="40pt" style:font-size-asian="18pt" style:font-size-complex="18pt"/>
    </style:style>
    <style:style style:name="P10" style:family="paragraph">
      <loext:graphic-properties draw:fill="gradient" draw:fill-gradient-name="Tango_20_Yellow" draw:gradient-step-count="0"/>
      <style:paragraph-properties fo:text-align="center"/>
    </style:style>
    <style:style style:name="P11" style:family="paragraph">
      <style:paragraph-properties fo:text-align="center"/>
      <style:text-properties style:font-name="Arial" fo:font-size="40pt" style:font-size-asian="18pt" style:font-size-complex="18pt"/>
    </style:style>
    <style:style style:name="P12" style:family="paragraph">
      <loext:graphic-properties draw:fill="none" draw:fill-color="#ffffff"/>
      <style:paragraph-properties fo:text-align="center"/>
      <style:text-properties style:font-name="Arial" fo:font-size="40pt" style:font-size-asian="18pt" style:font-size-complex="18pt"/>
    </style:style>
    <style:style style:name="P13" style:family="paragraph">
      <loext:graphic-properties draw:fill="gradient" draw:fill-gradient-name="Tango_20_Red" draw:gradient-step-count="0"/>
      <style:paragraph-properties fo:text-align="center"/>
    </style:style>
    <style:style style:name="P14" style:family="paragraph">
      <style:text-properties style:font-name="Arial" fo:font-size="40pt" style:font-size-asian="18pt" style:font-size-complex="18pt"/>
    </style:style>
    <style:style style:name="P15" style:family="paragraph">
      <loext:graphic-properties draw:fill="none" draw:fill-color="#ffffff"/>
      <style:text-properties style:font-name="Arial" fo:font-size="40pt" style:font-size-asian="18pt" style:font-size-complex="18pt"/>
    </style:style>
    <style:style style:name="P16" style:family="paragraph">
      <loext:graphic-properties draw:fill="gradient" draw:fill-gradient-name="Tango_20_Green" draw:gradient-step-count="0"/>
      <style:paragraph-properties fo:text-align="center"/>
    </style:style>
    <style:style style:name="P17" style:family="paragraph">
      <loext:graphic-properties draw:fill="gradient" draw:fill-gradient-name="gradient" draw:gradient-step-count="0"/>
      <style:paragraph-properties fo:text-align="center"/>
    </style:style>
    <style:style style:name="P18" style:family="paragraph">
      <style:text-properties style:font-name="Arial1" fo:font-size="18pt" fo:font-style="italic" fo:background-color="#fff450" style:font-size-asian="18pt" style:font-size-complex="18pt"/>
    </style:style>
    <style:style style:name="P19" style:family="paragraph">
      <loext:graphic-properties draw:fill="none" draw:fill-color="#ffffff"/>
      <style:text-properties style:font-name="Arial1" fo:font-size="18pt" fo:font-style="italic" fo:background-color="#fff450" style:font-size-asian="18pt" style:font-size-complex="18pt"/>
    </style:style>
    <style:style style:name="P20" style:family="paragraph">
      <loext:graphic-properties draw:fill="gradient" draw:fill-gradient-name="Gradient_20_4" draw:gradient-step-count="64"/>
      <style:paragraph-properties fo:text-align="center"/>
    </style:style>
    <style:style style:name="P21" style:family="paragraph">
      <loext:graphic-properties draw:fill="gradient" draw:fill-gradient-name="Gradient_20_3" draw:gradient-step-count="64"/>
      <style:paragraph-properties fo:text-align="center"/>
    </style:style>
    <style:style style:name="P22" style:family="paragraph">
      <loext:graphic-properties draw:fill="none"/>
      <style:paragraph-properties fo:text-align="center"/>
    </style:style>
    <style:style style:name="P23" style:family="paragraph">
      <loext:graphic-properties draw:fill="gradient" draw:fill-gradient-name="Gradient_20_5" draw:gradient-step-count="64"/>
      <style:paragraph-properties fo:text-align="center"/>
    </style:style>
    <style:style style:name="P24" style:family="paragraph">
      <loext:graphic-properties draw:fill="gradient" draw:fill-gradient-name="Gradient_20_2" draw:gradient-step-count="0"/>
      <style:paragraph-properties fo:text-align="center"/>
    </style:style>
    <style:style style:name="P25" style:family="paragraph">
      <loext:graphic-properties draw:fill="solid" draw:fill-color="#ff0000"/>
      <style:paragraph-properties fo:text-align="center"/>
    </style:style>
    <style:style style:name="P26" style:family="paragraph">
      <style:text-properties style:font-name="Arial Black1" fo:font-size="32pt" fo:font-weight="900" style:font-size-asian="18pt" style:font-size-complex="18pt"/>
    </style:style>
    <style:style style:name="P27" style:family="paragraph">
      <loext:graphic-properties draw:fill="none" draw:fill-color="#ffffff"/>
      <style:text-properties style:font-name="Arial Black1" fo:font-size="32pt" fo:font-weight="900" style:font-size-asian="18pt" style:font-size-complex="18pt"/>
    </style:style>
    <style:style style:name="P28" style:family="paragraph">
      <loext:graphic-properties draw:fill="solid" draw:fill-color="#fff200" draw:gradient-step-count="0" draw:opacity="50%"/>
      <style:paragraph-properties fo:text-align="center"/>
    </style:style>
    <style:style style:name="P29" style:family="paragraph">
      <style:paragraph-properties fo:text-align="center"/>
      <style:text-properties style:font-name="Arial2"/>
    </style:style>
    <style:style style:name="P30" style:family="paragraph">
      <style:text-properties style:font-name="Arial2"/>
    </style:style>
    <style:style style:name="P31" style:family="paragraph">
      <loext:graphic-properties draw:fill="none" draw:fill-color="#ffffff"/>
      <style:paragraph-properties fo:text-align="center"/>
      <style:text-properties style:font-name="Arial2"/>
    </style:style>
    <style:style style:name="T1" style:family="text">
      <style:text-properties fo:color="#999999" style:font-name="Arial" style:font-size-asian="18pt" style:font-size-complex="18pt"/>
    </style:style>
    <style:style style:name="T2" style:family="text">
      <style:text-properties fo:color="#999999" style:font-name="Arial" fo:font-size="10pt" style:font-size-asian="18pt" style:font-size-complex="18pt"/>
    </style:style>
    <style:style style:name="T3" style:family="text">
      <style:text-properties style:font-name="Impact" fo:font-size="66pt" fo:background-color="#fff200" style:font-size-asian="18pt" style:font-size-complex="18pt"/>
    </style:style>
    <style:style style:name="T4" style:family="text">
      <style:text-properties style:font-name="Impact" fo:font-size="66pt" style:font-size-asian="18pt" style:font-size-complex="18pt"/>
    </style:style>
    <style:style style:name="T5" style:family="text">
      <style:text-properties fo:color="#ff0000" style:font-name="Impact" fo:font-size="66pt" style:font-size-asian="18pt" style:font-size-complex="18pt"/>
    </style:style>
    <style:style style:name="T6" style:family="text">
      <style:text-properties style:font-name="Arial" fo:font-size="40pt" style:font-size-asian="18pt" style:font-size-complex="18pt"/>
    </style:style>
    <style:style style:name="T7" style:family="text">
      <style:text-properties style:font-name="Arial1" fo:font-size="18pt" fo:font-style="italic" fo:background-color="#fff450" style:font-size-asian="18pt" style:font-size-complex="18pt"/>
    </style:style>
    <style:style style:name="T8" style:family="text">
      <style:text-properties style:font-name="Arial Black1" fo:font-size="32pt" fo:font-weight="900" style:font-size-asian="18pt" style:font-size-complex="18pt"/>
    </style:style>
    <style:style style:name="T9" style:family="text">
      <style:text-properties style:font-name="Arial" fo:font-size="40pt" fo:font-style="italic" style:font-size-asian="18pt" style:font-style-asian="italic" style:font-size-complex="18pt" style:font-style-complex="italic"/>
    </style:style>
    <style:style style:name="T10" style:family="text">
      <style:text-properties fo:font-variant="normal" fo:text-transform="none" fo:color="#999999" style:text-outline="false" style:text-line-through-style="none" style:text-line-through-type="none" style:font-name="Arial"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 style:family="text">
      <style:text-properties style:font-name="Arial Black1" fo:font-size="24pt" fo:font-weight="900" style:font-size-asian="18pt" style:font-size-complex="18pt"/>
    </style:style>
    <style:style style:name="T12" style:family="text">
      <style:text-properties style:font-name="Arial2"/>
    </style:style>
    <style:style style:name="T13" style:family="text">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font-name="Arial2"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8.815cm" svg:height="49.501cm" svg:x="46.785cm" svg:y="9.8cm">
          <draw:text-box>
            <text:p text:style-name="P1"><text:span text:style-name="T1"/></text:p>
            <text:p text:style-name="P1"><text:span text:style-name="T1">Charles Stewart Mott Foundation </text:span></text:p>
            <text:p text:style-name="P1"><text:span text:style-name="T1">Chase Manhattan Bank </text:span></text:p>
            <text:p text:style-name="P1"><text:span text:style-name="T1">Chase Manhattan Corp. </text:span></text:p>
            <text:p text:style-name="P1"><text:span text:style-name="T1">Chase Manhattan Foundation </text:span></text:p>
            <text:p text:style-name="P1"><text:span text:style-name="T1">Cheney Foundation, Ben B. </text:span></text:p>
            <text:p text:style-name="P1"><text:span text:style-name="T1">Chesapeake Corporation Foundation </text:span></text:p>
            <text:p text:style-name="P1"><text:span text:style-name="T1">Chesebrough-Pond’s USA </text:span></text:p>
            <text:p text:style-name="P1"><text:span text:style-name="T1">Chevron Corp </text:span></text:p>
            <text:p text:style-name="P1"><text:span text:style-name="T1">Chevron Matching Gift Program </text:span></text:p>
            <text:p text:style-name="P1"><text:span text:style-name="T1">Chevron Phillips Chemical Company LP </text:span></text:p>
            <text:p text:style-name="P1"><text:span text:style-name="T1">ChevronTexaco Corporation </text:span></text:p>
            <text:p text:style-name="P1"><text:span text:style-name="T1">Chicago Title and Trust Co. </text:span></text:p>
            <text:p text:style-name="P1"><text:span text:style-name="T1">Children’s Foundation </text:span></text:p>
            <text:p text:style-name="P1"><text:span text:style-name="T1">ChOC Foundation </text:span></text:p>
            <text:p text:style-name="P1"><text:span text:style-name="T1">Choice Hotels International </text:span></text:p>
            <text:p text:style-name="P1"><text:span text:style-name="T1">ChoicePoint, Inc. </text:span></text:p>
            <text:p text:style-name="P1"><text:span text:style-name="T1">Chrysler Foundation, The </text:span></text:p>
            <text:p text:style-name="P1"><text:span text:style-name="T1">Chubb Group of Insurance Companies </text:span></text:p>
            <text:p text:style-name="P1"><text:span text:style-name="T1">Chubb and Son </text:span></text:p>
            <text:p text:style-name="P1"><text:span text:style-name="T1">Church &amp; Dwight Company Inc. </text:span></text:p>
            <text:p text:style-name="P1"><text:span text:style-name="T1">Ciba Corning Diags </text:span></text:p>
            <text:p text:style-name="P1"><text:span text:style-name="T1">CIENA </text:span></text:p>
            <text:p text:style-name="P1"><text:span text:style-name="T1">CIGNA Corp. </text:span></text:p>
            <text:p text:style-name="P1"><text:span text:style-name="T1">CIGNA Foundation </text:span></text:p>
            <text:p text:style-name="P1"><text:span text:style-name="T1">Cimarex Energy Company </text:span></text:p>
            <text:p text:style-name="P1"><text:span text:style-name="T1">Cingular Wireless </text:span></text:p>
            <text:p text:style-name="P1"><text:span text:style-name="T1">Circuit City Foundation </text:span></text:p>
            <text:p text:style-name="P1"><text:span text:style-name="T1">Circuit City Stores, Inc. <text:s text:c="2"/></text:span></text:p>
            <text:p text:style-name="P1"><text:span text:style-name="T1">Cisco Systems </text:span></text:p>
            <text:p text:style-name="P1"><text:span text:style-name="T1">Citgo Petroleum </text:span></text:p>
            <text:p text:style-name="P1"><text:span text:style-name="T1">CITGO Petroleum Corp. <text:s text:c="2"/></text:span></text:p>
            <text:p text:style-name="P1"><text:span text:style-name="T1">Citibank/Citycorp </text:span></text:p>
            <text:p text:style-name="P1"><text:span text:style-name="T1">Citibank NA </text:span></text:p>
            <text:p text:style-name="P1"><text:span text:style-name="T1">Citicorp Foundation </text:span></text:p>
            <text:p text:style-name="P1"><text:span text:style-name="T1">Citigroup Foundation </text:span></text:p>
            <text:p text:style-name="P1"><text:span text:style-name="T1">Clairborne Foundation, Liz </text:span></text:p>
            <text:p text:style-name="P1"><text:span text:style-name="T1">Clariant Corp. </text:span></text:p>
            <text:p text:style-name="P1"><text:span text:style-name="T1">Clorox </text:span></text:p>
            <text:p text:style-name="P1"><text:span text:style-name="T1">Clorox Company Foundation, The </text:span></text:p>
            <text:p text:style-name="P1"><text:span text:style-name="T1">Club Corp. International </text:span></text:p>
            <text:p text:style-name="P1"><text:span text:style-name="T1">C.M. Capital Foundation </text:span></text:p>
            <text:p text:style-name="P1"><text:span text:style-name="T1">CAN Foundation </text:span></text:p>
            <text:p text:style-name="P1"><text:span text:style-name="T1">COACH </text:span></text:p>
            <text:p text:style-name="P1"><text:span text:style-name="T1">Coca-Cola Co. </text:span></text:p>
            <text:p text:style-name="P1"><text:span text:style-name="T1">Codding Foundation </text:span></text:p>
            <text:p text:style-name="P1"><text:span text:style-name="T1">Coleman Company </text:span></text:p>
            <text:p text:style-name="P1"><text:span text:style-name="T1">Colgate-Palmolive Co. <text:s/></text:span></text:p>
            <text:p text:style-name="P1"><text:span text:style-name="T1">Colonial Management Association, Inc. </text:span></text:p>
            <text:p text:style-name="P1"><text:span text:style-name="T1">Colonial Management Group </text:span></text:p>
            <text:p text:style-name="P1"><text:span text:style-name="T1">Colonial Pipeline Company </text:span></text:p>
            <text:p text:style-name="P1"><text:span text:style-name="T1">Columbus Life Insurance Co. <text:s/></text:span></text:p>
            <text:p text:style-name="P1"><text:span text:style-name="T1">Commercial Federal Bank </text:span></text:p>
            <text:p text:style-name="P1"><text:span text:style-name="T1">Commonwealth Fund </text:span></text:p>
            <text:p text:style-name="P1"><text:span text:style-name="T1">Community First Bank Shares Inc. </text:span></text:p>
            <text:p text:style-name="P1"><text:span text:style-name="T1">Community First Technologies Inc. </text:span></text:p>
            <text:p text:style-name="P1"><text:span text:style-name="T1">Compaq Computer Corporation </text:span></text:p>
            <text:p text:style-name="P1"><text:span text:style-name="T1">Components Corp. of America </text:span></text:p>
            <text:p text:style-name="P1"><text:span text:style-name="T1">Computer Associates </text:span></text:p>
            <text:p text:style-name="P1"><text:span text:style-name="T1">Computer Associates International, Inc. <text:s text:c="2"/></text:span></text:p>
            <text:p text:style-name="P1"><text:span text:style-name="T1">Computer Network Technology Corp. </text:span></text:p>
            <text:p text:style-name="P1"><text:span text:style-name="T1">ComputerWorld </text:span></text:p>
            <text:p text:style-name="P1"><text:span text:style-name="T1">COMSAT Corp. </text:span></text:p>
            <text:p text:style-name="P1"><text:span text:style-name="T1">ConAgra Foods Foundation </text:span></text:p>
            <text:p text:style-name="P1"><text:span text:style-name="T1">Conexant Systems, Inc. Corporate Giving Program </text:span></text:p>
            <text:p text:style-name="P1"><text:span text:style-name="T1">Conoco Inc. <text:s text:c="2"/></text:span></text:p>
            <text:p text:style-name="P1"><text:span text:style-name="T1">ConocoPhillips Company </text:span></text:p>
            <text:p text:style-name="P1"><text:span text:style-name="T1">CONRAIL Inc. <text:s text:c="2"/></text:span></text:p>
            <text:p text:style-name="P1"><text:span text:style-name="T1">Consolidated Natural Gas Co. </text:span></text:p>
            <text:p text:style-name="P1"><text:span text:style-name="T1">Consolidated Papers Inc. <text:s text:c="2"/></text:span></text:p>
            <text:p text:style-name="P1"><text:span text:style-name="T1">Constellation Energy Group </text:span></text:p>
            <text:p text:style-name="P1"><text:span text:style-name="T1">Consulting Partners Inc. </text:span></text:p>
            <text:p text:style-name="P1"><text:span text:style-name="T1">Consumer Electronics Association </text:span></text:p>
            <text:p text:style-name="P1"><text:span text:style-name="T1">Consumers Energy Foundation </text:span></text:p>
            <text:p text:style-name="P1"><text:span text:style-name="T1">Converium Reinsurance (North America) Inc. </text:span></text:p>
            <text:p text:style-name="P1"><text:span text:style-name="T1">Cooper Industries </text:span></text:p>
            <text:p text:style-name="P1"><text:span text:style-name="T1">Cooper Industries Foundation </text:span></text:p>
            <text:p text:style-name="P1"><text:span text:style-name="T1">Cooper Tire &amp; Rubber Co. <text:s/></text:span></text:p>
            <text:p text:style-name="P1"><text:span text:style-name="T1">Copley Foundation, Helen K. <text:s/>And James S. </text:span></text:p>
            <text:p text:style-name="P1"><text:span text:style-name="T1">Corning Inc. <text:s text:c="3"/></text:span></text:p>
            <text:p text:style-name="P1"><text:span text:style-name="T1">Corn Products International </text:span></text:p>
            <text:p text:style-name="P1"><text:span text:style-name="T1">Corporate Communications </text:span></text:p>
            <text:p text:style-name="P1"><text:span text:style-name="T1">Corporate Community Affairs </text:span></text:p>
            <text:p text:style-name="P1"><text:span text:style-name="T1">Corporate Software, Inc. </text:span></text:p>
            <text:p text:style-name="P1"><text:span text:style-name="T1">Corporate Software and Technology </text:span></text:p>
            <text:p text:style-name="P1"><text:span text:style-name="T1">Countrywide Credit Industries, Inc. </text:span></text:p>
            <text:p text:style-name="P1"><text:span text:style-name="T1">Countrywide Home Loans, Inc. </text:span></text:p>
            <text:p text:style-name="P1"><text:span text:style-name="T1">Corporate Giving Program </text:span></text:p>
            <text:p text:style-name="P1"><text:span text:style-name="T1">CPI Corporation </text:span></text:p>
            <text:p text:style-name="P1"><text:span text:style-name="T1">C.R. Bard, Inc. </text:span></text:p>
            <text:p text:style-name="P1"><text:span text:style-name="T1">Crail-Johnson Foundation </text:span></text:p>
            <text:p text:style-name="P1"><text:span text:style-name="T1">Cranston Printworks Co. <text:s text:c="2"/></text:span></text:p>
            <text:p text:style-name="P1"><text:span text:style-name="T1">Cray Research </text:span></text:p>
            <text:p text:style-name="P1"><text:span text:style-name="T1">Creative Strategy, Inc. </text:span></text:p>
            <text:p text:style-name="P1"><text:span text:style-name="T1">Credit Agricole Indosuez </text:span></text:p>
            <text:p text:style-name="P1"><text:span text:style-name="T1">Credit Suisse </text:span></text:p>
            <text:p text:style-name="P1"><text:span text:style-name="T1">Crestar Financial Corp. </text:span></text:p>
            <text:p text:style-name="P1"><text:span text:style-name="T1">CSC Index, Inc. </text:span></text:p>
            <text:p text:style-name="P1"><text:span text:style-name="T1">CSX Corporation </text:span></text:p>
            <text:p text:style-name="P1"><text:span text:style-name="T1">Cyprus Amax Minerals C</text:span></text:p>
            <text:p text:style-name="P2"><text:span text:style-name="T2">DaimlerChrysler Corporation Fund </text:span></text:p>
            <text:p text:style-name="P2"><text:span text:style-name="T2">Dain Rauscher </text:span></text:p>
            <text:p text:style-name="P2"><text:span text:style-name="T2">Danforth Foundation </text:span></text:p>
            <text:p text:style-name="P2"><text:span text:style-name="T2">Dannon </text:span></text:p>
            <text:p text:style-name="P2"><text:span text:style-name="T2">Datascope Corporation </text:span></text:p>
            <text:p text:style-name="P2"><text:span text:style-name="T2">Datatel </text:span></text:p>
            <text:p text:style-name="P2"><text:span text:style-name="T2">Davey Company Foundation, The </text:span></text:p>
            <text:p text:style-name="P2"><text:span text:style-name="T2">David L. Babson and Co. Inc. </text:span></text:p>
            <text:p text:style-name="P2"><text:span text:style-name="T2">Dean Witter Discover </text:span></text:p>
            <text:p text:style-name="P2"><text:span text:style-name="T2">DEKALB Genetics Corp. </text:span></text:p>
            <text:p text:style-name="P2"><text:span text:style-name="T2">Del Monte Foods </text:span></text:p>
            <text:p text:style-name="P2"><text:span text:style-name="T2">Deloitte Foundation </text:span></text:p>
            <text:p text:style-name="P2"><text:span text:style-name="T2">Delta Airlines Foundation </text:span></text:p>
            <text:p text:style-name="P2"><text:span text:style-name="T2">Deluxe Corp. </text:span></text:p>
            <text:p text:style-name="P2"><text:span text:style-name="T2">Demont &amp; Associates Inc. </text:span></text:p>
            <text:p text:style-name="P2"><text:span text:style-name="T2">Detroit Edison Co. </text:span></text:p>
            <text:p text:style-name="P2"><text:span text:style-name="T2">Deutsche Bank Americas Foundation </text:span></text:p>
            <text:p text:style-name="P2"><text:span text:style-name="T2">Deutsche Bank NA </text:span></text:p>
            <text:p text:style-name="P2"><text:span text:style-name="T2">Devon Energy Corporation </text:span></text:p>
            <text:p text:style-name="P2"><text:span text:style-name="T2">DFS Group Ltd. </text:span></text:p>
            <text:p text:style-name="P2"><text:span text:style-name="T2">Diageo Global Business Support </text:span></text:p>
            <text:p text:style-name="P2"><text:span text:style-name="T2">Diageo North America </text:span></text:p>
            <text:p text:style-name="P2"><text:span text:style-name="T2">Dictaphone Corp. </text:span></text:p>
            <text:p text:style-name="P2"><text:span text:style-name="T2">Digital Equipment </text:span></text:p>
            <text:p text:style-name="P1"><text:span text:style-name="T2">Disney Company Foundation, Walt, T</text:span></text:p>
          </draw:text-box>
        </draw:frame>
        <draw:frame draw:style-name="gr2" draw:text-style-name="P5" draw:layer="layout" svg:width="73.5cm" svg:height="3.092cm" svg:x="5.2cm" svg:y="5cm">
          <draw:text-box>
            <text:p text:style-name="P4"><text:span text:style-name="T3">DOUBLE</text:span><text:span text:style-name="T4"> THE MONEY YOU GIVE TO THE <text:s/>PSF, Etc., </text:span><text:span text:style-name="T5">WITHOUT PAYING MORE</text:span><text:span text:style-name="T4">!</text:span></text:p>
          </draw:text-box>
        </draw:frame>
        <draw:frame draw:style-name="gr3" draw:text-style-name="P6" draw:layer="layout" svg:width="26.172cm" svg:height="31.638cm" svg:x="65.807cm" svg:y="6.51cm">
          <draw:object xlink:href="./Object 1" xlink:type="simple" xlink:show="embed" xlink:actuate="onLoad">
            <loext:p/>
          </draw:object>
          <draw:image xlink:href="./ObjectReplacements/Object 1" xlink:type="simple" xlink:show="embed" xlink:actuate="onLoad"/>
        </draw:frame>
        <draw:g>
          <draw:custom-shape draw:style-name="gr4" draw:text-style-name="P7" draw:layer="layout" svg:width="12.1cm" svg:height="11cm" svg:x="10.8cm" svg:y="9.4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9" draw:layer="layout" svg:width="9.4cm" svg:height="6.3cm" svg:x="12.15cm" svg:y="11.7cm">
            <draw:text-box>
              <text:p text:style-name="P8">Are YOU willing to give?</text:p>
            </draw:text-box>
          </draw:frame>
        </draw:g>
        <draw:g>
          <draw:custom-shape draw:style-name="gr6" draw:text-style-name="P10" draw:layer="layout" svg:width="18.4cm" svg:height="12cm" svg:x="7.65cm" svg:y="25.1cm">
            <text:p/>
            <draw:enhanced-geometry svg:viewBox="0 0 21600 21600" draw:type="rectangle" draw:enhanced-path="M 0 0 L 21600 0 21600 21600 0 21600 0 0 Z N"/>
          </draw:custom-shape>
          <draw:frame draw:style-name="gr7" draw:text-style-name="P12" draw:layer="layout" svg:width="15.8cm" svg:height="11.276cm" svg:x="8.95cm" svg:y="25.7cm">
            <draw:text-box>
              <text:p text:style-name="P11">Check to see if your Employer/Organisation/etc. have a Matching Gifts/Giving/Donation Program – you can check online, via HR, Press Packs, etc.</text:p>
            </draw:text-box>
          </draw:frame>
        </draw:g>
        <draw:custom-shape draw:style-name="gr8" draw:text-style-name="P13" draw:layer="layout" svg:width="8.8cm" svg:height="1.3cm" svg:x="1cm" svg:y="1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5" draw:layer="layout" svg:width="3.3cm" svg:height="3.3cm" svg:x="15.2cm" svg:y="13cm">
          <draw:text-box>
            <text:p text:style-name="P14"><text:span text:style-name="T6">No</text:span></text:p>
          </draw:text-box>
        </draw:frame>
        <draw:g>
          <draw:custom-shape draw:style-name="gr10" draw:text-style-name="P16" draw:layer="layout" svg:width="1.5cm" svg:height="4.3cm" svg:x="16.2cm" svg:y="20.6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8cm" svg:y="20.777cm">
            <draw:text-box>
              <text:p text:style-name="P14"><text:span text:style-name="T6">Yes</text:span></text:p>
            </draw:text-box>
          </draw:frame>
        </draw:g>
        <draw:custom-shape draw:style-name="gr11" draw:text-style-name="P17" draw:layer="layout" svg:width="18.9cm" svg:height="9.1cm" svg:x="7.4cm" svg:y="42.3cm">
          <text:p/>
          <draw:enhanced-geometry svg:viewBox="0 0 21600 21600" draw:type="rectangle" draw:enhanced-path="M 0 0 L 21600 0 21600 21600 0 21600 0 0 Z N"/>
        </draw:custom-shape>
        <draw:frame draw:style-name="gr12" draw:text-style-name="P12" draw:layer="layout" svg:width="16.23cm" svg:height="8.126cm" svg:x="8.735cm" svg:y="42.755cm">
          <draw:text-box>
            <text:p text:style-name="P11">Find out the Rules!</text:p>
            <text:p text:style-name="P11">There may be min/max donations, rules about groups, who can donate, when, etc. </text:p>
          </draw:text-box>
        </draw:frame>
        <draw:g>
          <draw:custom-shape draw:style-name="gr10" draw:text-style-name="P16" draw:layer="layout" svg:width="1.5cm" svg:height="4.3cm" svg:x="16.4cm" svg:y="3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8cm" svg:y="37.5cm">
            <draw:text-box>
              <text:p text:style-name="P14"><text:span text:style-name="T6">Yes</text:span></text:p>
            </draw:text-box>
          </draw:frame>
        </draw:g>
        <draw:g>
          <draw:custom-shape draw:style-name="gr13" draw:text-style-name="P7" draw:layer="layout" svg:width="12.7cm" svg:height="12cm" svg:x="10.5cm" svg:y="56.5cm">
            <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9" draw:layer="layout" svg:width="9.866cm" svg:height="6.873cm" svg:x="11.917cm" svg:y="59.009cm">
            <draw:text-box>
              <text:p text:style-name="P8">Is your Python Org on the list?</text:p>
            </draw:text-box>
          </draw:frame>
        </draw:g>
        <draw:g>
          <draw:custom-shape draw:style-name="gr10" draw:text-style-name="P16" draw:layer="layout" svg:width="1.5cm" svg:height="4.3cm" svg:x="16.1cm" svg:y="5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7cm" svg:y="52cm">
            <draw:text-box>
              <text:p text:style-name="P14"><text:span text:style-name="T6">Yes</text:span></text:p>
            </draw:text-box>
          </draw:frame>
        </draw:g>
        <draw:g>
          <draw:custom-shape draw:style-name="gr10" draw:text-style-name="P16" draw:layer="layout" svg:width="1.5cm" svg:height="4.3cm" svg:x="16cm" svg:y="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6cm" svg:y="68.5cm">
            <draw:text-box>
              <text:p text:style-name="P14"><text:span text:style-name="T6">Yes</text:span></text:p>
            </draw:text-box>
          </draw:frame>
        </draw:g>
        <draw:frame draw:style-name="gr15" draw:text-style-name="P19" draw:layer="layout" svg:width="10.9cm" svg:height="3.2cm" svg:x="2.9cm" svg:y="57.6cm">
          <draw:text-box>
            <text:p text:style-name="P18"><text:span text:style-name="T7">Sometimes finding them can be hard using the charity number or tax number is normally best.</text:span></text:p>
          </draw:text-box>
        </draw:frame>
        <draw:g>
          <draw:custom-shape draw:style-name="gr16" draw:text-style-name="P20" draw:layer="layout" svg:width="18.9cm" svg:height="5cm" svg:x="7.6cm" svg:y="83.9cm">
            <text:p/>
            <draw:enhanced-geometry svg:viewBox="0 0 21600 21600" draw:type="rectangle" draw:enhanced-path="M 0 0 L 21600 0 21600 21600 0 21600 0 0 Z N"/>
          </draw:custom-shape>
          <draw:frame draw:style-name="gr17" draw:text-style-name="P12" draw:layer="layout" svg:width="19.1cm" svg:height="4.976cm" svg:x="7.5cm" svg:y="84.505cm">
            <draw:text-box>
              <text:p text:style-name="P11"><text:span text:style-name="T6">Follow the process to request a matching donation</text:span></text:p>
              <text:p text:style-name="P11"/>
            </draw:text-box>
          </draw:frame>
        </draw:g>
        <draw:g>
          <draw:custom-shape draw:style-name="gr18" draw:text-style-name="P21" draw:layer="layout" svg:width="18.9cm" svg:height="5cm" svg:x="7.4cm" svg:y="73cm">
            <text:p/>
            <draw:enhanced-geometry svg:viewBox="0 0 21600 21600" draw:type="rectangle" draw:enhanced-path="M 0 0 L 21600 0 21600 21600 0 21600 0 0 Z N"/>
          </draw:custom-shape>
          <draw:frame draw:style-name="gr19" draw:text-style-name="P22" draw:layer="layout" svg:width="16.239cm" svg:height="4.027cm" svg:x="8.161cm" svg:y="73.773cm">
            <draw:text-box>
              <text:p text:style-name="P6"><text:span text:style-name="T6">Make a donation that matches the Rules!</text:span></text:p>
            </draw:text-box>
          </draw:frame>
        </draw:g>
        <draw:g>
          <draw:custom-shape draw:style-name="gr20" draw:text-style-name="P23" draw:layer="layout" svg:width="18.9cm" svg:height="5cm" svg:x="7.4cm" svg:y="94.9cm">
            <text:p/>
            <draw:enhanced-geometry svg:viewBox="0 0 21600 21600" draw:type="rectangle" draw:enhanced-path="M 0 0 L 21600 0 21600 21600 0 21600 0 0 Z N"/>
          </draw:custom-shape>
          <draw:frame draw:style-name="gr21" draw:text-style-name="P12" draw:layer="layout" svg:width="19.1cm" svg:height="4.976cm" svg:x="7.3cm" svg:y="95.824cm">
            <draw:text-box>
              <text:p text:style-name="P11"><text:span text:style-name="T6">Inform the recipient of the actions they need to take.</text:span></text:p>
              <text:p text:style-name="P11"/>
            </draw:text-box>
          </draw:frame>
        </draw:g>
        <draw:g>
          <draw:custom-shape draw:style-name="gr10" draw:text-style-name="P16" draw:layer="layout" svg:width="1.5cm" svg:height="4.3cm" svg:x="16.2cm" svg:y="7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8cm" svg:y="78.6cm">
            <draw:text-box>
              <text:p text:style-name="P14"><text:span text:style-name="T6">Yes</text:span></text:p>
            </draw:text-box>
          </draw:frame>
        </draw:g>
        <draw:g>
          <draw:custom-shape draw:style-name="gr10" draw:text-style-name="P16" draw:layer="layout" svg:width="1.5cm" svg:height="4.3cm" svg:x="16.392cm" svg:y="8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992cm" svg:y="89.8cm">
            <draw:text-box>
              <text:p text:style-name="P14"><text:span text:style-name="T6">Yes</text:span></text:p>
            </draw:text-box>
          </draw:frame>
        </draw:g>
        <draw:g>
          <draw:custom-shape draw:style-name="gr10" draw:text-style-name="P16" draw:layer="layout" svg:width="1.5cm" svg:height="4.3cm" svg:x="16.2cm" svg:y="10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17.8cm" svg:y="100.7cm">
            <draw:text-box>
              <text:p text:style-name="P14"><text:span text:style-name="T6">Yes</text:span></text:p>
            </draw:text-box>
          </draw:frame>
        </draw:g>
        <draw:g>
          <draw:custom-shape draw:style-name="gr22" draw:text-style-name="P24" draw:layer="layout" svg:width="20.7cm" svg:height="8.6cm" svg:x="6.5cm" svg:y="1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19.1cm" svg:height="4.976cm" svg:x="7.3cm" svg:y="107.012cm">
            <draw:text-box>
              <text:p text:style-name="P11"><text:span text:style-name="T6">They should get the extra money and you didn’t have to dig deeper</text:span></text:p>
            </draw:text-box>
          </draw:frame>
        </draw:g>
        <draw:custom-shape draw:style-name="gr23" draw:text-style-name="P25" draw:layer="layout" svg:width="8.396cm" svg:height="2.4cm" svg:x="23.304cm" svg:y="61.0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27" draw:layer="layout" svg:width="4.9cm" svg:height="2.7cm" svg:x="25cm" svg:y="59.5cm">
          <draw:text-box>
            <text:p text:style-name="P26"><text:span text:style-name="T8">No</text:span></text:p>
          </draw:text-box>
        </draw:frame>
        <draw:g>
          <draw:custom-shape draw:style-name="gr13" draw:text-style-name="P7" draw:layer="layout" svg:width="12.7cm" svg:height="12cm" svg:x="31.701cm" svg:y="56.501cm">
            <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9" draw:layer="layout" svg:width="9.866cm" svg:height="6.873cm" svg:x="33.118cm" svg:y="59.01cm">
            <draw:text-box>
              <text:p text:style-name="P8">Can You Get them Added?</text:p>
            </draw:text-box>
          </draw:frame>
        </draw:g>
        <draw:g>
          <draw:custom-shape draw:style-name="gr10" draw:text-style-name="P16" draw:layer="layout" svg:width="1.5cm" svg:height="4.3cm" svg:x="37.201cm" svg:y="68.4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5" draw:layer="layout" svg:width="3.3cm" svg:height="3.3cm" svg:x="38.801cm" svg:y="68.501cm">
            <draw:text-box>
              <text:p text:style-name="P14"><text:span text:style-name="T6">Yes</text:span></text:p>
            </draw:text-box>
          </draw:frame>
        </draw:g>
        <draw:custom-shape draw:style-name="gr23" draw:text-style-name="P25" draw:layer="layout" svg:width="8.396cm" svg:height="2.4cm" svg:x="44.505cm" svg:y="61.0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27" draw:layer="layout" svg:width="4.9cm" svg:height="2.7cm" svg:x="44.312cm" svg:y="59.778cm">
          <draw:text-box>
            <text:p text:style-name="P26"><text:span text:style-name="T8">No</text:span></text:p>
          </draw:text-box>
        </draw:frame>
        <draw:g>
          <draw:custom-shape draw:style-name="gr25" draw:text-style-name="P21" draw:layer="layout" svg:width="21.6cm" svg:height="5.5cm" svg:x="29.7cm" svg:y="73cm">
            <text:p/>
            <draw:enhanced-geometry svg:viewBox="0 0 21600 21600" draw:type="rectangle" draw:enhanced-path="M 0 0 L 21600 0 21600 21600 0 21600 0 0 Z N"/>
          </draw:custom-shape>
          <draw:frame draw:style-name="gr26" draw:text-style-name="P22" draw:layer="layout" svg:width="19.639cm" svg:height="5.28cm" svg:x="30.461cm" svg:y="73.82cm">
            <draw:text-box>
              <text:p text:style-name="P6"><text:span text:style-name="T6">DO IT!</text:span></text:p>
              <text:p text:style-name="P6"><text:span text:style-name="T9">Will probably take some time.</text:span></text:p>
            </draw:text-box>
          </draw:frame>
        </draw:g>
        <draw:g>
          <draw:custom-shape draw:style-name="gr16" draw:text-style-name="P20" draw:layer="layout" svg:width="18.9cm" svg:height="5cm" svg:x="53cm" svg:y="59.2cm">
            <text:p/>
            <draw:enhanced-geometry svg:viewBox="0 0 21600 21600" draw:type="rectangle" draw:enhanced-path="M 0 0 L 21600 0 21600 21600 0 21600 0 0 Z N"/>
          </draw:custom-shape>
          <draw:frame draw:style-name="gr17" draw:text-style-name="P12" draw:layer="layout" svg:width="19.1cm" svg:height="4.976cm" svg:x="52.9cm" svg:y="59.805cm">
            <draw:text-box>
              <text:p text:style-name="P11"><text:span text:style-name="T6">Consider alternatives, associated orgs, etc.</text:span></text:p>
              <text:p text:style-name="P11"/>
            </draw:text-box>
          </draw:frame>
        </draw:g>
        <draw:frame draw:style-name="gr27" draw:text-style-name="P3" draw:layer="layout" svg:width="8.815cm" svg:height="49.245cm" svg:x="28.285cm" svg:y="10.955cm">
          <draw:text-box>
            <text:p text:style-name="P1"><text:span text:style-name="T1">3Com Corporation</text:span></text:p>
            <text:p text:style-name="P1"><text:span text:style-name="T1">AlliedSignal Inc. </text:span></text:p>
            <text:p text:style-name="P1"><text:span text:style-name="T1">3M Company</text:span></text:p>
            <text:p text:style-name="P1"><text:span text:style-name="T1">Allstate Foundation, The <text:s/>Allstate Giving Campaign</text:span></text:p>
            <text:p text:style-name="P1"><text:span text:style-name="T1">Abacus Capital Investments</text:span></text:p>
            <text:p text:style-name="P1"><text:span text:style-name="T1">Abbot Laboratories</text:span></text:p>
            <text:p text:style-name="P1"><text:span text:style-name="T1">Altera Corp. Contributions Program </text:span></text:p>
            <text:p text:style-name="P1"><text:span text:style-name="T1">Accenture Foundation, Inc.</text:span></text:p>
            <text:p text:style-name="P1"><text:span text:style-name="T1">Access Fund</text:span></text:p>
            <text:p text:style-name="P1"><text:span text:style-name="T1">Altria Employee Involvement Programs </text:span></text:p>
            <text:p text:style-name="P1"><text:span text:style-name="T1">ACE INA Foundation</text:span></text:p>
            <text:p text:style-name="P1"><text:span text:style-name="T1">Adams Harkness and Hill Inc.</text:span></text:p>
            <text:p text:style-name="P1"><text:span text:style-name="T1">Altria Group </text:span></text:p>
            <text:p text:style-name="P1"><text:span text:style-name="T1">Adaptec Foundation</text:span></text:p>
            <text:p text:style-name="P1"><text:span text:style-name="T1">AMBAC Indemnity Corporation </text:span></text:p>
            <text:p text:style-name="P1"><text:span text:style-name="T1">ADC Foundation</text:span></text:p>
            <text:p text:style-name="P1"><text:span text:style-name="T1">ADC Telecommunications</text:span></text:p>
            <text:p text:style-name="P1"><text:span text:style-name="T1">AMD Corporate Giving Program</text:span></text:p>
            <text:p text:style-name="P1"><text:span text:style-name="T1">Adobe Systems Inc.</text:span></text:p>
            <text:p text:style-name="P1"><text:span text:style-name="T1">ADP Foundation</text:span></text:p>
            <text:p text:style-name="P1"><text:span text:style-name="T1">American Express Co. </text:span></text:p>
            <text:p text:style-name="P1"><text:span text:style-name="T1">A &amp; E Television Networks</text:span></text:p>
            <text:p text:style-name="P1"><text:span text:style-name="T1">American Express FOUNDATION</text:span></text:p>
            <text:p text:style-name="P1"><text:span text:style-name="T1">AEGON TRANSAMERICA</text:span></text:p>
            <text:p text:style-name="P1"><text:span text:style-name="T1">AEP</text:span></text:p>
            <text:p text:style-name="P1"><text:span text:style-name="T1">AMERICAN EXPRESS Gift Matching Program <text:s/></text:span></text:p>
            <text:p text:style-name="P1"><text:span text:style-name="T1">AES Corporation</text:span></text:p>
            <text:p text:style-name="P1"><text:span text:style-name="T1">A.E. Staley Manufacturing Co.</text:span></text:p>
            <text:p text:style-name="P1"><text:span text:style-name="T1">American Fidelity Corp. </text:span></text:p>
            <text:p text:style-name="P1"><text:span text:style-name="T1">Aetna Foundation, Inc.</text:span></text:p>
            <text:p text:style-name="P1"><text:span text:style-name="T1">American General Corp. </text:span></text:p>
            <text:p text:style-name="P1"><text:span text:style-name="T1">AG Communications Systems</text:span></text:p>
            <text:p text:style-name="P1"><text:span text:style-name="T1">American Honda Motor Co. Inc. </text:span></text:p>
            <text:p text:style-name="P1"><text:span text:style-name="T1">Agilent Technologies</text:span></text:p>
            <text:p text:style-name="P1"><text:span text:style-name="T1">Aid Association for Lutherans</text:span></text:p>
            <text:p text:style-name="P1"><text:span text:style-name="T1">American Inter Group </text:span></text:p>
            <text:p text:style-name="P1"><text:span text:style-name="T1">AIG Matching Grants Program</text:span></text:p>
            <text:p text:style-name="P1"><text:span text:style-name="T1">American International Group, Inc </text:span></text:p>
            <text:p text:style-name="P1"><text:span text:style-name="T1">Aileen S. Andrew Foundation</text:span></text:p>
            <text:p text:style-name="P1"><text:span text:style-name="T1">AIM Foundation</text:span></text:p>
            <text:p text:style-name="P1"><text:span text:style-name="T1">American National Bank and Trust Co. of Chicago <text:s text:c="2"/></text:span></text:p>
            <text:p text:style-name="P1"><text:span text:style-name="T1">Air Liquide America Corporation</text:span></text:p>
            <text:p text:style-name="P1"><text:span text:style-name="T1">Air Products and Chemicals Inc.</text:span></text:p>
            <text:p text:style-name="P1"><text:span text:style-name="T1">American Standard Foundation <text:s/></text:span></text:p>
            <text:p text:style-name="P1"><text:span text:style-name="T1">Albemarle Corp.</text:span></text:p>
            <text:p text:style-name="P1"><text:span text:style-name="T1">Alco Standard Fdn.</text:span></text:p>
            <text:p text:style-name="P1"><text:span text:style-name="T1">American Stock Exchange </text:span></text:p>
            <text:p text:style-name="P1"><text:span text:style-name="T1">AlCOA Foundation</text:span></text:p>
            <text:p text:style-name="P1"><text:span text:style-name="T1">Ameriprise Financial </text:span></text:p>
            <text:p text:style-name="P1"><text:span text:style-name="T1">Alexander and Baldwin Inc.</text:span></text:p>
            <text:p text:style-name="P1"><text:span text:style-name="T1">Ameritech Corp. </text:span></text:p>
            <text:p text:style-name="P1"><text:span text:style-name="T1">Alexander and Baldwin Foundation</text:span></text:p>
            <text:p text:style-name="P1"><text:span text:style-name="T1">Amgen Center </text:span></text:p>
            <text:p text:style-name="P1"><text:span text:style-name="T1">Alexander Haas Martin and Partners</text:span></text:p>
            <text:p text:style-name="P1"><text:span text:style-name="T1">Amgen Foundation </text:span></text:p>
            <text:p text:style-name="P1"><text:span text:style-name="T1">Alexander Hamilton Life</text:span></text:p>
            <text:p text:style-name="P1"><text:span text:style-name="T1">Amgen Inc. </text:span></text:p>
            <text:p text:style-name="P1"><text:span text:style-name="T1">Allegro Microsystems Inc.</text:span></text:p>
            <text:p text:style-name="P1"><text:span text:style-name="T1">AMN Healthcare Services, <text:s/></text:span></text:p>
            <text:p text:style-name="P1"><text:span text:style-name="T1">Allegiance Corp. and Baxter International</text:span></text:p>
            <text:p text:style-name="P1"><text:span text:style-name="T1">Inc. Corp. Giving Program </text:span></text:p>
            <text:p text:style-name="P1"><text:span text:style-name="T1">Allendale Insurance Foundation</text:span></text:p>
            <text:p text:style-name="P1"><text:span text:style-name="T1">AmSouth BanCorp. Foundation </text:span></text:p>
            <text:p text:style-name="P1"><text:span text:style-name="T1">Allendale Mutual Insurance Co.</text:span></text:p>
            <text:p text:style-name="P1"><text:span text:style-name="T1">AllianceBernstein</text:span></text:p>
            <text:p text:style-name="P1"><text:span text:style-name="T1">AMSTED Industries Inc. <text:s text:c="2"/></text:span></text:p>
            <text:p text:style-name="P1"><text:span text:style-name="T1">Alliance Capital Management L.P.</text:span></text:p>
            <text:p text:style-name="P1"><text:span text:style-name="T1">Amylin Pharmaceuticals, Inc. Corp. Giving Program </text:span></text:p>
            <text:p text:style-name="P1"><text:span text:style-name="T1">Alliance Coal LLC</text:span></text:p>
            <text:p text:style-name="P1"><text:span text:style-name="T1">Alliant Techsystems</text:span></text:p>
            <text:p text:style-name="P1"><text:span text:style-name="T1">Anadarko Petroleum Corp. </text:span></text:p>
            <text:p text:style-name="P1"><text:span text:style-name="T1">Analog Devices</text:span></text:p>
            <text:p text:style-name="P1"><text:span text:style-name="T1">Avon Matching Gifts Program </text:span></text:p>
            <text:p text:style-name="P1"><text:span text:style-name="T1">Analytics Operations Engineering</text:span></text:p>
            <text:p text:style-name="P1"><text:span text:style-name="T1">Analog Devices Inc.</text:span></text:p>
            <text:p text:style-name="P1"><text:span text:style-name="T1">Avon Products Foundation, <text:s/>Inc. <text:s/></text:span></text:p>
            <text:p text:style-name="P1"><text:span text:style-name="T1">Anchor/Russell Capital Advisors Inc.</text:span></text:p>
            <text:p text:style-name="P1"><text:span text:style-name="T1">Andersons Inc.</text:span></text:p>
            <text:p text:style-name="P1"><text:span text:style-name="T1">Axa Foundation </text:span></text:p>
            <text:p text:style-name="P1"><text:span text:style-name="T1">Andrea Frankel Allen Charities</text:span></text:p>
            <text:p text:style-name="P1"><text:span text:style-name="T1">Anheuser-Busch Foundation </text:span></text:p>
            <text:p text:style-name="P1"><text:span text:style-name="T1">AOL Time Warner Foundation </text:span></text:p>
            <text:p text:style-name="P1"><text:span text:style-name="T1">Aon Corporation</text:span></text:p>
            <text:p text:style-name="P1"><text:span text:style-name="T1">Apache Corporation</text:span></text:p>
            <text:p text:style-name="P1"><text:span text:style-name="T1">Apple Computer Inc.</text:span></text:p>
            <text:p text:style-name="P1"><text:span text:style-name="T1">Applera Corporation</text:span></text:p>
            <text:p text:style-name="P1"><text:span text:style-name="T1">Applied Materials Foundation, The</text:span></text:p>
            <text:p text:style-name="P1"><text:span text:style-name="T1">APS</text:span></text:p>
            <text:p text:style-name="P1"><text:span text:style-name="T1">Aquila, Inc.</text:span></text:p>
            <text:p text:style-name="P1"><text:span text:style-name="T1">Archer Daniels Midland</text:span></text:p>
            <text:p text:style-name="P1"><text:span text:style-name="T1">ARCO Chemical Co.</text:span></text:p>
            <text:p text:style-name="P1"><text:span text:style-name="T1">Ares Advanced Technology</text:span></text:p>
            <text:p text:style-name="P1"><text:span text:style-name="T1">Ares Management LLC</text:span></text:p>
            <text:p text:style-name="P1"><text:span text:style-name="T1">Argonaut Group Inc. </text:span></text:p>
            <text:p text:style-name="P1"><text:span text:style-name="T1">Aristokraft Inc.</text:span></text:p>
            <text:p text:style-name="P1"><text:span text:style-name="T1">Arkansas Best Corporation</text:span></text:p>
            <text:p text:style-name="P1"><text:span text:style-name="T1">Arkwright Mutual Insurance Co.</text:span></text:p>
            <text:p text:style-name="P1"><text:span text:style-name="T1">Armco Inc.</text:span></text:p>
            <text:p text:style-name="P1"><text:span text:style-name="T1">Armstrong Foundation</text:span></text:p>
            <text:p text:style-name="P1"><text:span text:style-name="T1">Arthur J. Gallagher</text:span></text:p>
            <text:p text:style-name="P1"><text:span text:style-name="T1">Ashland Oil Foundation, Inc.</text:span></text:p>
            <text:p text:style-name="P1"><text:span text:style-name="T1">Aspect Global Giving Program</text:span></text:p>
            <text:p text:style-name="P1"><text:span text:style-name="T1">Aspect Telecommunications</text:span></text:p>
            <text:p text:style-name="P1"><text:span text:style-name="T1">Associates Corp. of North America </text:span></text:p>
            <text:p text:style-name="P1"><text:span text:style-name="T1">Astra Merck Inc. </text:span></text:p>
            <text:p text:style-name="P1"><text:span text:style-name="T1">AstraZeneca Pharmaceutical LP </text:span></text:p>
            <text:p text:style-name="P1"><text:span text:style-name="T1">Atapco </text:span></text:p>
            <text:p text:style-name="P1"><text:span text:style-name="T1">ATK Foundation </text:span></text:p>
            <text:p text:style-name="P1"><text:span text:style-name="T1">Atlantic Data Services Inc. <text:s/></text:span></text:p>
            <text:p text:style-name="P1"><text:span text:style-name="T1">Atochem North America Foundation </text:span></text:p>
            <text:p text:style-name="P1"><text:span text:style-name="T1">ATOFINA Chemicals, Inc. <text:s/></text:span></text:p>
            <text:p text:style-name="P1"><text:span text:style-name="T1">ATO FINA Pharmaceutical Foundation </text:span></text:p>
            <text:p text:style-name="P1"><text:span text:style-name="T1">AT&amp;T </text:span></text:p>
            <text:p text:style-name="P1"><text:span text:style-name="T1">AT&amp;T Communications Systems </text:span></text:p>
            <text:p text:style-name="P1"><text:span text:style-name="T1">AT&amp;T Foundation </text:span></text:p>
            <text:p text:style-name="P1"><text:span text:style-name="T1">Autodesk Inc. <text:s text:c="2"/></text:span></text:p>
            <text:p text:style-name="P1"><text:span text:style-name="T1">Automatic Data Processing, Inc. </text:span></text:p>
            <text:p text:style-name="P1"><text:span text:style-name="T1">Avaya Communication </text:span></text:p>
            <text:p text:style-name="P1"><text:span text:style-name="T1">Avery Dennison Foundation </text:span></text:p>
            <text:p text:style-name="P1"><text:span text:style-name="T1">Avnet, Inc. <text:s text:c="3"/></text:span></text:p>
          </draw:text-box>
        </draw:frame>
        <draw:frame draw:style-name="gr28" draw:text-style-name="P3" draw:layer="layout" svg:width="8.815cm" svg:height="49.501cm" svg:x="37.6cm" svg:y="10.555cm">
          <draw:text-box>
            <text:p text:style-name="P1"><text:span text:style-name="T1">Baker Hughes Foundation </text:span></text:p>
            <text:p text:style-name="P1"><text:span text:style-name="T1">Ball Corporation </text:span></text:p>
            <text:p text:style-name="P1"><text:span text:style-name="T1">Banc One Foundation </text:span></text:p>
            <text:p text:style-name="P1"><text:span text:style-name="T1">Bank Boston </text:span></text:p>
            <text:p text:style-name="P1"><text:span text:style-name="T1">Bank of America </text:span></text:p>
            <text:p text:style-name="P1"><text:span text:style-name="T1">Bank of America Corporation </text:span></text:p>
            <text:p text:style-name="P1"><text:span text:style-name="T1">Bank of America Foundation </text:span></text:p>
            <text:p text:style-name="P1"><text:span text:style-name="T1">Bank of America N.A. <text:s/></text:span></text:p>
            <text:p text:style-name="P1"><text:span text:style-name="T1">Bank of Tokyo-Mitsubishi </text:span></text:p>
            <text:p text:style-name="P1"><text:span text:style-name="T1">Bank One NA </text:span></text:p>
            <text:p text:style-name="P1"><text:span text:style-name="T1">Bankers Trust Corporation </text:span></text:p>
            <text:p text:style-name="P1"><text:span text:style-name="T1">Bankers Trust Foundation </text:span></text:p>
            <text:p text:style-name="P1"><text:span text:style-name="T1">Banta Corp. <text:s/>Foundations Inc. </text:span></text:p>
            <text:p text:style-name="P1"><text:span text:style-name="T1">Barber-Colman Co. </text:span></text:p>
            <text:p text:style-name="P1"><text:span text:style-name="T1">Barrick Goldstrike Mines Inc. </text:span></text:p>
            <text:p text:style-name="P1"><text:span text:style-name="T1">BASF Corporation </text:span></text:p>
            <text:p text:style-name="P1"><text:span text:style-name="T1">Baughman Company PA </text:span></text:p>
            <text:p text:style-name="P1"><text:span text:style-name="T1">BAX Global </text:span></text:p>
            <text:p text:style-name="P1"><text:span text:style-name="T1">Baxter Allegiance Foundation <text:s/></text:span></text:p>
            <text:p text:style-name="P1"><text:span text:style-name="T1">Baxter International Foundation </text:span></text:p>
            <text:p text:style-name="P1"><text:span text:style-name="T1">Bay Networks </text:span></text:p>
            <text:p text:style-name="P1"><text:span text:style-name="T1">Bearingpoint Charitable Foundation, Inc. </text:span></text:p>
            <text:p text:style-name="P1"><text:span text:style-name="T1">Bechtel Foundation </text:span></text:p>
            <text:p text:style-name="P1"><text:span text:style-name="T1">Bechtel Group Foundation </text:span></text:p>
            <text:p text:style-name="P1"><text:span text:style-name="T1">Beckman Coulter, Inc. Corporate Giving Program </text:span></text:p>
            <text:p text:style-name="P1"><text:span text:style-name="T1">Beckton Dickenson </text:span></text:p>
            <text:p text:style-name="P1"><text:span text:style-name="T1">Becton-Dickinson Corp. </text:span></text:p>
            <text:p text:style-name="P1"><text:span text:style-name="T1">Belden Wire and Cable Co. <text:s text:c="2"/></text:span></text:p>
            <text:p text:style-name="P1"><text:span text:style-name="T1">Bell Atlantic Corp. </text:span></text:p>
            <text:p text:style-name="P1"><text:span text:style-name="T1">Bell &amp; Howell Foundation </text:span></text:p>
            <text:p text:style-name="P1"><text:span text:style-name="T1">BellSouth </text:span></text:p>
            <text:p text:style-name="P1"><text:span text:style-name="T1">Bemis Associates Inc. </text:span></text:p>
            <text:p text:style-name="P1"><text:span text:style-name="T1">BeneTemps Inc. <text:s/></text:span></text:p>
            <text:p text:style-name="P1"><text:span text:style-name="T1">Berkshire Mortgage Finance Bethesda LP </text:span></text:p>
            <text:p text:style-name="P1"><text:span text:style-name="T1">Bernstein Real Estate Co. </text:span></text:p>
            <text:p text:style-name="P1"><text:span text:style-name="T1">Bestfoods </text:span></text:p>
            <text:p text:style-name="P1"><text:span text:style-name="T1">BFGoodrich Co. <text:s/></text:span></text:p>
            <text:p text:style-name="P1"><text:span text:style-name="T1">Bill and Melinda Gates Foundation </text:span></text:p>
            <text:p text:style-name="P1"><text:span text:style-name="T1">Binney and Smith Inc. <text:s text:c="2"/></text:span></text:p>
            <text:p text:style-name="P1"><text:span text:style-name="T1">Biogen Idec Foundation, Inc. </text:span></text:p>
            <text:p text:style-name="P1"><text:span text:style-name="T1">Bituminous Casualty Corp. </text:span></text:p>
            <text:p text:style-name="P1"><text:span text:style-name="T1">BKD LLP </text:span></text:p>
            <text:p text:style-name="P1"><text:span text:style-name="T1">Black and Decker </text:span></text:p>
            <text:p text:style-name="P1"><text:span text:style-name="T1">Black and Decker Corporation </text:span></text:p>
            <text:p text:style-name="P1"><text:span text:style-name="T1">Blockbuster Inc. </text:span></text:p>
            <text:p text:style-name="P1"><text:span text:style-name="T1">Blount Foundation, Inc. <text:s text:c="2"/></text:span></text:p>
            <text:p text:style-name="P1"><text:span text:style-name="T1">BMC Industries, Inc. <text:s text:c="2"/></text:span></text:p>
            <text:p text:style-name="P1"><text:span text:style-name="T1">Boeing Co. </text:span></text:p>
            <text:p text:style-name="P1"><text:span text:style-name="T1">Boeing Company Contributions Program, The </text:span></text:p>
            <text:p text:style-name="P1"><text:span text:style-name="T1">Boeing Employees Community Fund </text:span></text:p>
            <text:p text:style-name="P1"><text:span text:style-name="T1">Bonneville International Corp. </text:span></text:p>
            <text:p text:style-name="P1"><text:span text:style-name="T1">Booz Allen Hamilton </text:span></text:p>
            <text:p text:style-name="P1"><text:span text:style-name="T1">Borden Family of Cos. <text:s text:c="2"/></text:span></text:p>
            <text:p text:style-name="P1"><text:span text:style-name="T1">Boston Edison Co. <text:s text:c="2"/></text:span></text:p>
            <text:p text:style-name="P1"><text:span text:style-name="T1">Boston Gear </text:span></text:p>
            <text:p text:style-name="P1"><text:span text:style-name="T1">B.P. American, Inc. </text:span></text:p>
            <text:p text:style-name="P1"><text:span text:style-name="T1">BP Amoco Corporation </text:span></text:p>
            <text:p text:style-name="P1"><text:span text:style-name="T1">BP Corporation North America Inc. <text:s/></text:span></text:p>
            <text:p text:style-name="P1"><text:span text:style-name="T1">BP Foundation, Inc. </text:span></text:p>
            <text:p text:style-name="P1"><text:span text:style-name="T1">Brady Corporation </text:span></text:p>
            <text:p text:style-name="P1"><text:span text:style-name="T1">Brakeley, John Price Jones Inc. <text:s text:c="2"/></text:span></text:p>
            <text:p text:style-name="P1"><text:span text:style-name="T1">Bridgestone/Firestone Trust Fund </text:span></text:p>
            <text:p text:style-name="P1"><text:span text:style-name="T1">Brinks Home Security, Inc. </text:span></text:p>
            <text:p text:style-name="P1"><text:span text:style-name="T1">Bristol-Myers Squibb Foundation </text:span></text:p>
            <text:p text:style-name="P1"><text:span text:style-name="T1">Brown Group, Inc. </text:span></text:p>
            <text:p text:style-name="P1"><text:span text:style-name="T1">Brown &amp; Williamson Tobacco Corporation </text:span></text:p>
            <text:p text:style-name="P1"><text:span text:style-name="T1">Bunge Corporation </text:span></text:p>
            <text:p text:style-name="P1"><text:span text:style-name="T1">Burlington Air Express </text:span></text:p>
            <text:p text:style-name="P1"><text:span text:style-name="T1">Burlington Industries, Inc. </text:span></text:p>
            <text:p text:style-name="P1"><text:span text:style-name="T1">Burlington N Rail Rd. </text:span></text:p>
            <text:p text:style-name="P1"><text:span text:style-name="T1">Business &amp; Legal Reports Inc. <text:s text:c="2"/></text:span></text:p>
            <text:p text:style-name="P1"><text:span text:style-name="T1">Butler Manufacturing Co. <text:s/></text:span></text:p>
            <text:p text:style-name="P1"><text:span text:style-name="T1">Butlington Northern Santa Fe <text:s/></text:span></text:p>
            <text:p text:style-name="P1"><text:span text:style-name="T1"/></text:p>
            <text:p text:style-name="P2"><text:span text:style-name="T2">Cable and Wireless </text:span></text:p>
            <text:p text:style-name="P2"><text:span text:style-name="T2">Cabot Corp Foundation </text:span></text:p>
            <text:p text:style-name="P2"><text:span text:style-name="T2">Cabot Oil &amp; Gas Corporation </text:span></text:p>
            <text:p text:style-name="P2"><text:span text:style-name="T2">Caddence Design Systems Inc. </text:span></text:p>
            <text:p text:style-name="P2"><text:span text:style-name="T2">California Community Foundation </text:span></text:p>
            <text:p text:style-name="P2"><text:span text:style-name="T2">California Endowment, The </text:span></text:p>
            <text:p text:style-name="P2"><text:span text:style-name="T2">California Wellness Foundation, The </text:span></text:p>
            <text:p text:style-name="P2"><text:span text:style-name="T2">Callaway Golf Company Foundation </text:span></text:p>
            <text:p text:style-name="P2"><text:span text:style-name="T2">Caltex Petroleum Corp. </text:span></text:p>
            <text:p text:style-name="P2"><text:span text:style-name="T2">CambridgeSoft </text:span></text:p>
            <text:p text:style-name="P2"><text:span text:style-name="T2">CAN </text:span></text:p>
            <text:p text:style-name="P2"><text:span text:style-name="T2">Candle Foundation, The </text:span></text:p>
            <text:p text:style-name="P2"><text:span text:style-name="T2">Capital Group Companies, Inc. </text:span></text:p>
            <text:p text:style-name="P2"><text:span text:style-name="T2">Capital Group Inc. </text:span></text:p>
            <text:p text:style-name="P2"><text:span text:style-name="T2">Cardinal Health Foundation </text:span></text:p>
            <text:p text:style-name="P2"><text:span text:style-name="T2">Cargill </text:span></text:p>
            <text:p text:style-name="P2"><text:span text:style-name="T2">Carillon Point </text:span></text:p>
            <text:p text:style-name="P2"><text:span text:style-name="T2">Carl M. Freeman Golf </text:span></text:p>
            <text:p text:style-name="P2"><text:span text:style-name="T2">Carnegie Corporation of New York <text:s/></text:span></text:p>
            <text:p text:style-name="P2"><text:span text:style-name="T2">Carolina Power &amp; Light Co. </text:span></text:p>
            <text:p text:style-name="P2"><text:span text:style-name="T2">Casey Foundation, Margueritte </text:span></text:p>
            <text:p text:style-name="P2"><text:span text:style-name="T2">Caterpillar Foundation </text:span></text:p>
            <text:p text:style-name="P2"><text:span text:style-name="T2">Caterpillar Inc. </text:span></text:p>
            <text:p text:style-name="P2"><text:span text:style-name="T2">Caterpillar Tractor Co. </text:span></text:p>
            <text:p text:style-name="P2"><text:span text:style-name="T2">CBS Foundation Inc. </text:span></text:p>
            <text:p text:style-name="P2"><text:span text:style-name="T2">CBS Inc. </text:span></text:p>
            <text:p text:style-name="P1"><text:span text:style-name="T2">CBS/Westinghouse Foundation</text:span></text:p>
            <text:p text:style-name="P2"><text:span text:style-name="T2">CCB Foundation </text:span></text:p>
            <text:p text:style-name="P2"><text:span text:style-name="T2">Centre Insurance Company </text:span></text:p>
            <text:p text:style-name="P2"><text:span text:style-name="T2">CertainTeed Corp. </text:span></text:p>
            <text:p text:style-name="P2"><text:span text:style-name="T2">CertainTeed Corporation Foundation </text:span></text:p>
            <text:p text:style-name="P2"><text:span text:style-name="T2">CertCo, Inc. </text:span></text:p>
            <text:p text:style-name="P2"><text:span text:style-name="T2">Cessna Foundation </text:span></text:p>
            <text:p text:style-name="P2"><text:span text:style-name="T2">Champion International Corp. </text:span></text:p>
            <text:p text:style-name="P2"><text:span text:style-name="T2">Charles River Laboratories Inc. <text:s text:c="2"/></text:span></text:p>
            <text:p text:style-name="P2"><text:span text:style-name="T10">Charles Schwab Corpo</text:span><text:span text:style-name="T2">Deluxe Corp. </text:span></text:p>
            <text:p text:style-name="P2"><text:span text:style-name="T2">Demont &amp; Associates Inc. </text:span></text:p>
            <text:p text:style-name="P2"><text:span text:style-name="T2">Detroit Edison Co. </text:span></text:p>
            <text:p text:style-name="P2"><text:span text:style-name="T2">Deutsche Bank Americas Foundation </text:span></text:p>
            <text:p text:style-name="P2"><text:span text:style-name="T2">Deutsche Bank NA </text:span></text:p>
            <text:p text:style-name="P2"><text:span text:style-name="T2">Devon Energy Corporation </text:span></text:p>
            <text:p text:style-name="P2"><text:span text:style-name="T2">DFS Group Ltd. </text:span></text:p>
            <text:p text:style-name="P2"><text:span text:style-name="T2">Diageo Global Business Support </text:span></text:p>
            <text:p text:style-name="P2"><text:span text:style-name="T2">Diageo North America </text:span></text:p>
            <text:p text:style-name="P2"><text:span text:style-name="T2">Dictaphone Corp. </text:span></text:p>
            <text:p text:style-name="P2"><text:span text:style-name="T2">Digital Equipment </text:span></text:p>
            <text:p text:style-name="P2"><text:span text:style-name="T2">Disney Company Foundation, Walt, Tration Foundation </text:span></text:p>
            <text:p text:style-name="P2"><text:span text:style-name="T2">Charles Schwab &amp; Co. Inc. and Subsidiaries </text:span></text:p>
            <text:p text:style-name="P1"><text:span text:style-name="T2"><text:s/></text:span></text:p>
            <text:p text:style-name="P1"><text:span text:style-name="T1"/></text:p>
          </draw:text-box>
        </draw:frame>
        <draw:frame draw:style-name="gr29" draw:text-style-name="P3" draw:layer="layout" svg:width="8.815cm" svg:height="48.319cm" svg:x="55.601cm" svg:y="9.8cm">
          <draw:text-box>
            <text:p text:style-name="P1"><text:span text:style-name="T1">he </text:span></text:p>
            <text:p text:style-name="P1"><text:span text:style-name="T1">Dominion Foundation </text:span></text:p>
            <text:p text:style-name="P1"><text:span text:style-name="T1">Dow AgroSciences, LLC </text:span></text:p>
            <text:p text:style-name="P1"><text:span text:style-name="T1">Dow Chemical Co Foundation </text:span></text:p>
            <text:p text:style-name="P1"><text:span text:style-name="T1">Dow Corning Corp. </text:span></text:p>
            <text:p text:style-name="P1"><text:span text:style-name="T1">Dow Corning Inc. </text:span></text:p>
            <text:p text:style-name="P1"><text:span text:style-name="T1">Dream Street Foundation </text:span></text:p>
            <text:p text:style-name="P1"><text:span text:style-name="T1">DST Systems Inc. </text:span></text:p>
            <text:p text:style-name="P1"><text:span text:style-name="T1">DTE Energy </text:span></text:p>
            <text:p text:style-name="P1"><text:span text:style-name="T1">Duke Energy </text:span></text:p>
            <text:p text:style-name="P1"><text:span text:style-name="T1">Duke Power Co. </text:span></text:p>
            <text:p text:style-name="P1"><text:span text:style-name="T1">DuMonde Solutions </text:span></text:p>
            <text:p text:style-name="P1"><text:span text:style-name="T1">Duracell International Inc. <text:s text:c="2"/></text:span></text:p>
            <text:p text:style-name="P1"><text:span text:style-name="T1">Dynegy Inc.</text:span></text:p>
            <text:p text:style-name="P1"><text:span text:style-name="T1"><text:s/></text:span></text:p>
            <text:p text:style-name="P1"><text:span text:style-name="T1">East Bay Community Foundation, The </text:span></text:p>
            <text:p text:style-name="P1"><text:span text:style-name="T1">Eastern Bank &amp; Trust Co. </text:span></text:p>
            <text:p text:style-name="P1"><text:span text:style-name="T1">Eastern Enterprises </text:span></text:p>
            <text:p text:style-name="P1"><text:span text:style-name="T1">Eastern Mountain Sports </text:span></text:p>
            <text:p text:style-name="P1"><text:span text:style-name="T1">Eaton Charitable Fund </text:span></text:p>
            <text:p text:style-name="P1"><text:span text:style-name="T1">Eaton Corp. </text:span></text:p>
            <text:p text:style-name="P1"><text:span text:style-name="T1">Eaton Vance Management </text:span></text:p>
            <text:p text:style-name="P1"><text:span text:style-name="T1">eBay Inc. </text:span></text:p>
            <text:p text:style-name="P1"><text:span text:style-name="T1">Ecolab Foundation </text:span></text:p>
            <text:p text:style-name="P1"><text:span text:style-name="T1">Ecolab Inc. </text:span></text:p>
            <text:p text:style-name="P1"><text:span text:style-name="T1">Edison International Corporate Giving Program </text:span></text:p>
            <text:p text:style-name="P1"><text:span text:style-name="T1">Edison International Foundation </text:span></text:p>
            <text:p text:style-name="P1"><text:span text:style-name="T1">EEX </text:span></text:p>
            <text:p text:style-name="P1"><text:span text:style-name="T1">El Paso Energy Foundation </text:span></text:p>
            <text:p text:style-name="P1"><text:span text:style-name="T1">ELF Atochem North America Inc. </text:span></text:p>
            <text:p text:style-name="P1"><text:span text:style-name="T1">Eli Lilly &amp; Company Foundation </text:span></text:p>
            <text:p text:style-name="P1"><text:span text:style-name="T1">Emerson </text:span></text:p>
            <text:p text:style-name="P1"><text:span text:style-name="T1">Emerson Electric Co. </text:span></text:p>
            <text:p text:style-name="P1"><text:span text:style-name="T1">EMI Music Foundation </text:span></text:p>
            <text:p text:style-name="P1"><text:span text:style-name="T1">Employees Community Fund </text:span></text:p>
            <text:p text:style-name="P1"><text:span text:style-name="T1">Energizer Charitable Trust </text:span></text:p>
            <text:p text:style-name="P1"><text:span text:style-name="T1">Energizer/Eveready Battery Co. </text:span></text:p>
            <text:p text:style-name="P1"><text:span text:style-name="T1">Energy for Others </text:span></text:p>
            <text:p text:style-name="P1"><text:span text:style-name="T1">Enron Foundation </text:span></text:p>
            <text:p text:style-name="P1"><text:span text:style-name="T1">Ensign-Bickford Foundation </text:span></text:p>
            <text:p text:style-name="P1"><text:span text:style-name="T1">Entergy Corporation </text:span></text:p>
            <text:p text:style-name="P1"><text:span text:style-name="T1">EOG Resources </text:span></text:p>
            <text:p text:style-name="P1"><text:span text:style-name="T1">Equifax Community Relations </text:span></text:p>
            <text:p text:style-name="P1"><text:span text:style-name="T1">Equifax Inc. </text:span></text:p>
            <text:p text:style-name="P1"><text:span text:style-name="T1">Equistar Chemicals, LP </text:span></text:p>
            <text:p text:style-name="P1"><text:span text:style-name="T1">Equitable Insurance Companies, The </text:span></text:p>
            <text:p text:style-name="P1"><text:span text:style-name="T1">Equitable Life Assurance Society of the United States </text:span></text:p>
            <text:p text:style-name="P1"><text:span text:style-name="T1">Equitable Resources </text:span></text:p>
            <text:p text:style-name="P1"><text:span text:style-name="T1">Equiva Services LLC </text:span></text:p>
            <text:p text:style-name="P1"><text:span text:style-name="T1">ERE Yarmouth </text:span></text:p>
            <text:p text:style-name="P1"><text:span text:style-name="T1">Ericsson, Inc. </text:span></text:p>
            <text:p text:style-name="P1"><text:span text:style-name="T1">Erie Insurance Group </text:span></text:p>
            <text:p text:style-name="P1"><text:span text:style-name="T1">Ernst &amp; Young Foundation </text:span></text:p>
            <text:p text:style-name="P1"><text:span text:style-name="T1">Essex Group, Inc. </text:span></text:p>
            <text:p text:style-name="P1"><text:span text:style-name="T1">Ethicon, Inc. </text:span></text:p>
            <text:p text:style-name="P1"><text:span text:style-name="T1">Everen Foundation </text:span></text:p>
            <text:p text:style-name="P1"><text:span text:style-name="T1">Explorer Pipeline Company </text:span></text:p>
            <text:p text:style-name="P1"><text:span text:style-name="T1">Express Financial Services </text:span></text:p>
            <text:p text:style-name="P1"><text:span text:style-name="T1">Exxon Mobil Corporation Contributions Program </text:span></text:p>
            <text:p text:style-name="P1"><text:span text:style-name="T1">Exxon Mobil Foundation</text:span></text:p>
            <text:p text:style-name="P1"><text:span text:style-name="T1"/></text:p>
            <text:p text:style-name="P1"><text:span text:style-name="T1">Factory Mutual Insurance Company </text:span></text:p>
            <text:p text:style-name="P1"><text:span text:style-name="T1">Fair Isaac <text:s text:c="2"/></text:span></text:p>
            <text:p text:style-name="P1"><text:span text:style-name="T1">Fannie Mae and the Fannie Mae Foundation </text:span></text:p>
            <text:p text:style-name="P1"><text:span text:style-name="T1">Farmers Group, Inc. Corporate Giving </text:span></text:p>
            <text:p text:style-name="P1"><text:span text:style-name="T1">Program </text:span></text:p>
            <text:p text:style-name="P1"><text:span text:style-name="T1">Farmers Insurance Group </text:span></text:p>
            <text:p text:style-name="P1"><text:span text:style-name="T1">Federal Home Loan Bank/Dallas </text:span></text:p>
            <text:p text:style-name="P1"><text:span text:style-name="T1">Federal Home Loan Mortgage Corp. </text:span></text:p>
            <text:p text:style-name="P1"><text:span text:style-name="T1">Federated Department Stores Inc. </text:span></text:p>
            <text:p text:style-name="P1"><text:span text:style-name="T1">Feingold &amp; Feingold Insurance </text:span></text:p>
            <text:p text:style-name="P1"><text:span text:style-name="T1">FGM Inc </text:span></text:p>
            <text:p text:style-name="P1"><text:span text:style-name="T1">Fidelity Foundation </text:span></text:p>
            <text:p text:style-name="P1"><text:span text:style-name="T1">Fidelity Investments Charitable Gift Fund </text:span></text:p>
            <text:p text:style-name="P1"><text:span text:style-name="T1">Fidelity Investments, Fdn. </text:span></text:p>
            <text:p text:style-name="P1"><text:span text:style-name="T1">Fiduciary Trust Company </text:span></text:p>
            <text:p text:style-name="P1"><text:span text:style-name="T1">Fiduciary Trust Co., Boston </text:span></text:p>
            <text:p text:style-name="P1"><text:span text:style-name="T1">Fieldstone Foundation, The </text:span></text:p>
            <text:p text:style-name="P1"><text:span text:style-name="T1">FINA Inc. </text:span></text:p>
            <text:p text:style-name="P1"><text:span text:style-name="T1">Fingerhut Corp. </text:span></text:p>
            <text:p text:style-name="P1"><text:span text:style-name="T1">Fireman's Fund Foundation </text:span></text:p>
            <text:p text:style-name="P1"><text:span text:style-name="T1">Fireman's Fund Insurance Co. </text:span></text:p>
            <text:p text:style-name="P1"><text:span text:style-name="T1">First Bank Systems </text:span></text:p>
            <text:p text:style-name="P1"><text:span text:style-name="T1">First Data Corp </text:span></text:p>
            <text:p text:style-name="P1"><text:span text:style-name="T1">First Data Resources </text:span></text:p>
            <text:p text:style-name="P1"><text:span text:style-name="T1">First Energy Corp. </text:span></text:p>
            <text:p text:style-name="P1"><text:span text:style-name="T1">First Tennessee/First Horizon </text:span></text:p>
            <text:p text:style-name="P1"><text:span text:style-name="T1">First Union Foundation </text:span></text:p>
            <text:p text:style-name="P1"><text:span text:style-name="T1">Firststar Foundation </text:span></text:p>
            <text:p text:style-name="P1"><text:span text:style-name="T1">Fleet Bank </text:span></text:p>
            <text:p text:style-name="P1"><text:span text:style-name="T1">Flowerree Foundation </text:span></text:p>
            <text:p text:style-name="P1"><text:span text:style-name="T1">Fluor Foundation, The </text:span></text:p>
            <text:p text:style-name="P1"><text:span text:style-name="T1">Fluor Foundation FM Global Foundation </text:span></text:p>
            <text:p text:style-name="P1"><text:span text:style-name="T1">FM Global Foundation </text:span></text:p>
            <text:p text:style-name="P1"><text:span text:style-name="T1">FMC Corp. </text:span></text:p>
            <text:p text:style-name="P1"><text:span text:style-name="T1">FMC Technologies </text:span></text:p>
            <text:p text:style-name="P1"><text:span text:style-name="T1">Focal Communications Corp </text:span></text:p>
            <text:p text:style-name="P1"><text:span text:style-name="T1">Follett Corporation </text:span></text:p>
            <text:p text:style-name="P1"><text:span text:style-name="T1">Ford Family Foundation, The </text:span></text:p>
            <text:p text:style-name="P1"><text:span text:style-name="T1">Ford Matching Gift Program </text:span></text:p>
            <text:p text:style-name="P1"><text:span text:style-name="T1">Fort James Corp. and Subsidiaries </text:span></text:p>
            <text:p text:style-name="P1"><text:span text:style-name="T1">Fort James Foundation </text:span></text:p>
            <text:p text:style-name="P1"><text:span text:style-name="T1">Fortis Benefits </text:span></text:p>
            <text:p text:style-name="P1"><text:span text:style-name="T1">Fortis Financial Group </text:span></text:p>
            <text:p text:style-name="P1"><text:span text:style-name="T1">Fortis Health </text:span></text:p>
            <text:p text:style-name="P1"><text:span text:style-name="T1">Fortis Woodbury </text:span></text:p>
            <text:p text:style-name="P1"><text:span text:style-name="T1">Fortune Brands Inc. </text:span></text:p>
            <text:p text:style-name="P1"><text:span text:style-name="T1">Foundation for Educational Funding Inc. </text:span></text:p>
            <text:p text:style-name="P1"><text:span text:style-name="T1">Freddie Mac </text:span></text:p>
            <text:p text:style-name="P1"><text:span text:style-name="T1">Freddie Mac Foundation </text:span></text:p>
            <text:p text:style-name="P1"><text:span text:style-name="T1">Frederic W. Cook &amp; Co. Inc. </text:span></text:p>
            <text:p text:style-name="P1"><text:span text:style-name="T1">Freedom Forum </text:span></text:p>
            <text:p text:style-name="P1"><text:span text:style-name="T1">Freeprot-McMoRan </text:span></text:p>
            <text:p text:style-name="P1"><text:span text:style-name="T1">Friedman Billings Ramsey &amp; Co. </text:span></text:p>
            <text:p text:style-name="P1"><text:span text:style-name="T1">Fuji Bank, Ltd. </text:span></text:p>
            <text:p text:style-name="P1"><text:span text:style-name="T1">Fujitsu Network Comm. <text:s/></text:span></text:p>
            <text:p text:style-name="P1"><text:span text:style-name="T1">Fuller Company Foundation, H. B. </text:span></text:p>
            <text:p text:style-name="P1"><text:span text:style-name="T1">Fulton Financial Corporation</text:span></text:p>
            <text:p text:style-name="P2"><text:span text:style-name="T2">Gallo Winery Corporate Giving Program, E. &amp; J. </text:span></text:p>
            <text:p text:style-name="P2"><text:span text:style-name="T2">Gannett Co. Inc. </text:span></text:p>
            <text:p text:style-name="P2"><text:span text:style-name="T2">Gannett Foundation </text:span></text:p>
            <text:p text:style-name="P1"><text:span text:style-name="T2">Gap Foundation, The </text:span><text:span text:style-name="T1"><text:s/></text:span></text:p>
          </draw:text-box>
        </draw:frame>
        <draw:frame draw:style-name="gr30" draw:text-style-name="P3" draw:layer="layout" svg:width="8.815cm" svg:height="31.377cm" svg:x="29.018cm" svg:y="79.683cm">
          <draw:text-box>
            <text:p text:style-name="P1"><text:span text:style-name="T1">Kaiser Family Foundation </text:span></text:p>
            <text:p text:style-name="P1"><text:span text:style-name="T1">Kaiser Family Foundation, Henry J., The </text:span></text:p>
            <text:p text:style-name="P1"><text:span text:style-name="T1">Kansas City Southern Industries Inc. </text:span></text:p>
            <text:p text:style-name="P1"><text:span text:style-name="T1">Kawasaki Motors Corporation </text:span></text:p>
            <text:p text:style-name="P1"><text:span text:style-name="T1">Keane, Inc. <text:s/></text:span></text:p>
            <text:p text:style-name="P1"><text:span text:style-name="T1">Kellogg Co. </text:span></text:p>
            <text:p text:style-name="P1"><text:span text:style-name="T1">Kemper Insurance Cos. </text:span></text:p>
            <text:p text:style-name="P1"><text:span text:style-name="T1">Kemper National Co. </text:span></text:p>
            <text:p text:style-name="P1"><text:span text:style-name="T1">Kennametal Inc. </text:span></text:p>
            <text:p text:style-name="P1"><text:span text:style-name="T1">Kennecott Corp. </text:span></text:p>
            <text:p text:style-name="P1"><text:span text:style-name="T1">Kerr-McGee Corporation </text:span></text:p>
            <text:p text:style-name="P1"><text:span text:style-name="T1">KeyCorp </text:span></text:p>
            <text:p text:style-name="P1"><text:span text:style-name="T1">Key Foundation </text:span></text:p>
            <text:p text:style-name="P1"><text:span text:style-name="T1">Keystone Associates Inc. </text:span></text:p>
            <text:p text:style-name="P1"><text:span text:style-name="T1">Kimberly-Clark Corp. </text:span></text:p>
            <text:p text:style-name="P1"><text:span text:style-name="T1">Kimberly Clark Foundation </text:span></text:p>
            <text:p text:style-name="P1"><text:span text:style-name="T1">Kinder Morgan Foundation </text:span></text:p>
            <text:p text:style-name="P1"><text:span text:style-name="T1">Kinney Shoe Corp. </text:span></text:p>
            <text:p text:style-name="P1"><text:span text:style-name="T1">Kirkland &amp; Ellis </text:span></text:p>
            <text:p text:style-name="P1"><text:span text:style-name="T1">Kirkland &amp; Ellis Foundation </text:span></text:p>
            <text:p text:style-name="P1"><text:span text:style-name="T1">KLA-Tencor Foundation </text:span></text:p>
            <text:p text:style-name="P1"><text:span text:style-name="T1">Kmart Corp. </text:span></text:p>
            <text:p text:style-name="P1"><text:span text:style-name="T1">KN Energy Foundation </text:span></text:p>
            <text:p text:style-name="P1"><text:span text:style-name="T1">KN Energy Inc. </text:span></text:p>
            <text:p text:style-name="P1"><text:span text:style-name="T1">Knight Foundation, John S. and James L. </text:span></text:p>
            <text:p text:style-name="P1"><text:span text:style-name="T1">Knight Ridder Inc </text:span></text:p>
            <text:p text:style-name="P1"><text:span text:style-name="T1">Kobe Steel USA, Inc. </text:span></text:p>
            <text:p text:style-name="P1"><text:span text:style-name="T1">KPMG Foundation, The </text:span></text:p>
            <text:p text:style-name="P1"><text:span text:style-name="T1">Kraft Employee Involvement Programs </text:span></text:p>
            <text:p text:style-name="P1"><text:span text:style-name="T1">Kraft Foods Matching Gifts Program </text:span></text:p>
            <text:p text:style-name="P1"><text:span text:style-name="T1">KraftMaid Cabinetry, Inc </text:span></text:p>
            <text:p text:style-name="P1"><text:span text:style-name="T1">Kraybill Homes Inc </text:span></text:p>
            <text:p text:style-name="P1"><text:span text:style-name="T1">KTLA-TV </text:span></text:p>
            <text:p text:style-name="P1"><text:span text:style-name="T1"/></text:p>
            <text:p text:style-name="P1"><text:span text:style-name="T1">Lam Research Corp. </text:span></text:p>
            <text:p text:style-name="P1"><text:span text:style-name="T1">Lamson &amp; Sessions Co. </text:span></text:p>
            <text:p text:style-name="P1"><text:span text:style-name="T1">LandAmerica Financial Group Inc. </text:span></text:p>
            <text:p text:style-name="P1"><text:span text:style-name="T1">LandAmerica Foundation </text:span></text:p>
            <text:p text:style-name="P1"><text:span text:style-name="T1">Landmark Graphics </text:span></text:p>
            <text:p text:style-name="P1"><text:span text:style-name="T1">Land O'Lakes </text:span></text:p>
            <text:p text:style-name="P1"><text:span text:style-name="T1">Legerity, Inc. </text:span></text:p>
            <text:p text:style-name="P1"><text:span text:style-name="T1">Lehman Brothers, Inc. </text:span></text:p>
            <text:p text:style-name="P1"><text:span text:style-name="T1">Lend Lease Real Estate Investments </text:span></text:p>
            <text:p text:style-name="P1"><text:span text:style-name="T1">Leo Burnett Co. Inc. </text:span></text:p>
            <text:p text:style-name="P1"><text:span text:style-name="T1">Levi Strauss &amp; Co. </text:span></text:p>
            <text:p text:style-name="P1"><text:span text:style-name="T1">Levi Strauss Foundation <text:s/></text:span></text:p>
            <text:p text:style-name="P1"><text:span text:style-name="T1">LEXIS-NEXIS </text:span></text:p>
            <text:p text:style-name="P1"><text:span text:style-name="T1">LexisNexis Corporate Giving Program </text:span></text:p>
            <text:p text:style-name="P1"><text:span text:style-name="T1">Lexmark Internaional Inc. </text:span></text:p>
            <text:p text:style-name="P1"><text:span text:style-name="T1">Lilly Endowment Inc. </text:span></text:p>
            <text:p text:style-name="P1"><text:span text:style-name="T1">Lipton Thomas J. Co. </text:span></text:p>
            <text:p text:style-name="P1"><text:span text:style-name="T1">Liz Claiborne Foundation </text:span></text:p>
            <text:p text:style-name="P1"><text:span text:style-name="T1">Liz Claiborne Inc. </text:span></text:p>
            <text:p text:style-name="P1"><text:span text:style-name="T1">Lockheed Martin Corporation </text:span></text:p>
            <text:p text:style-name="P1"><text:span text:style-name="T1">Loews Corp. </text:span></text:p>
            <text:p text:style-name="P1"><text:span text:style-name="T1">Lord Abbett </text:span></text:p>
            <text:p text:style-name="P1"><text:span text:style-name="T1">Lorillard Tobacco Co. </text:span></text:p>
            <text:p text:style-name="P1"><text:span text:style-name="T1">Los Angeles Times </text:span></text:p>
            <text:p text:style-name="P1"><text:span text:style-name="T1">Lotus Development Corp. </text:span></text:p>
            <text:p text:style-name="P1"><text:span text:style-name="T1">Louisiana-Pacific Foundation </text:span></text:p>
            <text:p text:style-name="P1"><text:span text:style-name="T1">Lubrizol Corp. </text:span></text:p>
            <text:p text:style-name="P1"><text:span text:style-name="T1">Lubrizol Foundation </text:span></text:p>
            <text:p text:style-name="P1"><text:span text:style-name="T1">Lucent Technologies </text:span></text:p>
            <text:p text:style-name="P1"><text:span text:style-name="T1">Lumpkin Family Foundation, The </text:span></text:p>
            <text:p text:style-name="P1"><text:span text:style-name="T1">Lyondell Chemical Company </text:span></text:p>
            <text:p text:style-name="P2"><text:span text:style-name="T2"/></text:p>
            <text:p text:style-name="P2"><text:span text:style-name="T2">Maclean-Fogg Co. </text:span></text:p>
            <text:p text:style-name="P2"><text:span text:style-name="T2">Maguire Oil Co. </text:span></text:p>
            <text:p text:style-name="P2"><text:span text:style-name="T2">Majestic Realty Foundation </text:span></text:p>
            <text:p text:style-name="P2"><text:span text:style-name="T2">Mallinckrodt Group Inc. </text:span></text:p>
            <text:p text:style-name="P2"><text:span text:style-name="T2">Mallinckrodt Medical, Inc. </text:span></text:p>
            <text:p text:style-name="P2"><text:span text:style-name="T2">Management Compensation Group/Dulworth Inc. </text:span></text:p>
            <text:p text:style-name="P2"><text:span text:style-name="T2">Manulife </text:span></text:p>
            <text:p text:style-name="P2"><text:span text:style-name="T2">Marathon Oil Company Foundation </text:span></text:p>
            <text:p text:style-name="P2"><text:span text:style-name="T2">Mark IV Capital, Inc. </text:span></text:p>
            <text:p text:style-name="P2"><text:span text:style-name="T2">Marin Community Foundation </text:span></text:p>
            <text:p text:style-name="P2"><text:span text:style-name="T2">Maritz Inc. </text:span></text:p>
            <text:p text:style-name="P2"><text:span text:style-name="T2">Massachusetts Financial Services Co. </text:span></text:p>
            <text:p text:style-name="P1"><text:span text:style-name="T2">Massachusetts Financial Services Investment </text:span></text:p>
          </draw:text-box>
        </draw:frame>
        <draw:frame draw:style-name="gr28" draw:text-style-name="P3" draw:layer="layout" svg:width="8.815cm" svg:height="50.683cm" svg:x="74.622cm" svg:y="34.402cm">
          <draw:text-box>
            <text:p text:style-name="P1"><text:span text:style-name="T1">H &amp; R Block Inc. </text:span></text:p>
            <text:p text:style-name="P1"><text:span text:style-name="T1">Haas Fund, Walter and Elise </text:span></text:p>
            <text:p text:style-name="P1"><text:span text:style-name="T1">Haas, Jr. Fund, Evelyn and Walter </text:span></text:p>
            <text:p text:style-name="P1"><text:span text:style-name="T1">Haemonetics Corp. </text:span></text:p>
            <text:p text:style-name="P1"><text:span text:style-name="T1">Halliburton Energy Services </text:span></text:p>
            <text:p text:style-name="P1"><text:span text:style-name="T1">Halliburton Foundation Inc </text:span></text:p>
            <text:p text:style-name="P1"><text:span text:style-name="T1">Hallmark Corporation Foundation </text:span></text:p>
            <text:p text:style-name="P1"><text:span text:style-name="T1">Hambrecht &amp; Quist Group </text:span></text:p>
            <text:p text:style-name="P1"><text:span text:style-name="T1">Hambrecht &amp; Quist, LLC </text:span></text:p>
            <text:p text:style-name="P1"><text:span text:style-name="T1">Hampton and Harper Inc. </text:span></text:p>
            <text:p text:style-name="P1"><text:span text:style-name="T1">Hannah M.A. Co. </text:span></text:p>
            <text:p text:style-name="P1"><text:span text:style-name="T1">Hanover Capital <text:s text:c="2"/></text:span></text:p>
            <text:p text:style-name="P1"><text:span text:style-name="T1">Harcourt General Inc. </text:span></text:p>
            <text:p text:style-name="P1"><text:span text:style-name="T1">Harley-Davidson Motor Company </text:span></text:p>
            <text:p text:style-name="P1"><text:span text:style-name="T1">Harrah's Entertainment Inc. </text:span></text:p>
            <text:p text:style-name="P1"><text:span text:style-name="T1">Harris Trust &amp; Savings Bank: Harris Bankcorp </text:span></text:p>
            <text:p text:style-name="P1"><text:span text:style-name="T1">Hartford Insurance Group </text:span></text:p>
            <text:p text:style-name="P1"><text:span text:style-name="T1">Hartford Steam Boiler Inspection and Insurance Co. - HSB Group Inc. </text:span></text:p>
            <text:p text:style-name="P1"><text:span text:style-name="T1">Hawaiian Electric Industries Inc. </text:span></text:p>
            <text:p text:style-name="P1"><text:span text:style-name="T1">Hazen Foundation, Inc., Edward W., The </text:span></text:p>
            <text:p text:style-name="P1"><text:span text:style-name="T1">HB Fuller Foundation </text:span></text:p>
            <text:p text:style-name="P1"><text:span text:style-name="T1">Heinz H.J. Co. <text:s text:c="2"/></text:span></text:p>
            <text:p text:style-name="P1"><text:span text:style-name="T1">Heller Financial Inc. </text:span></text:p>
            <text:p text:style-name="P1"><text:span text:style-name="T1">Hemmings Motor News </text:span></text:p>
            <text:p text:style-name="P1"><text:span text:style-name="T1">Henry Luce Foundation </text:span></text:p>
            <text:p text:style-name="P1"><text:span text:style-name="T1">Heron Foundation, F. B., The </text:span></text:p>
            <text:p text:style-name="P1"><text:span text:style-name="T1">Hess Corporation </text:span></text:p>
            <text:p text:style-name="P1"><text:span text:style-name="T1">Heublein Foundation Inc. </text:span></text:p>
            <text:p text:style-name="P1"><text:span text:style-name="T1">Hewitt Associates </text:span></text:p>
            <text:p text:style-name="P1"><text:span text:style-name="T1">Hewlett Foundation, William and Flora, The </text:span></text:p>
            <text:p text:style-name="P1"><text:span text:style-name="T1">Hewlett-Packard Company </text:span></text:p>
            <text:p text:style-name="P1"><text:span text:style-name="T1">Hibernia National Bank </text:span></text:p>
            <text:p text:style-name="P1"><text:span text:style-name="T1">Higher Education Publications Inc. </text:span></text:p>
            <text:p text:style-name="P1"><text:span text:style-name="T1">Highmark Blue Cross/Blue Shield </text:span></text:p>
            <text:p text:style-name="P1"><text:span text:style-name="T1">Hillman Co. </text:span></text:p>
            <text:p text:style-name="P1"><text:span text:style-name="T1">Hill's Pet Nutrition Inc </text:span></text:p>
            <text:p text:style-name="P1"><text:span text:style-name="T1">Hoechst Celanese </text:span></text:p>
            <text:p text:style-name="P1"><text:span text:style-name="T1">Hoechst Celanese Foundation </text:span></text:p>
            <text:p text:style-name="P1"><text:span text:style-name="T1">Hoechst Marion Roussel Inc </text:span></text:p>
            <text:p text:style-name="P1"><text:span text:style-name="T1">Hofmann Foundation, K. H. </text:span></text:p>
            <text:p text:style-name="P1"><text:span text:style-name="T1">Holyoke Mutual Insurance Co. in Salem </text:span></text:p>
            <text:p text:style-name="P1"><text:span text:style-name="T1">Home Depot </text:span></text:p>
            <text:p text:style-name="P1"><text:span text:style-name="T1">Home Depot Foundation </text:span></text:p>
            <text:p text:style-name="P1"><text:span text:style-name="T1">Home Loans First Tennessee Matching Gift Program </text:span></text:p>
            <text:p text:style-name="P1"><text:span text:style-name="T1">Home Savings of America </text:span></text:p>
            <text:p text:style-name="P1"><text:span text:style-name="T1">Honeywell Foundation </text:span></text:p>
            <text:p text:style-name="P1"><text:span text:style-name="T1">Honeywell Inc. </text:span></text:p>
            <text:p text:style-name="P1"><text:span text:style-name="T1">Hormel Foods Corporation </text:span></text:p>
            <text:p text:style-name="P1"><text:span text:style-name="T1">Hospira Foundation </text:span></text:p>
            <text:p text:style-name="P1"><text:span text:style-name="T1">Hospitality Franchise Systems </text:span></text:p>
            <text:p text:style-name="P1"><text:span text:style-name="T1">Houghton Chemical Corp. </text:span></text:p>
            <text:p text:style-name="P1"><text:span text:style-name="T1">Houghton Mifflin Co. </text:span></text:p>
            <text:p text:style-name="P1"><text:span text:style-name="T1">Household International Inc. </text:span></text:p>
            <text:p text:style-name="P1"><text:span text:style-name="T1">Holyoke Mutual Insurance Co. </text:span></text:p>
            <text:p text:style-name="P1"><text:span text:style-name="T1">HP </text:span></text:p>
            <text:p text:style-name="P1"><text:span text:style-name="T1">HRTek Corp. </text:span></text:p>
            <text:p text:style-name="P1"><text:span text:style-name="T1">HSBC </text:span></text:p>
            <text:p text:style-name="P1"><text:span text:style-name="T1">HSBC Bank USA, N.A. Corporate Giving Program </text:span></text:p>
            <text:p text:style-name="P1"><text:span text:style-name="T1">HSBC—North America </text:span></text:p>
            <text:p text:style-name="P1"><text:span text:style-name="T1">Hub Distributing, Incorporated </text:span></text:p>
            <text:p text:style-name="P1"><text:span text:style-name="T1">Huck International Inc. and Cordant Technologies Inc. </text:span></text:p>
            <text:p text:style-name="P1"><text:span text:style-name="T1">Hudson Webber Foundation <text:s/></text:span></text:p>
            <text:p text:style-name="P1"><text:span text:style-name="T1">Hypo Real Estate Corporation </text:span></text:p>
            <text:p text:style-name="P1"><text:span text:style-name="T1"/></text:p>
            <text:p text:style-name="P1"><text:span text:style-name="T1">IBM Corporation </text:span></text:p>
            <text:p text:style-name="P1"><text:span text:style-name="T1">IBM International Foundation </text:span></text:p>
            <text:p text:style-name="P1"><text:span text:style-name="T1">IBM Matching Grant Program </text:span></text:p>
            <text:p text:style-name="P1"><text:span text:style-name="T1">IDS Financial Services, Inc. </text:span></text:p>
            <text:p text:style-name="P1"><text:span text:style-name="T1">IKON Office Solutions </text:span></text:p>
            <text:p text:style-name="P1"><text:span text:style-name="T1">IKOS Systems </text:span></text:p>
            <text:p text:style-name="P1"><text:span text:style-name="T1">Illinois Tool Works Inc. </text:span></text:p>
            <text:p text:style-name="P1"><text:span text:style-name="T1">Independence Investment Associates Inc. </text:span></text:p>
            <text:p text:style-name="P1"><text:span text:style-name="T1">Industrial Bank of Japan, Ltd. </text:span></text:p>
            <text:p text:style-name="P1"><text:span text:style-name="T1">Industrial Indemnity </text:span></text:p>
            <text:p text:style-name="P1"><text:span text:style-name="T1">IndyMac Bancorp Inc. </text:span></text:p>
            <text:p text:style-name="P1"><text:span text:style-name="T1">Information Technology Systems </text:span></text:p>
            <text:p text:style-name="P1"><text:span text:style-name="T1">ING Capital Holdings </text:span></text:p>
            <text:p text:style-name="P1"><text:span text:style-name="T1">ING Foundation </text:span></text:p>
            <text:p text:style-name="P1"><text:span text:style-name="T1">Ingram Micro Inc. Corporate Giving Program </text:span></text:p>
            <text:p text:style-name="P1"><text:span text:style-name="T1">Institutional Investor, Inc. </text:span></text:p>
            <text:p text:style-name="P1"><text:span text:style-name="T1">Instron Corp. </text:span></text:p>
            <text:p text:style-name="P1"><text:span text:style-name="T1">Insurance Service Office Inc </text:span></text:p>
            <text:p text:style-name="P1"><text:span text:style-name="T1">Intel Corporation </text:span></text:p>
            <text:p text:style-name="P1"><text:span text:style-name="T1">Intel Foundation </text:span></text:p>
            <text:p text:style-name="P1"><text:span text:style-name="T1">Intelsat International Monetary Fund </text:span></text:p>
            <text:p text:style-name="P1"><text:span text:style-name="T1">Interlake Corp. </text:span></text:p>
            <text:p text:style-name="P1"><text:span text:style-name="T1">Interlake, Inc. </text:span></text:p>
            <text:p text:style-name="P1"><text:span text:style-name="T1">International Business Machines Corp. </text:span></text:p>
            <text:p text:style-name="P1"><text:span text:style-name="T1">International Data Group </text:span></text:p>
            <text:p text:style-name="P1"><text:span text:style-name="T1">International Paper Company Foundation </text:span></text:p>
            <text:p text:style-name="P1"><text:span text:style-name="T1">Interra Financial </text:span></text:p>
            <text:p text:style-name="P1"><text:span text:style-name="T1">Intuit </text:span></text:p>
            <text:p text:style-name="P1"><text:span text:style-name="T1">Intuit Foundation, The </text:span></text:p>
            <text:p text:style-name="P1"><text:span text:style-name="T1">Irvine Foundation, James, The </text:span></text:p>
            <text:p text:style-name="P1"><text:span text:style-name="T1">ITG, Inc. </text:span></text:p>
            <text:p text:style-name="P1"><text:span text:style-name="T1">ITT Industries <text:s/></text:span></text:p>
            <text:p text:style-name="P1"><text:span text:style-name="T1"/></text:p>
            <text:p text:style-name="P1"><text:span text:style-name="T1">Jackson National Community Fund </text:span></text:p>
            <text:p text:style-name="P1"><text:span text:style-name="T1">Jacobs Family Foundation, Inc. </text:span></text:p>
            <text:p text:style-name="P1"><text:span text:style-name="T1">Jamee and Marshall Field Foundation </text:span></text:p>
            <text:p text:style-name="P1"><text:span text:style-name="T1">James S Copley Foundation </text:span></text:p>
            <text:p text:style-name="P1"><text:span text:style-name="T1">JC Penney </text:span></text:p>
            <text:p text:style-name="P1"><text:span text:style-name="T1">Jefferies &amp; Company, Inc. </text:span></text:p>
            <text:p text:style-name="P1"><text:span text:style-name="T1">Jefferies Group Inc. </text:span></text:p>
            <text:p text:style-name="P1"><text:span text:style-name="T1">Jefferson-Pilot Corporation </text:span></text:p>
            <text:p text:style-name="P1"><text:span text:style-name="T1">Jefferson Pilot Financial </text:span></text:p>
            <text:p text:style-name="P1"><text:span text:style-name="T1">John D. and Catherine T. MacArthur Foundation </text:span></text:p>
            <text:p text:style-name="P1"><text:span text:style-name="T1">John Hancock Advisers Inc. </text:span></text:p>
            <text:p text:style-name="P1"><text:span text:style-name="T1">John Hancock Financial Services Inc </text:span></text:p>
            <text:p text:style-name="P1"><text:span text:style-name="T1">John Hancock Mutual Life Insurance Co. </text:span></text:p>
            <text:p text:style-name="P1"><text:span text:style-name="T1">John Wiley &amp; Sons Inc. Publishers </text:span></text:p>
            <text:p text:style-name="P1"><text:span text:style-name="T1">Johnson Controls Inc. </text:span></text:p>
            <text:p text:style-name="P1"><text:span text:style-name="T1">Johnson Higgins </text:span></text:p>
            <text:p text:style-name="P1"><text:span text:style-name="T1">Johnson &amp; Johnson </text:span></text:p>
            <text:p text:style-name="P1"><text:span text:style-name="T1">Johnson &amp; Johnson Family of Cos. </text:span></text:p>
            <text:p text:style-name="P1"><text:span text:style-name="T1">Jones, Lang, LaSalle Juniper Networks, Inc. </text:span></text:p>
            <text:p text:style-name="P1"><text:span text:style-name="T1">Joseph E. Seagram &amp; Sons Inc. </text:span></text:p>
            <text:p text:style-name="P1"><text:span text:style-name="T1">Josiah Macy Jr. Foundation </text:span></text:p>
            <text:p text:style-name="P1"><text:span text:style-name="T1">Jostens Foundation </text:span></text:p>
            <text:p text:style-name="P1"><text:span text:style-name="T1">Jostens Inc. </text:span></text:p>
            <text:p text:style-name="P1"><text:span text:style-name="T1">JP Morgan Chase &amp; Co. </text:span></text:p>
            <text:p text:style-name="P1"><text:span text:style-name="T1">JP Morgan Chase Foundation </text:span></text:p>
            <text:p text:style-name="P1"><text:span text:style-name="T1">J. P. Morgan &amp; Co. Inc. </text:span></text:p>
            <text:p text:style-name="P1"><text:span text:style-name="T1">J. Paul Getty Trust </text:span></text:p>
            <text:p text:style-name="P1"><text:span text:style-name="T1">JSJ Corp. </text:span></text:p>
            <text:p text:style-name="P1"><text:span text:style-name="T1">Juran Institute, Inc. </text:span></text:p>
          </draw:text-box>
        </draw:frame>
        <draw:frame draw:style-name="gr30" draw:text-style-name="P3" draw:layer="layout" svg:width="8.815cm" svg:height="25.073cm" svg:x="65.291cm" svg:y="34.272cm">
          <draw:text-box>
            <text:p text:style-name="P1"><text:span text:style-name="T1">Gap Inc. </text:span></text:p>
            <text:p text:style-name="P1"><text:span text:style-name="T1">Gartner Group </text:span></text:p>
            <text:p text:style-name="P1"><text:span text:style-name="T1">Gartner - The Matching Gift Center <text:s/></text:span></text:p>
            <text:p text:style-name="P1"><text:span text:style-name="T1">Gary-Williams Co./Piton Foundation </text:span></text:p>
            <text:p text:style-name="P1"><text:span text:style-name="T1">Gary Williams Oil Producer </text:span></text:p>
            <text:p text:style-name="P1"><text:span text:style-name="T1">GATX Corp. </text:span></text:p>
            <text:p text:style-name="P1"><text:span text:style-name="T1">GE Foundation </text:span></text:p>
            <text:p text:style-name="P1"><text:span text:style-name="T1">Geico <text:s/></text:span></text:p>
            <text:p text:style-name="P1"><text:span text:style-name="T1">GEICO Philanthropic Foundation </text:span></text:p>
            <text:p text:style-name="P1"><text:span text:style-name="T1">GenCorp Foundation, Incorporated </text:span></text:p>
            <text:p text:style-name="P1"><text:span text:style-name="T1">Genentech General Physics Corporation </text:span></text:p>
            <text:p text:style-name="P1"><text:span text:style-name="T1">Genentech, Inc. Corporate Giving </text:span></text:p>
            <text:p text:style-name="P1"><text:span text:style-name="T1">Program </text:span></text:p>
            <text:p text:style-name="P1"><text:span text:style-name="T1">GeneralCologne Re Geo <text:s/></text:span></text:p>
            <text:p text:style-name="P1"><text:span text:style-name="T1">General Dynmaics </text:span></text:p>
            <text:p text:style-name="P1"><text:span text:style-name="T1">General Mill Foundation </text:span></text:p>
            <text:p text:style-name="P1"><text:span text:style-name="T1">General Mills Inc. </text:span></text:p>
            <text:p text:style-name="P1"><text:span text:style-name="T1">General Motors Foundation </text:span></text:p>
            <text:p text:style-name="P1"><text:span text:style-name="T1">General Re Corp. </text:span></text:p>
            <text:p text:style-name="P1"><text:span text:style-name="T1">General Re Services Corporation </text:span></text:p>
            <text:p text:style-name="P1"><text:span text:style-name="T1">Gensler &amp; Associates <text:s/></text:span></text:p>
            <text:p text:style-name="P1"><text:span text:style-name="T1">Genworth Foundation </text:span></text:p>
            <text:p text:style-name="P1"><text:span text:style-name="T1">Geon Co. </text:span></text:p>
            <text:p text:style-name="P1"><text:span text:style-name="T1">Georgia-Pacific Co. </text:span></text:p>
            <text:p text:style-name="P1"><text:span text:style-name="T1">Georgia Power Foundation </text:span></text:p>
            <text:p text:style-name="P1"><text:span text:style-name="T1">Geotrace Technologies Inc </text:span></text:p>
            <text:p text:style-name="P1"><text:span text:style-name="T1">Gerber Products Co. </text:span></text:p>
            <text:p text:style-name="P1"><text:span text:style-name="T1">Gerling Global Reinsurance Corp. of America <text:s/></text:span></text:p>
            <text:p text:style-name="P1"><text:span text:style-name="T1">Getty Trust, J. Paul </text:span></text:p>
            <text:p text:style-name="P1"><text:span text:style-name="T1">Giddings &amp; Lewis Foundation, Inc. </text:span></text:p>
            <text:p text:style-name="P1"><text:span text:style-name="T1">Gillette Co. </text:span></text:p>
            <text:p text:style-name="P1"><text:span text:style-name="T1">Gillette Company, The </text:span></text:p>
            <text:p text:style-name="P1"><text:span text:style-name="T1">Gilman Paper Co. </text:span></text:p>
            <text:p text:style-name="P1"><text:span text:style-name="T1">GKN Foundation </text:span></text:p>
            <text:p text:style-name="P1"><text:span text:style-name="T1">GlaxoSmithKline </text:span></text:p>
            <text:p text:style-name="P1"><text:span text:style-name="T1">GlaxoSmithKline Foundation </text:span></text:p>
            <text:p text:style-name="P1"><text:span text:style-name="T1">Glaxo Wellcome inc. </text:span></text:p>
            <text:p text:style-name="P1"><text:span text:style-name="T1">Glenmede Corp. </text:span></text:p>
            <text:p text:style-name="P1"><text:span text:style-name="T1">Global Impact/Countrywide Financial Corporation </text:span></text:p>
            <text:p text:style-name="P1"><text:span text:style-name="T1">Globe Newspaper Co. and Subsidiaries </text:span></text:p>
            <text:p text:style-name="P1"><text:span text:style-name="T1">GMAC - RFC </text:span></text:p>
            <text:p text:style-name="P1"><text:span text:style-name="T1">Gnat Inc. </text:span></text:p>
            <text:p text:style-name="P1"><text:span text:style-name="T1">Goldman Fund, Richard and Rhoda </text:span></text:p>
            <text:p text:style-name="P1"><text:span text:style-name="T1">Goodrich Corporation </text:span></text:p>
            <text:p text:style-name="P1"><text:span text:style-name="T1">Goodyear Tire &amp; Rubber Co. </text:span></text:p>
            <text:p text:style-name="P1"><text:span text:style-name="T1">Google </text:span></text:p>
            <text:p text:style-name="P1"><text:span text:style-name="T1">Grainger Company, The </text:span></text:p>
            <text:p text:style-name="P1"><text:span text:style-name="T1">Grainger Inc </text:span></text:p>
            <text:p text:style-name="P1"><text:span text:style-name="T1">Grainger Matching Gifts </text:span></text:p>
            <text:p text:style-name="P1"><text:span text:style-name="T1">Grand Canyon Association </text:span></text:p>
            <text:p text:style-name="P1"><text:span text:style-name="T1">Grant Thornton Foundation </text:span></text:p>
            <text:p text:style-name="P1"><text:span text:style-name="T1">Grantham Mayo Van Otterloo &amp; Co., LLC </text:span></text:p>
            <text:p text:style-name="P1"><text:span text:style-name="T1">Graphics Controls Corp. </text:span></text:p>
            <text:p text:style-name="P1"><text:span text:style-name="T1">Graybar Electric Foundation </text:span></text:p>
            <text:p text:style-name="P1"><text:span text:style-name="T1">GreenPoint Bank </text:span></text:p>
            <text:p text:style-name="P1"><text:span text:style-name="T1">GreenPoint Financial </text:span></text:p>
            <text:p text:style-name="P1"><text:span text:style-name="T1">Grenzebach Glier &amp; Associates Inc. </text:span></text:p>
            <text:p text:style-name="P1"><text:span text:style-name="T1">Grinnell Mutual Reinsurance Co. </text:span></text:p>
            <text:p text:style-name="P1"><text:span text:style-name="T1">GTE Foundation </text:span></text:p>
            <text:p text:style-name="P1"><text:span text:style-name="T1">Guardian Life Insurance Company </text:span></text:p>
            <text:p text:style-name="P1"><text:span text:style-name="T1">Guidant Corp. </text:span></text:p>
            <text:p text:style-name="P1"><text:span text:style-name="T1">Guidant Foundation </text:span></text:p>
            <text:p text:style-name="P1"><text:span text:style-name="T1"/></text:p>
          </draw:text-box>
        </draw:frame>
        <draw:frame draw:style-name="gr30" draw:text-style-name="P3" draw:layer="layout" svg:width="8.815cm" svg:height="36.499cm" svg:x="37.213cm" svg:y="79.683cm">
          <draw:text-box>
            <text:p text:style-name="P1"><text:span text:style-name="T1">Management </text:span></text:p>
            <text:p text:style-name="P1"><text:span text:style-name="T1">Massachusetts Mutual Life </text:span></text:p>
            <text:p text:style-name="P1"><text:span text:style-name="T1">Massachusetts Port Authority </text:span></text:p>
            <text:p text:style-name="P1"><text:span text:style-name="T1">MassMutual-Blue Chip Co. </text:span></text:p>
            <text:p text:style-name="P1"><text:span text:style-name="T1">MassMutual Financial Group </text:span></text:p>
            <text:p text:style-name="P1"><text:span text:style-name="T1">Mass Mutual Life Insurance Co. </text:span></text:p>
            <text:p text:style-name="P1"><text:span text:style-name="T1">MasterCard International </text:span></text:p>
            <text:p text:style-name="P1"><text:span text:style-name="T1">MasterCard International Inc. </text:span></text:p>
            <text:p text:style-name="P1"><text:span text:style-name="T1">Mattel Children's Foundation </text:span></text:p>
            <text:p text:style-name="P1"><text:span text:style-name="T1">Mattel Foundation </text:span></text:p>
            <text:p text:style-name="P1"><text:span text:style-name="T1">Mattel Inc. </text:span></text:p>
            <text:p text:style-name="P1"><text:span text:style-name="T1">Maverick Capital Charities </text:span></text:p>
            <text:p text:style-name="P1"><text:span text:style-name="T1">May Department Stores Co. </text:span></text:p>
            <text:p text:style-name="P1"><text:span text:style-name="T1">May Department Stores Company Foundation, The </text:span></text:p>
            <text:p text:style-name="P1"><text:span text:style-name="T1">Mayer, Brown, Rowe &amp; Maw </text:span></text:p>
            <text:p text:style-name="P1"><text:span text:style-name="T1">Maytag Corp. </text:span></text:p>
            <text:p text:style-name="P1"><text:span text:style-name="T1">Maytag Corporation Foundation </text:span></text:p>
            <text:p text:style-name="P1"><text:span text:style-name="T1">Mazda Inc. </text:span></text:p>
            <text:p text:style-name="P1"><text:span text:style-name="T1">Mazda North America Inc. </text:span></text:p>
            <text:p text:style-name="P1"><text:span text:style-name="T1">MBIA Inc. <text:s/></text:span></text:p>
            <text:p text:style-name="P1"><text:span text:style-name="T1">McAfee, Inc. </text:span></text:p>
            <text:p text:style-name="P1"><text:span text:style-name="T1">McConnell Foundation, The </text:span></text:p>
            <text:p text:style-name="P1"><text:span text:style-name="T1">McCormick &amp; Co, Inc. </text:span></text:p>
            <text:p text:style-name="P1"><text:span text:style-name="T1">McDonald's Corporation </text:span></text:p>
            <text:p text:style-name="P1"><text:span text:style-name="T1">McDonnell Douglas Foundation </text:span></text:p>
            <text:p text:style-name="P1"><text:span text:style-name="T1">McGraw </text:span></text:p>
            <text:p text:style-name="P1"><text:span text:style-name="T1">McGraw-Hill Cos. </text:span></text:p>
            <text:p text:style-name="P1"><text:span text:style-name="T1">McGraw-Hill Foundation, Incorporated </text:span></text:p>
            <text:p text:style-name="P1"><text:span text:style-name="T1">McMaster-Carr Supply Co. </text:span></text:p>
            <text:p text:style-name="P1"><text:span text:style-name="T1">Meadows Foundation </text:span></text:p>
            <text:p text:style-name="P1"><text:span text:style-name="T1">Medical Consultants Network Inc. </text:span></text:p>
            <text:p text:style-name="P1"><text:span text:style-name="T1">Medtronic Foundation, The </text:span></text:p>
            <text:p text:style-name="P1"><text:span text:style-name="T1">Mellon Bank Corp. </text:span></text:p>
            <text:p text:style-name="P1"><text:span text:style-name="T1">Mellon Bank, N.A. </text:span></text:p>
            <text:p text:style-name="P1"><text:span text:style-name="T1">Merck &amp; Co. Inc. </text:span></text:p>
            <text:p text:style-name="P1"><text:span text:style-name="T1">Merck Partnership for Giving </text:span></text:p>
            <text:p text:style-name="P1"><text:span text:style-name="T1">Merck Partnership for Giving Campaign </text:span></text:p>
            <text:p text:style-name="P1"><text:span text:style-name="T1">Meredith Corp. </text:span></text:p>
            <text:p text:style-name="P1"><text:span text:style-name="T1">Merit Oil Corp. </text:span></text:p>
            <text:p text:style-name="P1"><text:span text:style-name="T1">Meritor Savings Bank </text:span></text:p>
            <text:p text:style-name="P1"><text:span text:style-name="T1">Merrill Lynch &amp; Co. Foundation, Inc </text:span></text:p>
            <text:p text:style-name="P1"><text:span text:style-name="T1">Merrill Lynch &amp; Co. Inc. </text:span></text:p>
            <text:p text:style-name="P1"><text:span text:style-name="T1">MetLife Foundation </text:span></text:p>
            <text:p text:style-name="P1"><text:span text:style-name="T1">MFS Microsoft Giving Campaign <text:s/></text:span></text:p>
            <text:p text:style-name="P1"><text:span text:style-name="T1">M-I LLC </text:span></text:p>
            <text:p text:style-name="P1"><text:span text:style-name="T1">Micron Technology Inc. </text:span></text:p>
            <text:p text:style-name="P1"><text:span text:style-name="T1">Microsoft Corp. </text:span></text:p>
            <text:p text:style-name="P1"><text:span text:style-name="T1">Microsoft Giving Campaign </text:span></text:p>
            <text:p text:style-name="P1"><text:span text:style-name="T1">Microsoft Matching Gifts Program </text:span></text:p>
            <text:p text:style-name="P1"><text:span text:style-name="T1">Millipore Corp. </text:span></text:p>
            <text:p text:style-name="P1"><text:span text:style-name="T1">Millipore Foundation </text:span></text:p>
            <text:p text:style-name="P1"><text:span text:style-name="T1">Minerals Technologies Inc. </text:span></text:p>
            <text:p text:style-name="P1"><text:span text:style-name="T1">Minnesota Mutual Life </text:span></text:p>
            <text:p text:style-name="P1"><text:span text:style-name="T1">Minnesota Mutual Life Insurance Co. </text:span></text:p>
            <text:p text:style-name="P1"><text:span text:style-name="T1">Miretek Systems </text:span></text:p>
            <text:p text:style-name="P1"><text:span text:style-name="T1">Mitretek Systems Inc. <text:s/></text:span></text:p>
            <text:p text:style-name="P1"><text:span text:style-name="T1">Mitsubishi Electric America Foundation </text:span></text:p>
            <text:p text:style-name="P1"><text:span text:style-name="T1">Mitsubishi International Corporation, The </text:span></text:p>
            <text:p text:style-name="P1"><text:span text:style-name="T1">Mitsubishi Trust &amp; Banking Corp. </text:span></text:p>
            <text:p text:style-name="P1"><text:span text:style-name="T1">Mitsui U.S.A. Foundation, The </text:span></text:p>
            <text:p text:style-name="P1"><text:span text:style-name="T1">Mizuho USA Foundation, Inc. </text:span></text:p>
            <text:p text:style-name="P1"><text:span text:style-name="T1">MMC </text:span></text:p>
            <text:p text:style-name="P1"><text:span text:style-name="T1">MMC Capital Foundation, Inc. </text:span></text:p>
            <text:p text:style-name="P1"><text:span text:style-name="T1">Mobil </text:span></text:p>
            <text:p text:style-name="P1"><text:span text:style-name="T1">Modus Media International </text:span></text:p>
            <text:p text:style-name="P1"><text:span text:style-name="T1">Moen Inc. </text:span></text:p>
            <text:p text:style-name="P1"><text:span text:style-name="T1">Monsanto Co. </text:span></text:p>
            <text:p text:style-name="P1"><text:span text:style-name="T1">Monsanto Fund </text:span></text:p>
            <text:p text:style-name="P1"><text:span text:style-name="T1">Montana Power Company Foundation </text:span></text:p>
            <text:p text:style-name="P1"><text:span text:style-name="T1">Monterey Peninsula Foundation </text:span></text:p>
            <text:p text:style-name="P1"><text:span text:style-name="T1">Montgomery Ward &amp; Company, Inc. </text:span></text:p>
            <text:p text:style-name="P1"><text:span text:style-name="T1">Montgomery Ward Fdn. </text:span></text:p>
            <text:p text:style-name="P1"><text:span text:style-name="T1">MONY (Mutual of NY) </text:span></text:p>
            <text:p text:style-name="P1"><text:span text:style-name="T1">MONY Life Insurance Co. </text:span></text:p>
            <text:p text:style-name="P1"><text:span text:style-name="T1">Moody's Corporation </text:span></text:p>
            <text:p text:style-name="P1"><text:span text:style-name="T1">Moody's Foundation, The </text:span></text:p>
            <text:p text:style-name="P1"><text:span text:style-name="T1">Morgan Construction Co. </text:span></text:p>
            <text:p text:style-name="P1"><text:span text:style-name="T1">Morgan Stanley &amp; Co. </text:span></text:p>
            <text:p text:style-name="P1"><text:span text:style-name="T1">Morgan Stanley Corporate Giving Program </text:span></text:p>
            <text:p text:style-name="P1"><text:span text:style-name="T1">Morgan Stanley Giving Station </text:span></text:p>
            <text:p text:style-name="P1"><text:span text:style-name="T1">Morrison &amp; Foerster </text:span></text:p>
            <text:p text:style-name="P1"><text:span text:style-name="T1">Morrison &amp; Foerster, LLP </text:span></text:p>
            <text:p text:style-name="P1"><text:span text:style-name="T1">Morton International Inc. </text:span></text:p>
            <text:p text:style-name="P1"><text:span text:style-name="T1">Motiva Enterprises </text:span></text:p>
            <text:p text:style-name="P1"><text:span text:style-name="T1">Motorola Foundation </text:span></text:p>
            <text:p text:style-name="P1"><text:span text:style-name="T1">Motorola Inc. </text:span></text:p>
            <text:p text:style-name="P1"><text:span text:style-name="T1">MTS Systems Corp. </text:span></text:p>
            <text:p text:style-name="P1"><text:span text:style-name="T1">Mueller Company </text:span></text:p>
            <text:p text:style-name="P1"><text:span text:style-name="T1">Murphy Oil Corp. </text:span></text:p>
            <text:p text:style-name="P1"><text:span text:style-name="T1">Mustang Fuel Corp </text:span></text:p>
            <text:p text:style-name="P1"><text:span text:style-name="T1">Mutual of America </text:span></text:p>
            <text:p text:style-name="P1"><text:span text:style-name="T1"/></text:p>
          </draw:text-box>
        </draw:frame>
        <draw:frame draw:style-name="gr30" draw:text-style-name="P3" draw:layer="layout" svg:width="8.815cm" svg:height="38.075cm" svg:x="45.817cm" svg:y="79.684cm">
          <draw:text-box>
            <text:p text:style-name="P1"><text:span text:style-name="T1">Nabisco </text:span></text:p>
            <text:p text:style-name="P1"><text:span text:style-name="T1">NACCO Industries Inc. <text:s/></text:span></text:p>
            <text:p text:style-name="P1"><text:span text:style-name="T1">Nalco Chemical Co. </text:span></text:p>
            <text:p text:style-name="P1"><text:span text:style-name="T1">Nalco Company </text:span></text:p>
            <text:p text:style-name="P1"><text:span text:style-name="T1">Narragansett Electric Co. </text:span></text:p>
            <text:p text:style-name="P1"><text:span text:style-name="T1">National City Bank of Pennsylvania </text:span></text:p>
            <text:p text:style-name="P1"><text:span text:style-name="T1">National Computer System </text:span></text:p>
            <text:p text:style-name="P1"><text:span text:style-name="T1">National Computer Systems </text:span></text:p>
            <text:p text:style-name="P1"><text:span text:style-name="T1">National Instruments </text:span></text:p>
            <text:p text:style-name="P1"><text:span text:style-name="T1">National Kidney Foundation of Southern California </text:span></text:p>
            <text:p text:style-name="P1"><text:span text:style-name="T1">National Multiple Sclerosis Society </text:span></text:p>
            <text:p text:style-name="P1"><text:span text:style-name="T1">National Semiconductor Corporation </text:span></text:p>
            <text:p text:style-name="P1"><text:span text:style-name="T1">National Starch and Chemical Co. </text:span></text:p>
            <text:p text:style-name="P1"><text:span text:style-name="T1">Nationwide Mutual Insurance </text:span></text:p>
            <text:p text:style-name="P1"><text:span text:style-name="T1">NationsCredit Corp. </text:span></text:p>
            <text:p text:style-name="P1"><text:span text:style-name="T1">Natural Gas Clearinghouse </text:span></text:p>
            <text:p text:style-name="P1"><text:span text:style-name="T1">NBC Universal </text:span></text:p>
            <text:p text:style-name="P1"><text:span text:style-name="T1">NCR </text:span></text:p>
            <text:p text:style-name="P1"><text:span text:style-name="T1">NCR Corp. </text:span></text:p>
            <text:p text:style-name="P1"><text:span text:style-name="T1">NCR Foundation, The </text:span></text:p>
            <text:p text:style-name="P1"><text:span text:style-name="T1">NEC Electronics America, Inc. Corporate Giving Program </text:span></text:p>
            <text:p text:style-name="P1"><text:span text:style-name="T1">NEES Cos. </text:span></text:p>
            <text:p text:style-name="P1"><text:span text:style-name="T1">Neiman Marcus </text:span></text:p>
            <text:p text:style-name="P1"><text:span text:style-name="T1">Neiman-Marcus Group </text:span></text:p>
            <text:p text:style-name="P1"><text:span text:style-name="T1">Nellie Mae </text:span></text:p>
            <text:p text:style-name="P1"><text:span text:style-name="T1">Nestle </text:span></text:p>
            <text:p text:style-name="P1"><text:span text:style-name="T1">Network Associates </text:span></text:p>
            <text:p text:style-name="P1"><text:span text:style-name="T1">Network Associates Matching Gift Program </text:span></text:p>
            <text:p text:style-name="P1"><text:span text:style-name="T1">New Century Energies </text:span></text:p>
            <text:p text:style-name="P1"><text:span text:style-name="T1">New Century Energies Foundation </text:span></text:p>
            <text:p text:style-name="P1"><text:span text:style-name="T1">New England Business Service Inc. </text:span></text:p>
            <text:p text:style-name="P1"><text:span text:style-name="T1">New England Electric </text:span></text:p>
            <text:p text:style-name="P1"><text:span text:style-name="T1">New England Electric System Cos. <text:s/></text:span></text:p>
            <text:p text:style-name="P1"><text:span text:style-name="T1">Newfield Exploration Company </text:span></text:p>
            <text:p text:style-name="P1"><text:span text:style-name="T1">New Jersey Bell Telephone Co. </text:span></text:p>
            <text:p text:style-name="P1"><text:span text:style-name="T1">New United Motor Manufacturing, Inc. Corporate Giving Program </text:span></text:p>
            <text:p text:style-name="P1"><text:span text:style-name="T1">New York Life Foundation </text:span></text:p>
            <text:p text:style-name="P1"><text:span text:style-name="T1">New York Times <text:s/></text:span></text:p>
            <text:p text:style-name="P1"><text:span text:style-name="T1">New York Times Company Foundation </text:span></text:p>
            <text:p text:style-name="P1"><text:span text:style-name="T1">Newcars.com </text:span></text:p>
            <text:p text:style-name="P1"><text:span text:style-name="T1">Newhall Land &amp; Farming Company </text:span></text:p>
            <text:p text:style-name="P1"><text:span text:style-name="T1">Newmont Mining Corp. </text:span></text:p>
            <text:p text:style-name="P1"><text:span text:style-name="T1">Newsweek, Inc. </text:span></text:p>
            <text:p text:style-name="P1"><text:span text:style-name="T1">Newsweek, Inc. Corporate Giving Program </text:span></text:p>
            <text:p text:style-name="P1"><text:span text:style-name="T1">Nexen Petroleum USA Inc </text:span></text:p>
            <text:p text:style-name="P1"><text:span text:style-name="T1">Niagara Mohawk Power Corp. </text:span></text:p>
            <text:p text:style-name="P1"><text:span text:style-name="T1">Nicor Gas </text:span></text:p>
            <text:p text:style-name="P1"><text:span text:style-name="T1">NIKE Inc. </text:span></text:p>
            <text:p text:style-name="P1"><text:span text:style-name="T1">Nims Associates Inc. </text:span></text:p>
            <text:p text:style-name="P1"><text:span text:style-name="T1">Nintendo </text:span></text:p>
            <text:p text:style-name="P1"><text:span text:style-name="T1">Nissan North America Inc. </text:span></text:p>
            <text:p text:style-name="P1"><text:span text:style-name="T1">Nissan North America, Inc. Corporate </text:span></text:p>
            <text:p text:style-name="P1"><text:span text:style-name="T1">Giving Program </text:span></text:p>
            <text:p text:style-name="P1"><text:span text:style-name="T1">NL Industries, Inc. </text:span></text:p>
            <text:p text:style-name="P1"><text:span text:style-name="T1">Nokia, Inc. </text:span></text:p>
            <text:p text:style-name="P1"><text:span text:style-name="T1">Nordson Corp. </text:span></text:p>
            <text:p text:style-name="P1"><text:span text:style-name="T1">Nordson Corporation Contributions Program </text:span></text:p>
            <text:p text:style-name="P1"><text:span text:style-name="T1">Norfolk &amp; Dedham Group </text:span></text:p>
            <text:p text:style-name="P1"><text:span text:style-name="T1">Norfolk Southern Corp. </text:span></text:p>
            <text:p text:style-name="P1"><text:span text:style-name="T1">Norfolk Southern Foundation </text:span></text:p>
            <text:p text:style-name="P1"><text:span text:style-name="T1">Nortel Networks </text:span></text:p>
            <text:p text:style-name="P1"><text:span text:style-name="T1">Nortel Networks, Inc. </text:span></text:p>
            <text:p text:style-name="P1"><text:span text:style-name="T1">Norther States Power Co. </text:span></text:p>
            <text:p text:style-name="P1"><text:span text:style-name="T1">Northern Trust Co. </text:span></text:p>
            <text:p text:style-name="P1"><text:span text:style-name="T1">Northrop Grumman Foundation, The </text:span></text:p>
            <text:p text:style-name="P1"><text:span text:style-name="T1">Northwestern Energy </text:span></text:p>
            <text:p text:style-name="P1"><text:span text:style-name="T1">Northwestern Mutual Life Insurance </text:span></text:p>
            <text:p text:style-name="P1"><text:span text:style-name="T1">Norton Co. </text:span></text:p>
            <text:p text:style-name="P1"><text:span text:style-name="T1">Norton Company Foundation </text:span></text:p>
            <text:p text:style-name="P1"><text:span text:style-name="T1">Novartis Corp. </text:span></text:p>
            <text:p text:style-name="P1"><text:span text:style-name="T1">Novartis US Foundation </text:span></text:p>
            <text:p text:style-name="P1"><text:span text:style-name="T1">Noveel Inc. </text:span></text:p>
            <text:p text:style-name="P1"><text:span text:style-name="T1">NTT America, Inc. Corporate Giving Program </text:span></text:p>
            <text:p text:style-name="P1"><text:span text:style-name="T1">NVEST Cos., LP </text:span></text:p>
            <text:p text:style-name="P1"><text:span text:style-name="T1">NYCE Corporation </text:span></text:p>
            <text:p text:style-name="P1"><text:span text:style-name="T1"/></text:p>
            <text:p text:style-name="P1"><text:span text:style-name="T1">Oak Associated, Ltd. </text:span></text:p>
            <text:p text:style-name="P1"><text:span text:style-name="T1">Occidental Petroleum Charitable Foundation, Inc. </text:span></text:p>
            <text:p text:style-name="P1"><text:span text:style-name="T1">OG&amp;E Company Foundation </text:span></text:p>
            <text:p text:style-name="P1"><text:span text:style-name="T1">Oklahoma State University Foundation </text:span></text:p>
            <text:p text:style-name="P1"><text:span text:style-name="T1">Olin Corp. </text:span></text:p>
            <text:p text:style-name="P1"><text:span text:style-name="T1">Omni Travel </text:span></text:p>
            <text:p text:style-name="P1"><text:span text:style-name="T1">ONDEO Nalco Company <text:s/></text:span></text:p>
            <text:p text:style-name="P1"><text:span text:style-name="T1">ONEOK Foundation </text:span></text:p>
            <text:p text:style-name="P1"><text:span text:style-name="T1">OppenheimerFunds Inc. </text:span></text:p>
            <text:p text:style-name="P1"><text:span text:style-name="T1">Oracle </text:span></text:p>
            <text:p text:style-name="P1"><text:span text:style-name="T1">Oracle Corporation </text:span></text:p>
            <text:p text:style-name="P1"><text:span text:style-name="T1">Orfalea Family Foundation, The </text:span></text:p>
            <text:p text:style-name="P1"><text:span text:style-name="T1">Orion Capital Corp. </text:span></text:p>
            <text:p text:style-name="P1"><text:span text:style-name="T1">Oryx Energy Co. </text:span></text:p>
            <text:p text:style-name="P1"><text:span text:style-name="T1">Osmonics Inc. <text:s/></text:span></text:p>
            <text:p text:style-name="P1"><text:span text:style-name="T1">Outboard Marine Corp. </text:span></text:p>
            <text:p text:style-name="P1"><text:span text:style-name="T1">Owens-Corning </text:span></text:p>
            <text:p text:style-name="P1"><text:span text:style-name="T1">Owens-Illinois Inc. </text:span></text:p>
          </draw:text-box>
        </draw:frame>
        <draw:frame draw:style-name="gr31" draw:text-style-name="P3" draw:layer="layout" svg:width="8.815cm" svg:height="54.383cm" svg:x="54.632cm" svg:y="64.2cm">
          <draw:text-box>
            <text:p text:style-name="P1"><text:span text:style-name="T1">Paccar Foundation </text:span></text:p>
            <text:p text:style-name="P1"><text:span text:style-name="T1">Pacific Enterprises </text:span></text:p>
            <text:p text:style-name="P1"><text:span text:style-name="T1">Pacific Gas &amp; Electric Company Contributions Program </text:span></text:p>
            <text:p text:style-name="P1"><text:span text:style-name="T1">Pacific Huts &amp; Castles, Inc. </text:span></text:p>
            <text:p text:style-name="P1"><text:span text:style-name="T1">Pacific Life Foundation </text:span></text:p>
            <text:p text:style-name="P1"><text:span text:style-name="T1">PacifiCorp Foundation </text:span></text:p>
            <text:p text:style-name="P1"><text:span text:style-name="T1">Packard Foundation, David and Lucile, The </text:span></text:p>
            <text:p text:style-name="P1"><text:span text:style-name="T1">Pactiv Corporation </text:span></text:p>
            <text:p text:style-name="P1"><text:span text:style-name="T1">Palm Foundation, The </text:span></text:p>
            <text:p text:style-name="P1"><text:span text:style-name="T1">Palos Verdes Peninsula Education Foundation </text:span></text:p>
            <text:p text:style-name="P1"><text:span text:style-name="T1">Pan Energy Corp. </text:span></text:p>
            <text:p text:style-name="P1"><text:span text:style-name="T1">Panhandle Easter Corp. </text:span></text:p>
            <text:p text:style-name="P1"><text:span text:style-name="T1">Panhandle Royalty Company </text:span></text:p>
            <text:p text:style-name="P1"><text:span text:style-name="T1">Payden &amp; Rygel </text:span></text:p>
            <text:p text:style-name="P1"><text:span text:style-name="T1">PBG Foundation </text:span></text:p>
            <text:p text:style-name="P1"><text:span text:style-name="T1">PC World/IDG Central Services </text:span></text:p>
            <text:p text:style-name="P1"><text:span text:style-name="T1">PEC Solutions, Inc <text:s/></text:span></text:p>
            <text:p text:style-name="P1"><text:span text:style-name="T1">Pegasus Systems </text:span></text:p>
            <text:p text:style-name="P1"><text:span text:style-name="T1">Pella </text:span></text:p>
            <text:p text:style-name="P1"><text:span text:style-name="T1">Pella Corp. </text:span></text:p>
            <text:p text:style-name="P1"><text:span text:style-name="T1">Penn Central Corporation </text:span></text:p>
            <text:p text:style-name="P1"><text:span text:style-name="T1">Penn Virginia Corporation </text:span></text:p>
            <text:p text:style-name="P1"><text:span text:style-name="T1">Pennzoil-Quaker State </text:span></text:p>
            <text:p text:style-name="P1"><text:span text:style-name="T1">Pentair Foundation, The </text:span></text:p>
            <text:p text:style-name="P1"><text:span text:style-name="T1">Peoples Gas Corp. </text:span></text:p>
            <text:p text:style-name="P1"><text:span text:style-name="T1">Pepsi Bottling Group Foundation, Inc. <text:s/></text:span></text:p>
            <text:p text:style-name="P1"><text:span text:style-name="T1">PepsiCo </text:span></text:p>
            <text:p text:style-name="P1"><text:span text:style-name="T1">PepsiCo Foundation </text:span></text:p>
            <text:p text:style-name="P1"><text:span text:style-name="T1">Perkins Charitable Foundation </text:span></text:p>
            <text:p text:style-name="P1"><text:span text:style-name="T1">Pew Charitable Trusts </text:span></text:p>
            <text:p text:style-name="P1"><text:span text:style-name="T1">Pfizer Foundation </text:span></text:p>
            <text:p text:style-name="P1"><text:span text:style-name="T1">Pfizer Foundation Matching Gifts Program <text:s/></text:span></text:p>
            <text:p text:style-name="P1"><text:span text:style-name="T1">Pfizer Inc. </text:span></text:p>
            <text:p text:style-name="P1"><text:span text:style-name="T1">PG&amp;E Corporation Foundation, The </text:span></text:p>
            <text:p text:style-name="P1"><text:span text:style-name="T1">Pharmacia Matching Gift/Pfizer Foundation </text:span></text:p>
            <text:p text:style-name="P1"><text:span text:style-name="T1">Pharmacia &amp; Upjohn Foundation </text:span></text:p>
            <text:p text:style-name="P1"><text:span text:style-name="T1">Pharmacia &amp; Upjohn Inc. </text:span></text:p>
            <text:p text:style-name="P1"><text:span text:style-name="T1">Phelps Dodge Corp. </text:span></text:p>
            <text:p text:style-name="P1"><text:span text:style-name="T1">Philip Morris </text:span></text:p>
            <text:p text:style-name="P1"><text:span text:style-name="T1">Phillip Morris Cos. Inc. </text:span></text:p>
            <text:p text:style-name="P1"><text:span text:style-name="T1">PhilipMorrisUSA </text:span></text:p>
            <text:p text:style-name="P1"><text:span text:style-name="T1">Pillsbury Corporation </text:span></text:p>
            <text:p text:style-name="P1"><text:span text:style-name="T1">PIMCO </text:span></text:p>
            <text:p text:style-name="P1"><text:span text:style-name="T1">Pioneer Group Inc. </text:span></text:p>
            <text:p text:style-name="P1"><text:span text:style-name="T1">Pioneer Hi-Bred International Inc. </text:span></text:p>
            <text:p text:style-name="P1"><text:span text:style-name="T1">Pitney Bowes Inc. </text:span></text:p>
            <text:p text:style-name="P1"><text:span text:style-name="T1">Pittston Co. </text:span></text:p>
            <text:p text:style-name="P1"><text:span text:style-name="T1">Pittway Corp. </text:span></text:p>
            <text:p text:style-name="P1"><text:span text:style-name="T1">PJM Interconnection </text:span></text:p>
            <text:p text:style-name="P1"><text:span text:style-name="T1">Platinum Technology </text:span></text:p>
            <text:p text:style-name="P1"><text:span text:style-name="T1">PLATINUM Technology Inc. </text:span></text:p>
            <text:p text:style-name="P1"><text:span text:style-name="T1">Playboy Enterprises Inc. </text:span></text:p>
            <text:p text:style-name="P1"><text:span text:style-name="T1">Playboy Foundation, The </text:span></text:p>
            <text:p text:style-name="P1"><text:span text:style-name="T1">Plum Creek Timber Co. L.P. </text:span></text:p>
            <text:p text:style-name="P1"><text:span text:style-name="T1">Plumas Community Foundation </text:span></text:p>
            <text:p text:style-name="P1"><text:span text:style-name="T1">Plymouth Rock Foundation </text:span></text:p>
            <text:p text:style-name="P1"><text:span text:style-name="T1">PMI Foundation, The </text:span></text:p>
            <text:p text:style-name="P1"><text:span text:style-name="T1">PNC Foundation </text:span></text:p>
            <text:p text:style-name="P1"><text:span text:style-name="T1">Pogo Producing Co. </text:span></text:p>
            <text:p text:style-name="P1"><text:span text:style-name="T1">Polaroid </text:span></text:p>
            <text:p text:style-name="P1"><text:span text:style-name="T1">Polaroid Corp. </text:span></text:p>
            <text:p text:style-name="P1"><text:span text:style-name="T1">PPG Industries Foundation </text:span></text:p>
            <text:p text:style-name="P1"><text:span text:style-name="T1">PPG Industries Inc. </text:span></text:p>
            <text:p text:style-name="P1"><text:span text:style-name="T1">PQ Corp. </text:span></text:p>
            <text:p text:style-name="P1"><text:span text:style-name="T1">Premark International Inc. </text:span></text:p>
            <text:p text:style-name="P1"><text:span text:style-name="T1">PricewaterhouseCoopers Foundation </text:span></text:p>
            <text:p text:style-name="P1"><text:span text:style-name="T1">Prince Fdn. </text:span></text:p>
            <text:p text:style-name="P1"><text:span text:style-name="T1">Principal Financial Group Foundation </text:span></text:p>
            <text:p text:style-name="P1"><text:span text:style-name="T1">Procter &amp; Gamble Fund </text:span></text:p>
            <text:p text:style-name="P1"><text:span text:style-name="T1">Progressive Insurance Foundation </text:span></text:p>
            <text:p text:style-name="P1"><text:span text:style-name="T1">Progressive Investment Corp. </text:span></text:p>
            <text:p text:style-name="P1"><text:span text:style-name="T1">Provident Cos. Inc. </text:span></text:p>
            <text:p text:style-name="P1"><text:span text:style-name="T1">Providian Financial </text:span></text:p>
            <text:p text:style-name="P1"><text:span text:style-name="T1">Prudential Comm. Giving Campaign </text:span></text:p>
            <text:p text:style-name="P1"><text:span text:style-name="T1">Prudential Financial </text:span></text:p>
            <text:p text:style-name="P1"><text:span text:style-name="T1">Prudential Foundation, The </text:span></text:p>
            <text:p text:style-name="P1"><text:span text:style-name="T1">Prudential Insurance Co. of America </text:span></text:p>
            <text:p text:style-name="P1"><text:span text:style-name="T1">Publix Super Markets Charities Inc </text:span></text:p>
            <text:p text:style-name="P1"><text:span text:style-name="T1"/></text:p>
            <text:p text:style-name="P1"><text:span text:style-name="T1">Quaker Chemical </text:span></text:p>
            <text:p text:style-name="P1"><text:span text:style-name="T1">Quaker Chemical Corp. </text:span></text:p>
            <text:p text:style-name="P1"><text:span text:style-name="T1">Quaker Oats Co. </text:span></text:p>
            <text:p text:style-name="P1"><text:span text:style-name="T1">Quaker Oats Foundation </text:span></text:p>
            <text:p text:style-name="P1"><text:span text:style-name="T1">Qualcomm Incorporated </text:span></text:p>
            <text:p text:style-name="P1"><text:span text:style-name="T1">Quantum Corporation </text:span></text:p>
            <text:p text:style-name="P1"><text:span text:style-name="T1">Quest Diagnostics </text:span></text:p>
            <text:p text:style-name="P1"><text:span text:style-name="T1">Quest Diagnostics Incorporated </text:span></text:p>
            <text:p text:style-name="P1"><text:span text:style-name="T1"/></text:p>
            <text:p text:style-name="P1"><text:span text:style-name="T1">R. R. Donnelley &amp; Sons Co. </text:span></text:p>
            <text:p text:style-name="P1"><text:span text:style-name="T1">R. J. R. Nabisco Foundation Inc. </text:span></text:p>
            <text:p text:style-name="P1"><text:span text:style-name="T1">Radio City Music Hall Productions, Inc. </text:span></text:p>
            <text:p text:style-name="P1"><text:span text:style-name="T1">Radio Shack Matching Gifts Program </text:span></text:p>
            <text:p text:style-name="P1"><text:span text:style-name="T1">Raley's Inc. Corporate Giving Program </text:span></text:p>
            <text:p text:style-name="P1"><text:span text:style-name="T1">Ralston Purina Co. </text:span></text:p>
            <text:p text:style-name="P1"><text:span text:style-name="T1">Rayonier Foundation </text:span></text:p>
            <text:p text:style-name="P1"><text:span text:style-name="T1">Raytheon Company </text:span></text:p>
            <text:p text:style-name="P1"><text:span text:style-name="T1">Reader's Digest Association Inc. </text:span></text:p>
            <text:p text:style-name="P1"><text:span text:style-name="T1">Reader's Digest Foundation </text:span></text:p>
            <text:p text:style-name="P1"><text:span text:style-name="T1">RealNetworks, Inc. </text:span></text:p>
            <text:p text:style-name="P1"><text:span text:style-name="T1">Reebok Foundation </text:span></text:p>
            <text:p text:style-name="P1"><text:span text:style-name="T1">Rejuvenation, Inc. </text:span></text:p>
            <text:p text:style-name="P1"><text:span text:style-name="T1">Reliable Life Insurance Co. </text:span></text:p>
            <text:p text:style-name="P1"><text:span text:style-name="T1">Response Analysis </text:span></text:p>
            <text:p text:style-name="P1"><text:span text:style-name="T1">Reuters America, Inc. </text:span></text:p>
            <text:p text:style-name="P1"><text:span text:style-name="T1">Reuters Inc. </text:span></text:p>
            <text:p text:style-name="P1"><text:span text:style-name="T1">REW Group, Inc. <text:s/></text:span></text:p>
            <text:p text:style-name="P1"><text:span text:style-name="T1">Rexene Corp </text:span></text:p>
            <text:p text:style-name="P1"><text:span text:style-name="T1">Rexnord </text:span></text:p>
            <text:p text:style-name="P1"><text:span text:style-name="T1">Rexnord Corp. </text:span></text:p>
            <text:p text:style-name="P1"><text:span text:style-name="T1">Ridgewood Savings </text:span></text:p>
            <text:p text:style-name="P1"><text:span text:style-name="T1">RJ Reynolds Tobacco Company Foundation </text:span></text:p>
            <text:p text:style-name="P1"><text:span text:style-name="T1">RLI Insurance Co. </text:span></text:p>
            <text:p text:style-name="P1"><text:span text:style-name="T1">Robert Wood Johnson Foundation </text:span></text:p>
            <text:p text:style-name="P1"><text:span text:style-name="T1">Roche Matching Gifts Program </text:span></text:p>
            <text:p text:style-name="P1"><text:span text:style-name="T1">Rockefeller Brothers Fund Inc. </text:span></text:p>
            <text:p text:style-name="P1"><text:span text:style-name="T1">Rockefeller Family and Associates </text:span></text:p>
            <text:p text:style-name="P1"><text:span text:style-name="T1">Rockefeller Group </text:span></text:p>
            <text:p text:style-name="P1"><text:span text:style-name="T1">Rockwell </text:span></text:p>
            <text:p text:style-name="P1"><text:span text:style-name="T1">Rockwell Collins </text:span></text:p>
            <text:p text:style-name="P1"><text:span text:style-name="T1">Rockwell Collins Charitable Corporation </text:span></text:p>
            <text:p text:style-name="P1"><text:span text:style-name="T1">Rockwell International Corp. </text:span></text:p>
            <text:p text:style-name="P1"><text:span text:style-name="T1">Rolm Co. </text:span></text:p>
            <text:p text:style-name="P1"><text:span text:style-name="T1">RONIN Development Corp. </text:span></text:p>
            <text:p text:style-name="P1"><text:span text:style-name="T1">Roosevelt Bank </text:span></text:p>
            <text:p text:style-name="P1"><text:span text:style-name="T1">Rose Hills Foundation </text:span></text:p>
            <text:p text:style-name="P1"><text:span text:style-name="T1">Rosewood Corp. </text:span></text:p>
            <text:p text:style-name="P1"><text:span text:style-name="T1">Ross Johnston &amp; Kersting Inc. </text:span></text:p>
            <text:p text:style-name="P1"><text:span text:style-name="T1">Rounds Vanduzer Architects, P.C. </text:span></text:p>
            <text:p text:style-name="P1"><text:span text:style-name="T1">Rubbermaid Inc </text:span></text:p>
            <text:p text:style-name="P1"><text:span text:style-name="T1">Rudolph and Sletten, Inc. Corporate </text:span></text:p>
            <text:p text:style-name="P1"><text:span text:style-name="T1">Giving Program </text:span></text:p>
            <text:p text:style-name="P1"><text:span text:style-name="T1">Russell Sage Foundation </text:span></text:p>
            <text:p text:style-name="P1"><text:span text:style-name="T1">Ryco Division Reilly-Whiteman Inc. <text:s/></text:span></text:p>
            <text:p text:style-name="P1"><text:span text:style-name="T1">Ryder System Charitable Foundation, Inc., The </text:span></text:p>
          </draw:text-box>
        </draw:frame>
        <draw:frame draw:style-name="gr30" draw:text-style-name="P3" draw:layer="layout" svg:width="8.815cm" svg:height="50.683cm" svg:x="62.546cm" svg:y="64.2cm">
          <draw:text-box>
            <text:p text:style-name="P1"><text:span text:style-name="T1">Sabre Holdings </text:span></text:p>
            <text:p text:style-name="P1"><text:span text:style-name="T1">Safeco Corp. </text:span></text:p>
            <text:p text:style-name="P1"><text:span text:style-name="T1">SAFECO Insurance Companies </text:span></text:p>
            <text:p text:style-name="P1"><text:span text:style-name="T1">Sage Publications, Inc. </text:span></text:p>
            <text:p text:style-name="P1"><text:span text:style-name="T1">SAIC </text:span></text:p>
            <text:p text:style-name="P1"><text:span text:style-name="T1">Saint-Gobain Corporation Foundation </text:span></text:p>
            <text:p text:style-name="P1"><text:span text:style-name="T1">Sallie Mae </text:span></text:p>
            <text:p text:style-name="P1"><text:span text:style-name="T1">San Antonio Area Foundation/USAA </text:span></text:p>
            <text:p text:style-name="P1"><text:span text:style-name="T1">San Francisco Foundation, The </text:span></text:p>
            <text:p text:style-name="P1"><text:span text:style-name="T1">Sanofi-Aventis </text:span></text:p>
            <text:p text:style-name="P1"><text:span text:style-name="T1">SAP </text:span></text:p>
            <text:p text:style-name="P1"><text:span text:style-name="T1">SAP America, Inc. Corporate Giving Program </text:span></text:p>
            <text:p text:style-name="P1"><text:span text:style-name="T1">Sara Lee Corp. </text:span></text:p>
            <text:p text:style-name="P1"><text:span text:style-name="T1">Sara Lee Foundation </text:span></text:p>
            <text:p text:style-name="P1"><text:span text:style-name="T1">SBC Communications Inc. </text:span></text:p>
            <text:p text:style-name="P1"><text:span text:style-name="T1">SBC Foundation </text:span></text:p>
            <text:p text:style-name="P1"><text:span text:style-name="T1">Science Applications International Corp <text:s/></text:span></text:p>
            <text:p text:style-name="P1"><text:span text:style-name="T1">Scitor Corporation </text:span></text:p>
            <text:p text:style-name="P1"><text:span text:style-name="T1">Schering-Plough Foundation </text:span></text:p>
            <text:p text:style-name="P1"><text:span text:style-name="T1">Schindler Elevator Corporation </text:span></text:p>
            <text:p text:style-name="P1"><text:span text:style-name="T1">Schwab Foundation, Charles, The </text:span></text:p>
            <text:p text:style-name="P1"><text:span text:style-name="T1">Schwab Foundation, Charles and Helen </text:span></text:p>
            <text:p text:style-name="P1"><text:span text:style-name="T1">Science Applications International Corp <text:s/></text:span></text:p>
            <text:p text:style-name="P1"><text:span text:style-name="T1">Scitor Corporation </text:span></text:p>
            <text:p text:style-name="P1"><text:span text:style-name="T1">Scientific-Atlanta Foundation, Inc. </text:span></text:p>
            <text:p text:style-name="P1"><text:span text:style-name="T1">Scott Paper Company </text:span></text:p>
            <text:p text:style-name="P1"><text:span text:style-name="T1">Seagate Technology Inc </text:span></text:p>
            <text:p text:style-name="P1"><text:span text:style-name="T1">Security Life of Denver Ins. </text:span></text:p>
            <text:p text:style-name="P1"><text:span text:style-name="T1">Sedgwick Inc. </text:span></text:p>
            <text:p text:style-name="P1"><text:span text:style-name="T1">Sedgwick James, Inc. </text:span></text:p>
            <text:p text:style-name="P1"><text:span text:style-name="T1">Sentry Insurance Foundation Inc. </text:span></text:p>
            <text:p text:style-name="P1"><text:span text:style-name="T1">SemGroup LP </text:span></text:p>
            <text:p text:style-name="P1"><text:span text:style-name="T1">Sempra Energy </text:span></text:p>
            <text:p text:style-name="P1"><text:span text:style-name="T1">Sempra Energy Corporate Giving Program </text:span></text:p>
            <text:p text:style-name="P1"><text:span text:style-name="T1">Sephora Service Corps <text:s/></text:span></text:p>
            <text:p text:style-name="P1"><text:span text:style-name="T1">Shaklee Corp. </text:span></text:p>
            <text:p text:style-name="P1"><text:span text:style-name="T1">Shearson Lehman Brothers Inc. </text:span></text:p>
            <text:p text:style-name="P1"><text:span text:style-name="T1">Sheldahl Inc. </text:span></text:p>
            <text:p text:style-name="P1"><text:span text:style-name="T1">Shell Oil Company Foundation </text:span></text:p>
            <text:p text:style-name="P1"><text:span text:style-name="T1">Shenandoah Life Insurance Co. </text:span></text:p>
            <text:p text:style-name="P1"><text:span text:style-name="T1">Sherwin-Williams Co. </text:span></text:p>
            <text:p text:style-name="P1"><text:span text:style-name="T1">Shiva Corporation </text:span></text:p>
            <text:p text:style-name="P1"><text:span text:style-name="T1">Siemens VDO Automotive </text:span></text:p>
            <text:p text:style-name="P1"><text:span text:style-name="T1">Sierra Health Foundation </text:span></text:p>
            <text:p text:style-name="P1"><text:span text:style-name="T1">Sierra Pacific Resources Charitable Foundation </text:span></text:p>
            <text:p text:style-name="P1"><text:span text:style-name="T1">Sifco Industries Inc. </text:span></text:p>
            <text:p text:style-name="P1"><text:span text:style-name="T1">Silicon Graphics Inc. </text:span></text:p>
            <text:p text:style-name="P1"><text:span text:style-name="T1">Silicon Valley Community Foundation </text:span></text:p>
            <text:p text:style-name="P1"><text:span text:style-name="T1">Simon Foundation, Inc., William E. </text:span></text:p>
            <text:p text:style-name="P1"><text:span text:style-name="T1">Simpson Manufacturing Co. </text:span></text:p>
            <text:p text:style-name="P1"><text:span text:style-name="T1">Sizzler International, Inc. </text:span></text:p>
            <text:p text:style-name="P1"><text:span text:style-name="T1">SmithKline Beecham </text:span></text:p>
            <text:p text:style-name="P1"><text:span text:style-name="T1">SNET </text:span></text:p>
            <text:p text:style-name="P1"><text:span text:style-name="T1">Solano Community Foundation </text:span></text:p>
            <text:p text:style-name="P1"><text:span text:style-name="T1">Sonat Inc. </text:span></text:p>
            <text:p text:style-name="P1"><text:span text:style-name="T1">Sony Corp. of America </text:span></text:p>
            <text:p text:style-name="P1"><text:span text:style-name="T1">Sony Pictures Entertainment </text:span></text:p>
            <text:p text:style-name="P1"><text:span text:style-name="T1">Sony USA Fnd. Inc. </text:span></text:p>
            <text:p text:style-name="P1"><text:span text:style-name="T1">Sounds True, Inc. </text:span></text:p>
            <text:p text:style-name="P1"><text:span text:style-name="T1">Southern California Gas Company </text:span></text:p>
            <text:p text:style-name="P1"><text:span text:style-name="T1">Southern Company Services </text:span></text:p>
            <text:p text:style-name="P1"><text:span text:style-name="T1">Southern Star Central Gas Pipeline </text:span></text:p>
            <text:p text:style-name="P1"><text:span text:style-name="T1">Southwest Gas Corporation Foundation, The </text:span></text:p>
            <text:p text:style-name="P1"><text:span text:style-name="T1">Southwestern Bell Fdn. </text:span></text:p>
            <text:p text:style-name="P1"><text:span text:style-name="T1">Southwestern/Great American </text:span></text:p>
            <text:p text:style-name="P1"><text:span text:style-name="T1">Spectrum Field Services </text:span></text:p>
            <text:p text:style-name="P1"><text:span text:style-name="T1">Speer, Leeds &amp; Kellog </text:span></text:p>
            <text:p text:style-name="P1"><text:span text:style-name="T1">Spiegel Inc. </text:span></text:p>
            <text:p text:style-name="P1"><text:span text:style-name="T1">Sprint Corp. </text:span></text:p>
            <text:p text:style-name="P1"><text:span text:style-name="T1">Sprint Foundation </text:span></text:p>
            <text:p text:style-name="P1"><text:span text:style-name="T1">Sprint Foundation Matching Gifts Program </text:span></text:p>
            <text:p text:style-name="P1"><text:span text:style-name="T1">SPX Corp. </text:span></text:p>
            <text:p text:style-name="P1"><text:span text:style-name="T1">Square D Co. </text:span></text:p>
            <text:p text:style-name="P1"><text:span text:style-name="T1">St Paul Companies Inc </text:span></text:p>
            <text:p text:style-name="P1"><text:span text:style-name="T1">St. Paul Cos </text:span></text:p>
            <text:p text:style-name="P1"><text:span text:style-name="T1">St. Paul Travelers <text:s/></text:span></text:p>
            <text:p text:style-name="P1"><text:span text:style-name="T1">Stanley Works </text:span></text:p>
            <text:p text:style-name="P1"><text:span text:style-name="T1">Starbucks Coffee Company <text:s/></text:span></text:p>
            <text:p text:style-name="P1"><text:span text:style-name="T1">Starbucks Foundation, The </text:span></text:p>
            <text:p text:style-name="P1"><text:span text:style-name="T1">Starbucks Matching Gifts Program </text:span></text:p>
            <text:p text:style-name="P1"><text:span text:style-name="T1">State Farm Companies Foundation </text:span></text:p>
            <text:p text:style-name="P1"><text:span text:style-name="T1">State Street Foundation, Inc. </text:span></text:p>
            <text:p text:style-name="P1"><text:span text:style-name="T1">Steelcase Foundation </text:span></text:p>
            <text:p text:style-name="P1"><text:span text:style-name="T1">Stein Foundation/Fund No. 2, Louis and Bessie </text:span></text:p>
            <text:p text:style-name="P1"><text:span text:style-name="T1">Stillpoint Institute, Inc. </text:span></text:p>
            <text:p text:style-name="P1"><text:span text:style-name="T1">Stilwell Financial Inc </text:span></text:p>
            <text:p text:style-name="P1"><text:span text:style-name="T1">Stokes Lawrence </text:span></text:p>
            <text:p text:style-name="P1"><text:span text:style-name="T1">StorageTek Foundation </text:span></text:p>
            <text:p text:style-name="P1"><text:span text:style-name="T1">Stream International Inc </text:span></text:p>
            <text:p text:style-name="P1"><text:span text:style-name="T1">STREM Chemicals </text:span></text:p>
            <text:p text:style-name="P1"><text:span text:style-name="T1">Stride Rite Corp. </text:span></text:p>
            <text:p text:style-name="P1"><text:span text:style-name="T1">Stuart Foundation </text:span></text:p>
            <text:p text:style-name="P1"><text:span text:style-name="T1">Subaru of America Inc. </text:span></text:p>
            <text:p text:style-name="P1"><text:span text:style-name="T1">Sun Life Assurance Co. of Canada </text:span></text:p>
            <text:p text:style-name="P1"><text:span text:style-name="T1">Sun Microsystems Foundation </text:span></text:p>
            <text:p text:style-name="P1"><text:span text:style-name="T1">Sun Microsystems Inc. </text:span></text:p>
            <text:p text:style-name="P1"><text:span text:style-name="T1">Sunbeam Corporation </text:span></text:p>
            <text:p text:style-name="P1"><text:span text:style-name="T1">Sundstrand Corporation </text:span></text:p>
            <text:p text:style-name="P1"><text:span text:style-name="T1">Suntrust Bank, Atlanta </text:span></text:p>
            <text:p text:style-name="P1"><text:span text:style-name="T1">Susquehanna Investment Group </text:span></text:p>
            <text:p text:style-name="P1"><text:span text:style-name="T1">Swiss Bank Corp. </text:span></text:p>
            <text:p text:style-name="P1"><text:span text:style-name="T1">Symantec Corporation </text:span></text:p>
            <text:p text:style-name="P1"><text:span text:style-name="T1">Symantec Giving Program </text:span></text:p>
            <text:p text:style-name="P1"><text:span text:style-name="T1">Synopsys Foundation, The </text:span></text:p>
            <text:p text:style-name="P1"><text:span text:style-name="T1">Syngenta Company </text:span></text:p>
            <text:p text:style-name="P1"><text:span text:style-name="T1">SYSCO Corporation </text:span></text:p>
            <text:p text:style-name="P1"><text:span text:style-name="T1">Takeda Pharmaceutical North America, Inc <text:s/></text:span></text:p>
            <text:p text:style-name="P1"><text:span text:style-name="T1">Takeda Pharmaceuticals North America <text:s/></text:span></text:p>
            <text:p text:style-name="P1"><text:span text:style-name="T1">Tandy Corp. </text:span></text:p>
            <text:p text:style-name="P1"><text:span text:style-name="T1">Tauck World Discovery </text:span></text:p>
            <text:p text:style-name="P1"><text:span text:style-name="T1">TC Group Matching Gifts Program </text:span></text:p>
            <text:p text:style-name="P1"><text:span text:style-name="T1">TCF Financial Corp. </text:span></text:p>
            <text:p text:style-name="P1"><text:span text:style-name="T1">Teagle Foundation Inc. </text:span></text:p>
            <text:p text:style-name="P1"><text:span text:style-name="T1">Technimetrics Inc. </text:span></text:p>
            <text:p text:style-name="P1"><text:span text:style-name="T1">Teichert Foundation </text:span></text:p>
            <text:p text:style-name="P1"><text:span text:style-name="T1">Tektronix Inc. </text:span></text:p>
            <text:p text:style-name="P1"><text:span text:style-name="T1">Telcordia Technologies </text:span></text:p>
            <text:p text:style-name="P1"><text:span text:style-name="T1">Teledyne Technologies Inc. </text:span></text:p>
            <text:p text:style-name="P1"><text:span text:style-name="T1">Teleflex Foundation </text:span></text:p>
            <text:p text:style-name="P1"><text:span text:style-name="T1">Tellabs </text:span></text:p>
            <text:p text:style-name="P1"><text:span text:style-name="T1">Tellabs Grants For Giving Program <text:s text:c="2"/></text:span></text:p>
            <text:p text:style-name="P1"><text:span text:style-name="T1">Tellabs Inc. </text:span></text:p>
            <text:p text:style-name="P1"><text:span text:style-name="T1">Temple-Inland Foundation </text:span></text:p>
            <text:p text:style-name="P1"><text:span text:style-name="T1">Temple-Island Inc. </text:span></text:p>
            <text:p text:style-name="P1"><text:span text:style-name="T1">Tenet Healthcare Corp. </text:span></text:p>
            <text:p text:style-name="P1"><text:span text:style-name="T1">Tenet Healthcare Foundation </text:span></text:p>
            <text:p text:style-name="P1"><text:span text:style-name="T1">Tennant Company </text:span></text:p>
            <text:p text:style-name="P1"><text:span text:style-name="T1">Tenant Foundation </text:span></text:p>
          </draw:text-box>
        </draw:frame>
        <draw:custom-shape draw:style-name="gr32" draw:text-style-name="P28" draw:layer="layout" svg:width="11.158cm" svg:height="31.919cm" svg:x="70.164cm" svg:y="85.556cm">
          <text:p/>
          <draw:enhanced-geometry svg:viewBox="0 0 21600 21600" draw:type="rectangle" draw:enhanced-path="M 0 0 L 21600 0 21600 21600 0 21600 0 0 Z N"/>
        </draw:custom-shape>
        <draw:frame draw:style-name="gr33" draw:text-style-name="P31" draw:layer="layout" svg:width="11.666cm" svg:height="31.553cm" svg:x="70.164cm" svg:y="85.556cm">
          <draw:text-box>
            <text:p text:style-name="P29"><text:span text:style-name="T11">Top Matching Gift</text:span></text:p>
            <text:p text:style-name="P29"><text:span text:style-name="T11">Companies</text:span></text:p>
            <text:p text:style-name="P30"><text:span text:style-name="T12">General Electric (GE)</text:span></text:p>
            <text:p text:style-name="P30"><text:span text:style-name="T12"><text:tab/></text:span><text:span text:style-name="T12">Match:</text:span><text:span text:style-name="T12"><text:tab/></text:span><text:span text:style-name="T12">1:1 <text:s/>Limit: $5,000</text:span></text:p>
            <text:p text:style-name="P30"><text:span text:style-name="T12">Soros Fund Management</text:span></text:p>
            <text:p text:style-name="P30"><text:span text:style-name="T12"><text:tab/></text:span><text:span text:style-name="T12">Match: Up to 3:1</text:span><text:span text:style-name="T12"><text:tab/></text:span><text:span text:style-name="T12">Limit: $300,000</text:span></text:p>
            <text:p text:style-name="P30"><text:span text:style-name="T12">BP (British Petroleum)</text:span></text:p>
            <text:p text:style-name="P30"><text:span text:style-name="T12"><text:tab/></text:span><text:span text:style-name="T12">Match: 1:1</text:span><text:span text:style-name="T12"><text:tab/></text:span><text:span text:style-name="T12">Limit: $5,000</text:span></text:p>
            <text:p text:style-name="P30"><text:span text:style-name="T12">Gap Corporat</text:span></text:p>
            <text:p text:style-name="P30"><text:span text:style-name="T12"><text:tab/></text:span><text:span text:style-name="T12">Match: 1:1</text:span><text:span text:style-name="T12"><text:tab/></text:span><text:span text:style-name="T12">Limit: $10,000</text:span></text:p>
            <text:p text:style-name="P30"><text:span text:style-name="T12">State Street Corporation</text:span></text:p>
            <text:p text:style-name="P30"><text:span text:style-name="T12"><text:tab/></text:span><text:span text:style-name="T12">Match: 1:1</text:span><text:span text:style-name="T12"><text:tab/></text:span><text:span text:style-name="T12">Limit: $35,000</text:span></text:p>
            <text:p text:style-name="P30"><text:span text:style-name="T12">ExxonMobil</text:span></text:p>
            <text:p text:style-name="P30"><text:span text:style-name="T12"><text:tab/></text:span><text:span text:style-name="T12">Match: Up to 3:1</text:span><text:span text:style-name="T12"><text:tab/></text:span><text:span text:style-name="T12">Limit: $22,500</text:span></text:p>
            <text:p text:style-name="P30"><text:span text:style-name="T12">CarMax</text:span></text:p>
            <text:p text:style-name="P30"><text:span text:style-name="T12"><text:tab/></text:span><text:span text:style-name="T12">Match: 1:1</text:span><text:span text:style-name="T12"><text:tab/></text:span><text:span text:style-name="T12">Limit: $10,000</text:span></text:p>
            <text:p text:style-name="P30"><text:span text:style-name="T12">Johnson &amp; Johnson</text:span></text:p>
            <text:p text:style-name="P30"><text:span text:style-name="T12"><text:tab/></text:span><text:span text:style-name="T12">Match: Up to 2:1</text:span><text:span text:style-name="T12"><text:tab/></text:span><text:span text:style-name="T12">Limit: $20,000</text:span></text:p>
            <text:p text:style-name="P30"><text:span text:style-name="T12">Choice Hotels</text:span></text:p>
            <text:p text:style-name="P30"><text:span text:style-name="T12"><text:tab/></text:span><text:span text:style-name="T12">Match: 1:1</text:span><text:span text:style-name="T12"><text:tab/></text:span><text:span text:style-name="T12">Limit: $1,500</text:span></text:p>
            <text:p text:style-name="P30"><text:span text:style-name="T12">Microsoft</text:span></text:p>
            <text:p text:style-name="P30"><text:span text:style-name="T12"><text:tab/></text:span><text:span text:style-name="T12">Match: 1:1</text:span><text:span text:style-name="T12"><text:tab/></text:span><text:span text:style-name="T12">Limit: $15,000</text:span></text:p>
            <text:p text:style-name="P30"><text:span text:style-name="T12">Pfizer</text:span></text:p>
            <text:p text:style-name="P30"><text:span text:style-name="T13"><text:tab/></text:span><text:span text:style-name="T13">Up to 1:1</text:span><text:span text:style-name="T13"><text:tab/></text:span><text:span text:style-name="T12">Limit: $15,000</text:span></text:p>
            <text:p text:style-name="P30"><text:span text:style-name="T12">Capital Group</text:span></text:p>
            <text:p text:style-name="P30"><text:span text:style-name="T13"><text:tab/></text:span><text:span text:style-name="T13">Match: 2:1</text:span><text:span text:style-name="T13"><text:tab/></text:span><text:span text:style-name="T12">Limit: $5,000</text:span></text:p>
            <text:p text:style-name="P30"><text:span text:style-name="T12">Bristol-Myers Squibb</text:span></text:p>
            <text:p text:style-name="P30"><text:span text:style-name="T13"><text:tab/></text:span><text:span text:style-name="T13">Match: 1:1</text:span><text:span text:style-name="T13"><text:tab/></text:span><text:span text:style-name="T12">Limit: $30,000</text:span></text:p>
            <text:p text:style-name="P30"><text:span text:style-name="T12">Coca-Cola</text:span></text:p>
            <text:p text:style-name="P30"><text:span text:style-name="T13"><text:tab/></text:span><text:span text:style-name="T13">Match: 2:1</text:span><text:span text:style-name="T13"><text:tab/></text:span><text:span text:style-name="T12">Limit: $20,000</text:span></text:p>
            <text:p text:style-name="P30"><text:span text:style-name="T12">IBM</text:span></text:p>
            <text:p text:style-name="P30"><text:span text:style-name="T13"><text:tab/></text:span><text:span text:style-name="T13">Match: 1:1</text:span><text:span text:style-name="T13"><text:tab/></text:span><text:span text:style-name="T12">Limit: $5,000</text:span></text:p>
            <text:p text:style-name="P30"><text:span text:style-name="T12">Avon</text:span></text:p>
            <text:p text:style-name="P30"><text:span text:style-name="T13"><text:tab/></text:span><text:span text:style-name="T13">Match: Up to 2:1</text:span><text:span text:style-name="T13"><text:tab/></text:span><text:span text:style-name="T12">Limit: $15,000</text:span></text:p>
            <text:p text:style-name="P30"><text:span text:style-name="T12">Air Products and Chemicals</text:span></text:p>
            <text:p text:style-name="P30"><text:span text:style-name="T13"><text:tab/></text:span><text:span text:style-name="T13">Match: Up to 2:1</text:span><text:span text:style-name="T13"><text:tab/></text:span><text:span text:style-name="T12">Limit: $5,000</text:span></text:p>
            <text:p text:style-name="P30"><text:span text:style-name="T12">American Express</text:span></text:p>
            <text:p text:style-name="P30"><text:span text:style-name="T13"><text:tab/></text:span><text:span text:style-name="T13">Match: Up to 2:1</text:span><text:span text:style-name="T13"><text:tab/></text:span><text:span text:style-name="T12">Limit: $8,000</text:span></text:p>
            <text:p text:style-name="P30"><text:span text:style-name="T12">FM Global</text:span></text:p>
            <text:p text:style-name="P30"><text:span text:style-name="T13"><text:tab/></text:span><text:span text:style-name="T13">Match: Up to 2:1</text:span><text:span text:style-name="T13"><text:tab/></text:span><text:span text:style-name="T12">Limit: $8,000</text:span></text:p>
            <text:p text:style-name="P30"><text:span text:style-name="T12">MBIA</text:span></text:p>
            <text:p text:style-name="P30"><text:span text:style-name="T13"><text:tab/></text:span><text:span text:style-name="T13">Match: 2:1</text:span><text:span text:style-name="T13"><text:tab/></text:span><text:span text:style-name="T12">Limit: $40,000</text:span></text:p>
            <text:p text:style-name="P30"><text:span text:style-name="T14">N.B. Limit means different things in different compani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Impact" svg:font-family="Impac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radial" draw:cx="30%" draw:cy="30%" draw:start-color="#00b274" draw:end-color="#ffff00" draw:start-intensity="100%" draw:end-intensity="100%" draw:border="20%"/>
    <draw:gradient draw:name="Gradient_20_3" draw:display-name="Gradient 3" draw:style="linear" draw:start-color="#bee3d3" draw:end-color="#00b274" draw:start-intensity="100%" draw:end-intensity="100%" draw:angle="300" draw:border="0%"/>
    <draw:gradient draw:name="Gradient_20_4" draw:display-name="Gradient 4" draw:style="linear" draw:start-color="#c2e0ae" draw:end-color="#62a73b" draw:start-intensity="100%" draw:end-intensity="100%" draw:angle="300" draw:border="0%"/>
    <draw:gradient draw:name="Gradient_20_5" draw:display-name="Gradient 5" draw:style="linear" draw:start-color="#62a73b" draw:end-color="#fff450" draw:start-intensity="100%" draw:end-intensity="100%" draw:angle="300" draw:border="0%"/>
    <draw:gradient draw:name="Sunset" draw:style="linear" draw:start-color="#333366" draw:end-color="#9999cc" draw:start-intensity="100%" draw:end-intensity="100%" draw:angle="225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gradient draw:name="gradient" draw:style="linear" draw:start-color="#87d1d1" draw:end-color="#00888a"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05:44:38.851000000</meta:creation-date>
    <dc:date>2018-07-24T06:27:58.570000000</dc:date>
    <meta:editing-duration>PT32M42S</meta:editing-duration>
    <meta:editing-cycles>7</meta:editing-cycles>
    <meta:generator>LibreOffice/6.0.0.3$Windows_X86_64 LibreOffice_project/64a0f66915f38c6217de274f0aa8e15618924765</meta:generator>
    <meta:document-statistic meta:object-count="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Bold" svg:font-family="Futura-Bold"/>
    <style:font-face style:name="Gentium Book Basic" svg:font-family="'Gentium Book Basic', Georgia, serif"/>
    <style:font-face style:name="Georgia" svg:font-family="Georgia, serif"/>
    <style:font-face style:name="IBM Plex Serif" svg:font-family="'IBM Plex Serif', serif"/>
    <style:font-face style:name="Mangal1" svg:font-family="Mangal"/>
    <style:font-face style:name="SourceSansProRegular" svg:font-family="SourceSansProRegular,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GB" officeooo:rsid="0015077d" officeooo:paragraph-rsid="000bf7c2"/>
    </style:style>
    <style:style style:name="P2" style:family="paragraph" style:parent-style-name="Standard">
      <style:text-properties style:font-name="Arial" fo:language="en" fo:country="GB" officeooo:rsid="0015077d" officeooo:paragraph-rsid="000bf7c2"/>
    </style:style>
    <style:style style:name="P3" style:family="paragraph" style:parent-style-name="Standard">
      <style:text-properties style:font-name="Arial" fo:language="en" fo:country="GB" officeooo:rsid="0011fdc9" officeooo:paragraph-rsid="000bf7c2"/>
    </style:style>
    <style:style style:name="P4" style:family="paragraph" style:parent-style-name="Standard">
      <style:paragraph-properties fo:text-align="center" style:justify-single-word="false"/>
      <style:text-properties style:font-name="Arial" fo:font-size="22pt" fo:language="en" fo:country="GB" officeooo:rsid="0011fdc9" officeooo:paragraph-rsid="000bf7c2" style:font-size-asian="22pt" style:font-size-complex="22pt"/>
    </style:style>
    <style:style style:name="P5" style:family="paragraph" style:parent-style-name="Standard">
      <style:text-properties style:font-name="Arial" officeooo:rsid="0011fdc9" officeooo:paragraph-rsid="000bf7c2"/>
    </style:style>
    <style:style style:name="P6" style:family="paragraph" style:parent-style-name="Standard">
      <style:text-properties fo:language="en" fo:country="GB" officeooo:paragraph-rsid="000bf7c2"/>
    </style:style>
    <style:style style:name="P7" style:family="paragraph" style:parent-style-name="Standard">
      <style:text-properties officeooo:paragraph-rsid="000bf7c2"/>
    </style:style>
    <style:style style:name="P8" style:family="paragraph" style:parent-style-name="Text_20_body">
      <style:text-properties fo:language="en" fo:country="GB" officeooo:paragraph-rsid="000bf7c2"/>
    </style:style>
    <style:style style:name="P9" style:family="paragraph" style:parent-style-name="Text_20_body">
      <style:text-properties fo:font-variant="normal" fo:text-transform="none" fo:color="#000000" style:font-name="IBM Plex Serif" fo:font-size="10.8000001907349pt" fo:letter-spacing="normal" fo:language="en" fo:country="GB" fo:font-style="normal" fo:font-weight="normal" officeooo:rsid="0011fdc9" officeooo:paragraph-rsid="000bf7c2"/>
    </style:style>
    <style:style style:name="P10" style:family="paragraph" style:parent-style-name="Text_20_body">
      <style:text-properties officeooo:paragraph-rsid="000bf7c2"/>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bf7c2"/>
    </style:style>
    <style:style style:name="P12" style:family="paragraph" style:parent-style-name="Heading_20_1">
      <style:text-properties style:font-name="Arial" officeooo:rsid="0011fdc9" officeooo:paragraph-rsid="000bf7c2"/>
    </style:style>
    <style:style style:name="P13" style:family="paragraph" style:parent-style-name="Heading_20_1">
      <style:text-properties fo:font-variant="normal" fo:text-transform="none" fo:color="#000000" style:font-name="Futura-Bold" fo:language="en" fo:country="GB" fo:font-style="normal" fo:font-weight="normal" officeooo:rsid="0011fdc9" officeooo:paragraph-rsid="000bf7c2"/>
    </style:style>
    <style:style style:name="P14" style:family="paragraph" style:parent-style-name="Quotations">
      <style:paragraph-properties fo:margin-top="0cm" fo:margin-bottom="0.499cm" loext:contextual-spacing="false" fo:text-align="start" style:justify-single-word="false" fo:orphans="2" fo:widows="2"/>
      <style:text-properties fo:color="#333333" fo:letter-spacing="normal" officeooo:paragraph-rsid="000bf7c2"/>
    </style:style>
    <style:style style:name="P15" style:family="paragraph" style:parent-style-name="Quotations">
      <style:paragraph-properties fo:margin-top="0cm" fo:margin-bottom="0.499cm" loext:contextual-spacing="false" fo:text-align="start" style:justify-single-word="false" fo:orphans="2" fo:widows="2"/>
      <style:text-properties fo:color="#333333" style:font-name="IBM Plex Serif" fo:font-size="9.60000038146973pt" fo:letter-spacing="normal" fo:font-style="italic" fo:font-weight="normal" officeooo:paragraph-rsid="000bf7c2"/>
    </style:style>
    <style:style style:name="T1" style:family="text">
      <style:text-properties officeooo:rsid="0012a894"/>
    </style:style>
    <style:style style:name="T2" style:family="text">
      <style:text-properties fo:language="en" fo:country="GB"/>
    </style:style>
    <style:style style:name="T3" style:family="text">
      <style:text-properties fo:color="#444444" style:font-name="Georgia" fo:font-size="9.60000038146973pt" fo:letter-spacing="normal" fo:language="en" fo:country="GB" fo:font-style="italic" fo:font-weight="normal"/>
    </style:style>
    <style:style style:name="T4" style:family="text">
      <style:text-properties fo:color="#444444" style:font-name="Georgia" fo:font-size="9.60000038146973pt" fo:letter-spacing="normal" fo:language="en" fo:country="GB" fo:font-style="italic" fo:font-weight="normal" officeooo:rsid="0011fdc9"/>
    </style:style>
    <style:style style:name="T5" style:family="text">
      <style:text-properties fo:color="#444444" fo:letter-spacing="normal" fo:language="en" fo:country="GB"/>
    </style:style>
    <style:style style:name="T6" style:family="text">
      <style:text-properties fo:color="#3776ab" style:text-line-through-style="none" style:text-line-through-type="none" style:font-name="Georgia" fo:font-size="9.60000038146973pt" fo:letter-spacing="normal" fo:language="en" fo:country="GB" fo:font-style="italic" style:text-underline-style="none" fo:font-weight="normal" style:text-blinking="false"/>
    </style:style>
    <style:style style:name="T7" style:family="text">
      <style:text-properties fo:color="#3776ab" style:text-line-through-style="none" style:text-line-through-type="none" style:font-name="Georgia" fo:font-size="9.60000038146973pt" fo:letter-spacing="normal" fo:language="en" fo:country="GB" fo:font-style="italic" style:text-underline-style="none" fo:font-weight="normal" officeooo:rsid="0011fdc9" style:text-blinking="false"/>
    </style:style>
    <style:style style:name="T8" style:family="text">
      <style:text-properties fo:color="#3776ab" style:text-line-through-style="none" style:text-line-through-type="none" style:font-name="Arial" fo:language="en" fo:country="GB" style:text-underline-style="none" officeooo:rsid="0011fdc9" style:text-blinking="false"/>
    </style:style>
    <style:style style:name="T9" style:family="text">
      <style:text-properties fo:font-variant="normal" fo:text-transform="none" fo:color="#666666" style:font-name="SourceSansProRegular" fo:font-size="9.60000038146973pt" fo:letter-spacing="normal" fo:language="en" fo:country="GB" fo:font-style="normal" fo:font-weight="normal" officeooo:rsid="0011fdc9"/>
    </style:style>
    <style:style style:name="T10" style:family="text">
      <style:text-properties fo:font-variant="normal" fo:text-transform="none" fo:color="#666666" style:font-name="SourceSansProRegular" fo:font-size="9.60000038146973pt" fo:letter-spacing="normal" fo:language="en" fo:country="GB" fo:font-style="normal" fo:font-weight="normal" officeooo:rsid="0012a894"/>
    </style:style>
    <style:style style:name="T11" style:family="text">
      <style:text-properties fo:font-variant="normal" fo:text-transform="none" fo:color="#666666" style:text-line-through-style="none" style:text-line-through-type="none" style:font-name="Arial" fo:letter-spacing="normal" fo:language="en" fo:country="GB" style:text-underline-style="none" officeooo:rsid="0011fdc9" style:text-blinking="false"/>
    </style:style>
    <style:style style:name="T12" style:family="text">
      <style:text-properties fo:font-variant="normal" fo:text-transform="none" fo:color="#444444" style:font-name="SourceSansProRegular" fo:font-size="9pt" fo:letter-spacing="normal" fo:font-style="normal" fo:font-weight="normal" officeooo:rsid="0011fdc9"/>
    </style:style>
    <style:style style:name="T13" style:family="text">
      <style:text-properties fo:font-variant="normal" fo:text-transform="none" fo:color="#444444" style:font-name="SourceSansProRegular" fo:font-size="9pt" fo:letter-spacing="normal" fo:font-style="normal" fo:font-weight="normal" officeooo:rsid="0012a894"/>
    </style:style>
    <style:style style:name="T14" style:family="text">
      <style:text-properties fo:font-variant="normal" fo:text-transform="none" fo:color="#444444" style:font-name="SourceSansProRegular" fo:font-size="9pt" fo:letter-spacing="normal" fo:font-style="normal" fo:font-weight="bold" officeooo:rsid="0011fdc9" style:font-weight-asian="bold" style:font-weight-complex="bold"/>
    </style:style>
    <style:style style:name="T15" style:family="text">
      <style:text-properties fo:font-variant="normal" fo:text-transform="none" fo:color="#444444" style:text-line-through-style="none" style:text-line-through-type="none" style:font-name="Gentium Book Basic" fo:font-size="38.4000015258789pt" fo:letter-spacing="normal" fo:language="en" fo:country="GB" fo:font-style="normal" style:text-underline-style="none" fo:font-weight="normal" style:text-blinking="false"/>
    </style:style>
    <style:style style:name="T16" style:family="text">
      <style:text-properties fo:font-variant="normal" fo:text-transform="none" fo:color="#444444" style:text-line-through-style="none" style:text-line-through-type="none" style:font-name="Gentium Book Basic" fo:font-size="12pt" fo:letter-spacing="normal" fo:language="en" fo:country="GB" fo:font-style="normal" style:text-underline-style="none" fo:font-weight="normal" style:text-blinking="false"/>
    </style:style>
    <style:style style:name="T17" style:family="text">
      <style:text-properties fo:font-variant="normal" fo:text-transform="none" fo:color="#444444" style:font-name="Gentium Book Basic" fo:font-size="12pt" fo:letter-spacing="normal" fo:language="en" fo:country="GB" fo:font-style="normal" fo:font-weight="normal"/>
    </style:style>
    <style:style style:name="T18" style:family="text">
      <style:text-properties fo:font-variant="normal" fo:text-transform="none" fo:color="#444444" style:font-name="Gentium Book Basic" fo:font-size="12pt" fo:letter-spacing="normal" fo:language="en" fo:country="GB" fo:font-style="normal" fo:font-weight="normal" officeooo:rsid="00143dee"/>
    </style:style>
    <style:style style:name="T19" style:family="text">
      <style:text-properties fo:font-variant="normal" fo:text-transform="none" fo:color="#444444" style:font-name="Gentium Book Basic" fo:font-size="12pt" fo:letter-spacing="normal" fo:font-style="normal" fo:font-weight="normal"/>
    </style:style>
    <style:style style:name="T20" style:family="text">
      <style:text-properties fo:font-variant="normal" fo:text-transform="none" fo:color="#444444" style:font-name="Gentium Book Basic" fo:font-size="12pt" fo:letter-spacing="normal" fo:font-style="normal" fo:font-weight="normal" officeooo:rsid="0011fdc9"/>
    </style:style>
    <style:style style:name="T21" style:family="text">
      <style:text-properties fo:font-variant="normal" fo:text-transform="none" fo:color="#444444" style:font-name="Gentium Book Basic" fo:font-size="12pt" fo:letter-spacing="normal" fo:font-style="normal" fo:font-weight="normal" officeooo:rsid="00143dee"/>
    </style:style>
    <style:style style:name="T22" style:family="text">
      <style:text-properties fo:font-variant="normal" fo:text-transform="none" fo:color="#444444" style:font-name="Gentium Book Basic" fo:font-size="12pt" fo:letter-spacing="normal" fo:font-style="normal" fo:font-weight="bold" style:font-weight-asian="bold" style:font-weight-complex="bold"/>
    </style:style>
    <style:style style:name="T23" style:family="text">
      <style:text-properties fo:font-variant="normal" fo:text-transform="none" fo:color="#0099bb" style:text-line-through-style="none" style:text-line-through-type="none" style:font-name="Gentium Book Basic" fo:font-size="12pt" fo:letter-spacing="normal" fo:font-style="normal" style:text-underline-style="none" fo:font-weight="normal" officeooo:rsid="0011fdc9" style:text-blinking="false"/>
    </style:style>
    <style:style style:name="T24" style:family="text">
      <style:text-properties fo:font-variant="normal" fo:text-transform="none" fo:color="#0099bb" style:text-line-through-style="none" style:text-line-through-type="none" style:font-name="Gentium Book Basic" fo:font-size="12pt" fo:letter-spacing="normal" fo:language="en" fo:country="GB" fo:font-style="normal" style:text-underline-style="none" fo:font-weight="normal" style:text-blinking="false"/>
    </style:style>
    <style:style style:name="T25" style:family="text">
      <style:text-properties fo:font-variant="normal" fo:text-transform="none" fo:color="#000000" fo:font-size="10.8000001907349pt" fo:font-style="normal"/>
    </style:style>
    <style:style style:name="T26" style:family="text">
      <style:text-properties fo:font-variant="normal" fo:text-transform="none" fo:color="#000000" fo:font-size="10.8000001907349pt" fo:font-style="normal" officeooo:rsid="00143dee"/>
    </style:style>
    <style:style style:name="T27" style:family="text">
      <style:text-properties fo:font-variant="normal" fo:text-transform="none" fo:color="#007bff" style:text-line-through-style="none" style:text-line-through-type="none" fo:font-size="10.8000001907349pt" fo:font-style="normal" style:text-underline-style="none" style:text-blinking="false" fo:background-color="#ffffff" loext:char-shading-value="0"/>
    </style:style>
    <style:style style:name="T28" style:family="text">
      <style:text-properties fo:font-variant="normal" fo:text-transform="none" fo:color="#007bff" style:text-line-through-style="none" style:text-line-through-type="none" fo:font-size="10.8000001907349pt" fo:font-style="normal" style:text-underline-style="none" fo:font-weight="bold" style:text-blinking="false" fo:background-color="#ffffff" loext:char-shading-value="0" style:font-weight-asian="bold" style:font-weight-complex="bold"/>
    </style:style>
    <style:style style:name="T29" style:family="text">
      <style:text-properties style:font-name="Arial" fo:language="en" fo:country="GB" officeooo:rsid="0011fdc9"/>
    </style:style>
    <style:style style:name="T30" style:family="text">
      <style:text-properties style:font-name="Arial" officeooo:rsid="0011fdc9"/>
    </style:style>
    <style:style style:name="T31" style:family="text">
      <style:text-properties style:font-name="IBM Plex Serif" fo:font-size="9.60000038146973pt" fo:font-style="italic" fo:font-weight="normal"/>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ho can we give to</text:span>?</text:p>
      <text:p text:style-name="P1">Given that we are at a European Python conference in the UK we will concentrate on just 3.</text:p>
      <text:p text:style-name="P3"><draw:frame draw:style-name="fr1" draw:name="Image1" text:anchor-type="paragraph" svg:x="14.226cm" svg:y="0.307cm" svg:width="2.614cm" svg:height="2.614cm" draw:z-index="0"><draw:image xlink:href="Pictures/100055E700000E8E00000E8E4DB10668F7F2E6BC.svg" xlink:type="simple" xlink:show="embed" xlink:actuate="onLoad" loext:mime-type="image/svg+xml"/><draw:image xlink:href="Pictures/10000201000000B0000000B041BBE673DA0E8F37.png" xlink:type="simple" xlink:show="embed" xlink:actuate="onLoad"/></draw:frame><draw:frame draw:style-name="fr1" draw:name="Image2" text:anchor-type="paragraph" svg:x="-0.111cm" svg:y="0.254cm" svg:width="13.455cm" svg:height="2.776cm" draw:z-index="0"><draw:image xlink:href="Pictures/100000000000029C000000A43FB2C1CEE5BE39F7.png" xlink:type="simple" xlink:show="embed" xlink:actuate="onLoad" loext:mime-type="image/x-vclgraphic"/></draw:frame></text:p>
      <text:p text:style-name="P3"/>
      <text:p text:style-name="P3"/>
      <text:p text:style-name="P3"/>
      <text:p text:style-name="P3"/>
      <text:p text:style-name="P3"/>
      <text:p text:style-name="P3"/>
      <text:p text:style-name="P5"><text:span text:style-name="T2">The work done by the PSF - </text:span><text:a xlink:type="simple" xlink:href="https://www.python.org/psf/" text:style-name="Internet_20_link" text:visited-style-name="Visited_20_Internet_20_Link">https://www.python.org/psf/</text:a><text:span text:style-name="T2"> :</text:span></text:p>
      <text:p text:style-name="P10"><text:span text:style-name="T4">The mission of the Python Software Foundation is to promote, protect, and advance the Python programming language, and to support and facilitate the growth of a </text:span><text:span text:style-name="T7">diverse </text:span><text:span text:style-name="T4">and international community of Python programmers. </text:span><text:span text:style-name="T5">—</text:span><text:span text:style-name="T3">from the </text:span><text:a xlink:type="simple" xlink:href="https://www.python.org/psf/mission/" text:style-name="Internet_20_link" text:visited-style-name="Visited_20_Internet_20_Link"><text:span text:style-name="T6">Mission Statement page</text:span></text:a></text:p>
      <text:p text:style-name="P7"><text:span text:style-name="T9">The Python Software Foundation (PSF) is a 501(c)(3) non-profit corporation that holds the intellectual property rights behind the Python programming language. </text:span><text:span text:style-name="T10">M</text:span><text:span text:style-name="T9">anage</text:span><text:span text:style-name="T10">s</text:span><text:span text:style-name="T9"> the open source licensing for Python version 2.1 and later and own and protect the trademarks associated with Python. </text:span><text:span text:style-name="T10">A</text:span><text:span text:style-name="T9">lso run</text:span><text:span text:style-name="T10">s</text:span><text:span text:style-name="T9"> the North American </text:span><text:span text:style-name="T8">PyCon</text:span><text:span text:style-name="T11"> </text:span><text:span text:style-name="T9">conference annually, support other Python conferences around the world, and fund Python related development with our </text:span><text:a xlink:type="simple" xlink:href="https://www.python.org/psf/grants/" text:style-name="Internet_20_link" text:visited-style-name="Visited_20_Internet_20_Link"><text:span text:style-name="T8">grants program</text:span></text:a><text:span text:style-name="T11"> </text:span><text:span text:style-name="T9">and by funding special projects.</text:span><text:span text:style-name="T29"> </text:span></text:p>
      <text:p text:style-name="P6"><text:span text:style-name="T12">The PSF is a corporation according to U.S. tax law, incorporated in the state of Delaware. </text:span><text:span text:style-name="T13">The</text:span><text:span text:style-name="T12"> federal taxpayer ID ("04 number") is </text:span><text:span text:style-name="T14">04-3594598</text:span><text:span text:style-name="T12">.</text:span><text:span text:style-name="T30"> </text:span></text:p>
      <text:p text:style-name="P6"><text:span text:style-name="T30"/></text:p>
      <text:h text:style-name="P12" text:outline-level="1"><draw:frame draw:style-name="fr1" draw:name="Image3" text:anchor-type="paragraph" svg:x="-0.072cm" svg:y="0.191cm" svg:width="3.175cm" svg:height="3.175cm" draw:z-index="0"><draw:image xlink:href="Pictures/100000000000009600000096735A2AADE55099CE.png" xlink:type="simple" xlink:show="embed" xlink:actuate="onLoad" loext:mime-type="image/x-vclgraphic"/></draw:frame><draw:frame draw:style-name="fr1" draw:name="Image4" text:anchor-type="paragraph" svg:x="14.607cm" svg:y="0.36cm" svg:width="2.91cm" svg:height="2.91cm" draw:z-index="0"><draw:image xlink:href="Pictures/1000529A00000E8E00000E8E7513E7F5D01D0580.svg" xlink:type="simple" xlink:show="embed" xlink:actuate="onLoad" loext:mime-type="image/svg+xml"/><draw:image xlink:href="Pictures/10000201000000B0000000B06493E90DD93FD263.png" xlink:type="simple" xlink:show="embed" xlink:actuate="onLoad"/></draw:frame><text:a xlink:type="simple" xlink:href="https://www.europython-society.org/" text:style-name="Internet_20_link" text:visited-style-name="Visited_20_Internet_20_Link"><text:span text:style-name="T15">EuroPython Society</text:span></text:a></text:h>
      <text:p text:style-name="P11"><text:span text:style-name="T17">Organizers of the </text:span><text:a xlink:type="simple" xlink:href="http://www.europython.eu/" text:style-name="Internet_20_link" text:visited-style-name="Visited_20_Internet_20_Link"><text:span text:style-name="T16">EuroPython conference series</text:span></text:a><text:span text:style-name="T17">.<text:line-break/>Working for the </text:span><text:span text:style-name="T16">Python </text:span><text:span text:style-name="T17">community.</text:span></text:p>
      <text:p text:style-name="P3"/>
      <text:p text:style-name="P8"><text:span text:style-name="T20">The </text:span><text:span text:style-name="T23">EuroPython Society (EPS) </text:span><text:span text:style-name="T20">is a Swedish non-profit organization which organizes </text:span><text:span text:style-name="T23">EuroPython </text:span><text:span text:style-name="T20">conferences, supports the Python community in Europe and holds the rights to the </text:span><text:span text:style-name="T23">EuroPython conference series </text:span><text:span text:style-name="T20">and </text:span><text:span text:style-name="T23">trademarks</text:span><text:span text:style-name="T20">.</text:span></text:p>
      <text:p text:style-name="P11"><text:span text:style-name="T17">The EPS was formed in 2004, with the mission to turn EuroPython into a successful </text:span><text:span text:style-name="T24">Python </text:span><text:span text:style-name="T17">conference series for the years to come. In 2016, </text:span><text:span text:style-name="T18">it</text:span><text:span text:style-name="T17"> ha</text:span><text:span text:style-name="T18">s</text:span><text:span text:style-name="T17"> extended </text:span><text:span text:style-name="T18">its</text:span><text:span text:style-name="T17"> </text:span><text:span text:style-name="T24">mission </text:span><text:span text:style-name="T17">to further the use of the programming language Python in Europe and organize events </text:span><text:span text:style-name="T18">centred</text:span><text:span text:style-name="T17"> around the programming language Python to support this. </text:span><text:span text:style-name="T19">Swedish </text:span><text:span text:style-name="T21">Not For Profit</text:span><text:span text:style-name="T19"> organization number: </text:span><text:span text:style-name="T22">802417-7704</text:span><text:span text:style-name="T19"> </text:span></text:p>
      <text:h text:style-name="P13" text:outline-level="1"><draw:frame draw:style-name="fr1" draw:name="Image5" text:anchor-type="paragraph" svg:x="15.087cm" svg:y="0cm" svg:width="2.702cm" svg:height="2.702cm" draw:z-index="0"><draw:image xlink:href="Pictures/100058D200000E8E00000E8EB4FAAA67B81E3A9A.svg" xlink:type="simple" xlink:show="embed" xlink:actuate="onLoad" loext:mime-type="image/svg+xml"/><draw:image xlink:href="Pictures/10000201000000B0000000B03B60843760AAD6F0.png" xlink:type="simple" xlink:show="embed" xlink:actuate="onLoad"/></draw:frame>THE UK PYTHON ASSOCIATION</text:h>
      <text:p text:style-name="P9">The UK Python Association (UKPA) is a Charity registered in England and Wales. It was created in 2017 and its aims are:</text:p>
      <text:p text:style-name="P14"><text:span text:style-name="T31">To advance education for the public benefit in the use and understanding of the Python programming language within the UK by organising, presenting and promoting Python related conferences, meetings and events at venues in the UK</text:span></text:p>
      <text:p text:style-name="P15"><text:span text:style-name="T25">The UK Python Association was registered in June 2017 as </text:span><text:span text:style-name="T26">UK </text:span><text:a xlink:type="simple" xlink:href="http://apps.charitycommission.gov.uk/Showcharity/RegisterOfCharities/SearchResultHandler.aspx?RegisteredCharityNumber=1173471" text:style-name="Internet_20_link" text:visited-style-name="Visited_20_Internet_20_Link"><text:span text:style-name="T27">Charity No. </text:span></text:a><text:a xlink:type="simple" xlink:href="http://apps.charitycommission.gov.uk/Showcharity/RegisterOfCharities/SearchResultHandler.aspx?RegisteredCharityNumber=1173471" text:style-name="Internet_20_link" text:visited-style-name="Visited_20_Internet_20_Link"><text:span text:style-name="T28">1173471</text:span></text:a><text:span text:style-name="T32"> </text:span></text:p>
      <text:p text:style-name="P2">Of course there are many other python societies and other worthy causes!</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Bold" svg:font-family="Futura-Bold"/>
    <style:font-face style:name="Gentium Book Basic" svg:font-family="'Gentium Book Basic', Georgia, serif"/>
    <style:font-face style:name="Georgia" svg:font-family="Georgia, serif"/>
    <style:font-face style:name="IBM Plex Serif" svg:font-family="'IBM Plex Serif', serif"/>
    <style:font-face style:name="Mangal1" svg:font-family="Mangal"/>
    <style:font-face style:name="SourceSansProRegular" svg:font-family="SourceSansProRegular,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